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 Light" svg:font-family="'Calibri Light'"/>
    <style:font-face style:name="Times New Roman1" svg:font-family="'Times New Roman'"/>
    <style:font-face style:name="Calibri2" svg:font-family="Calibri" style:font-family-generic="modern"/>
    <style:font-face style:name="Courier New" svg:font-family="'Courier New'" style:font-family-generic="modern"/>
    <style:font-face style:name="Calibri3" svg:font-family="Calibri" style:font-pitch="fixed"/>
    <style:font-face style:name="Courier New2" svg:font-family="'Courier New'" style:font-pitch="fixed"/>
    <style:font-face style:name="Courier New1" svg:font-family="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alibri Light1" svg:font-family="'Calibri Light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Times New Roman" svg:font-family="'Times New Roman'" style:font-pitch="variable"/>
    <style:font-face style:name="Courier New3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ohit Devanagari2" svg:font-family="'Lohit Devanagar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44cm" svg:stroke-color="#ffffff" draw:fill="solid" draw:fill-color="#4a66ac" draw:textarea-vertical-align="middle" draw:auto-grow-height="false" draw:fit-to-size="false" fo:min-height="0cm" fo:min-width="0cm" fo:padding-top="0.332cm" fo:padding-bottom="0.332cm" fo:padding-left="0.332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085cm" fo:padding-bottom="0.085cm" fo:padding-left="0.665cm" fo:padding-right="0.47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.254cm" fo:padding-right="0.254cm" fo:wrap-option="no-wrap"/>
    </style:style>
    <style:style style:name="gr5" style:family="graphic" style:parent-style-name="standard">
      <style:graphic-properties draw:stroke="solid" svg:stroke-width="0.044cm" svg:stroke-color="#ffffff" draw:fill="solid" draw:fill-color="#4a66ac" draw:textarea-vertical-align="middle" draw:auto-grow-height="false" draw:fit-to-size="false" fo:min-height="0cm" fo:min-width="0cm" fo:padding-top="0.416cm" fo:padding-bottom="0.415cm" fo:padding-left="0.416cm" fo:padding-right="0.318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06cm" fo:padding-bottom="0.106cm" fo:padding-left="0.665cm" fo:padding-right="0.593cm" fo:wrap-option="wrap"/>
    </style:style>
    <style:style style:name="gr7" style:family="graphic" style:parent-style-name="standard">
      <style:graphic-properties draw:stroke="solid" svg:stroke-width="0.044cm" svg:stroke-color="#ffffff" draw:fill="solid" draw:fill-color="#4a66ac" draw:textarea-vertical-align="middle" draw:auto-grow-height="false" draw:fit-to-size="false" fo:min-height="0cm" fo:min-width="0cm" fo:padding-top="0.305cm" fo:padding-bottom="0.304cm" fo:padding-left="0.305cm" fo:padding-right="0.233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078cm" fo:padding-bottom="0.078cm" fo:padding-left="0.665cm" fo:padding-right="0.43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solid" svg:stroke-width="0.044cm" svg:stroke-color="#ffffff" draw:fill="solid" draw:fill-color="#4a66ac" draw:textarea-vertical-align="middle" draw:auto-grow-height="false" draw:fit-to-size="false" fo:min-height="0cm" fo:min-width="0cm" fo:padding-top="0.374cm" fo:padding-bottom="0.374cm" fo:padding-left="0.374cm" fo:padding-right="0.286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095cm" fo:padding-bottom="0.095cm" fo:padding-left="0.665cm" fo:padding-right="0.533cm" fo:wrap-option="wrap"/>
    </style:style>
    <style:style style:name="gr12" style:family="graphic" style:parent-style-name="standard">
      <style:graphic-properties draw:stroke="solid" svg:stroke-width="0.044cm" svg:stroke-color="#364b7f" draw:fill="solid" draw:fill-color="#4a66ac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44cm" svg:stroke-color="#364b7f" draw:fill="solid" draw:fill-color="#e0ebf6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44cm" svg:stroke-color="#364b7f" draw:fill="solid" draw:fill-color="#ff000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Diapositiva_20_de_20_título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Diapositiva_20_de_20_título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Diapositiva_20_de_20_títul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Diapositiva_20_de_20_título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Diapositiva_20_de_20_título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" style:family="presentation" style:parent-style-name="Título_20_y_20_objetos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7" style:family="presentation" style:parent-style-name="Título_20_y_20_objetos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Título_20_y_20_objetos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9" style:family="presentation" style:parent-style-name="Título_20_y_20_objetos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0" style:family="presentation" style:parent-style-name="Título_20_y_20_objetos-notes">
      <style:graphic-properties draw:fill-color="#ffffff" fo:min-height="11.429cm"/>
    </style:style>
    <style:style style:name="pr11" style:family="presentation" style:parent-style-name="Título_20_y_20_objetos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cm" fo:padding-right="0cm" fo:wrap-option="wrap"/>
    </style:style>
    <style:style style:name="pr12" style:family="presentation" style:parent-style-name="Título_20_y_20_objetos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cm" fo:padding-right="0cm" fo:wrap-option="wrap"/>
    </style:style>
    <style:style style:name="pr13" style:family="presentation" style:parent-style-name="En_20_blanc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4" style:family="presentation" style:parent-style-name="En_20_blanco-notes">
      <style:graphic-properties draw:fill-color="#ffffff" fo:min-height="11.429cm"/>
    </style:style>
    <style:style style:name="pr15" style:family="presentation" style:parent-style-name="Encabezado_20_de_20_sección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16" style:family="presentation" style:parent-style-name="Encabezado_20_de_20_sección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7" style:family="presentation" style:parent-style-name="Encabezado_20_de_20_sección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8" style:family="presentation" style:parent-style-name="Encabezado_20_de_20_sección-notes">
      <style:graphic-properties draw:fill-color="#ffffff" fo:min-height="11.429cm"/>
    </style:style>
    <style:style style:name="pr19" style:family="presentation" style:parent-style-name="En_20_blanco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0" style:family="presentation" style:parent-style-name="En_20_blanco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80pt"/>
    </style:style>
    <style:style style:name="P3" style:family="paragraph">
      <style:paragraph-properties fo:margin-left="0cm" fo:margin-right="0cm" fo:margin-top="0.423cm" fo:margin-bottom="0.071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0.5pt" style:font-size-asian="14pt" style:font-size-complex="14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13" style:family="paragraph">
      <style:paragraph-properties fo:margin-left="0cm" fo:margin-right="0cm" fo:margin-top="0cm" fo:margin-bottom="0.296cm" fo:line-height="90%" fo:text-align="start" fo:text-indent="0cm" style:punctuation-wrap="hanging" style:writing-mode="lr-tb"/>
      <style:text-properties fo:font-size="18pt" fo:hyphenate="false"/>
    </style:style>
    <style:style style:name="P14" style:family="paragraph">
      <loext:graphic-properties draw:fill="solid" draw:fill-color="#4a66ac"/>
      <style:paragraph-properties fo:text-align="start" style:font-independent-line-spacing="true"/>
      <style:text-properties fo:font-size="18pt"/>
    </style:style>
    <style:style style:name="P15" style:family="paragraph">
      <style:paragraph-properties fo:margin-left="0cm" fo:margin-right="0cm" fo:margin-top="0cm" fo:margin-bottom="0.134cm" fo:line-height="90%" fo:text-align="start" fo:text-indent="0cm" style:punctuation-wrap="hanging" style:writing-mode="lr-tb"/>
      <style:text-properties fo:font-size="18pt" fo:hyphenate="false"/>
    </style:style>
    <style:style style:name="P1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8" style:family="paragraph">
      <style:paragraph-properties fo:margin-left="0cm" fo:margin-right="0cm" fo:margin-top="0cm" fo:margin-bottom="0.37cm" fo:line-height="90%" fo:text-align="start" fo:text-indent="0cm" style:punctuation-wrap="hanging" style:writing-mode="lr-tb"/>
      <style:text-properties fo:font-size="18pt" fo:hyphenate="false"/>
    </style:style>
    <style:style style:name="P19" style:family="paragraph">
      <style:paragraph-properties fo:margin-left="0cm" fo:margin-right="0cm" fo:margin-top="0cm" fo:margin-bottom="0.162cm" fo:line-height="90%" fo:text-align="start" fo:text-indent="0cm" style:punctuation-wrap="hanging" style:writing-mode="lr-tb"/>
      <style:text-properties fo:font-size="18pt" fo:hyphenate="false"/>
    </style:style>
    <style:style style:name="P20" style:family="paragraph">
      <loext:graphic-properties draw:fill-color="#ffffff"/>
    </style:style>
    <style:style style:name="P21" style:family="paragraph">
      <style:paragraph-properties fo:margin-left="0cm" fo:margin-right="0cm" fo:margin-top="0cm" fo:margin-bottom="0.272cm" fo:line-height="90%" fo:text-align="start" fo:text-indent="0cm" style:punctuation-wrap="hanging" style:writing-mode="lr-tb"/>
      <style:text-properties fo:font-size="18pt" fo:hyphenate="false"/>
    </style:style>
    <style:style style:name="P22" style:family="paragraph">
      <style:paragraph-properties fo:margin-left="0cm" fo:margin-right="0cm" fo:margin-top="0cm" fo:margin-bottom="0.12cm" fo:line-height="90%" fo:text-align="start" fo:text-indent="0cm" style:punctuation-wrap="hanging" style:writing-mode="lr-tb"/>
      <style:text-properties fo:font-size="18pt" fo:hyphenate="false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4" style:family="paragraph">
      <style:paragraph-properties fo:margin-left="0cm" fo:margin-right="0cm" fo:margin-top="0cm" fo:margin-bottom="0.333cm" fo:line-height="90%" fo:text-align="start" fo:text-indent="0cm" style:punctuation-wrap="hanging" style:writing-mode="lr-tb"/>
      <style:text-properties fo:font-size="18pt" fo:hyphenate="false"/>
    </style:style>
    <style:style style:name="P25" style:family="paragraph">
      <style:paragraph-properties fo:margin-left="0cm" fo:margin-right="0cm" fo:margin-top="0cm" fo:margin-bottom="0.148cm" fo:line-height="90%" fo:text-align="start" fo:text-indent="0cm" style:punctuation-wrap="hanging" style:writing-mode="lr-tb"/>
      <style:text-properties fo:font-size="18pt" fo:hyphenate="false"/>
    </style:style>
    <style:style style:name="P2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27" style:family="paragraph">
      <loext:graphic-properties draw:fill="solid" draw:fill-color="#e0ebf6"/>
      <style:paragraph-properties fo:text-align="start" style:font-independent-line-spacing="true"/>
      <style:text-properties fo:font-size="18pt"/>
    </style:style>
    <style:style style:name="P28" style:family="paragraph">
      <style:paragraph-properties fo:margin-left="0cm" fo:margin-right="0cm" fo:margin-top="0.423cm" fo:margin-bottom="0.071cm" fo:line-height="90%" fo:text-align="start" fo:text-indent="0cm" style:punctuation-wrap="hanging" style:writing-mode="lr-tb"/>
      <style:text-properties fo:hyphenate="false"/>
    </style:style>
    <style:style style:name="P29" style:family="paragraph">
      <style:paragraph-properties fo:margin-left="0cm" fo:margin-right="0cm" fo:margin-top="0.071cm" fo:margin-bottom="0.141cm" fo:line-height="100%" fo:text-align="start" fo:text-indent="0cm" style:punctuation-wrap="hanging" style:writing-mode="lr-tb"/>
      <style:text-properties fo:hyphenate="false"/>
    </style:style>
    <style:style style:name="P30" style:family="paragraph">
      <style:paragraph-properties fo:margin-left="0.559cm" fo:margin-right="0cm" fo:margin-top="0.071cm" fo:margin-bottom="0.141cm" fo:text-align="start" fo:text-indent="0cm">
        <style:tab-stops>
          <style:tab-stop style:position="0cm"/>
        </style:tab-stops>
      </style:paragraph-properties>
    </style:style>
    <style:style style:name="P31" style:family="paragraph">
      <style:paragraph-properties fo:margin-left="0cm" fo:margin-right="0cm" fo:text-indent="0cm"/>
    </style:style>
    <style:style style:name="P32" style:family="paragraph">
      <style:paragraph-properties fo:margin-left="0cm" fo:margin-right="0cm" fo:margin-top="0.423cm" fo:margin-bottom="0.071cm" fo:line-height="100%" fo:text-align="start" fo:text-indent="0cm" style:punctuation-wrap="hanging" style:writing-mode="lr-tb"/>
      <style:text-properties fo:hyphenate="false"/>
    </style:style>
    <style:style style:name="P33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3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35" style:family="paragraph">
      <style:paragraph-properties fo:margin-top="0cm" fo:margin-bottom="0cm" fo:text-align="start"/>
    </style:style>
    <style:style style:name="T1" style:family="text">
      <style:text-properties fo:font-variant="normal" fo:text-transform="none" fo:color="#262626" style:text-line-through-style="none" style:text-line-through-type="none" style:text-position="0% 100%" style:font-name="Calibri Light" fo:font-size="80pt" fo:letter-spacing="-0.017cm" fo:font-style="normal" style:text-underline-style="none" fo:font-weight="normal" style:font-size-asian="80pt" style:font-style-asian="normal" style:font-weight-asian="normal" style:font-size-complex="80pt" style:font-style-complex="normal" style:font-weight-complex="normal"/>
    </style:style>
    <style:style style:name="T2" style:family="text">
      <style:text-properties fo:text-transform="uppercase" fo:color="#242852" style:text-line-through-style="none" style:text-line-through-type="none" style:text-position="0% 100%" style:font-name="Calibri Light" fo:font-size="24pt" fo:letter-spacing="0.071cm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4" style:family="text">
      <style:text-properties fo:text-transform="uppercase" fo:color="#ffffff" style:text-line-through-style="none" style:text-line-through-type="none" style:text-position="0% 100%" style:font-name="Calibri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1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7" style:family="text">
      <style:text-properties fo:font-variant="normal" fo:text-transform="none" fo:color="#404040" style:text-line-through-style="none" style:text-line-through-type="none" style:text-position="0% 100%" style:font-name="Calibri Light" fo:font-size="48pt" fo:letter-spacing="-0.017cm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1" fo:font-size="19pt" fo:letter-spacing="normal" fo:font-style="normal" style:text-underline-style="none" fo:font-weight="normal" style:font-size-asian="19pt" style:font-style-asian="normal" style:font-weight-asian="normal" style:font-name-complex="Times New Roman1" style:font-size-complex="19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imes New Roman1" fo:font-size="19pt" fo:letter-spacing="0.068cm" fo:font-style="normal" style:text-underline-style="none" fo:font-weight="normal" style:font-size-asian="19pt" style:font-style-asian="normal" style:font-weight-asian="normal" style:font-name-complex="Times New Roman1" style:font-size-complex="19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imes New Roman1" fo:font-size="19pt" fo:letter-spacing="0.049cm" fo:font-style="normal" style:text-underline-style="none" fo:font-weight="normal" style:font-size-asian="19pt" style:font-style-asian="normal" style:font-weight-asian="normal" style:font-name-complex="Times New Roman1" style:font-size-complex="19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 New Roman1" fo:font-size="19pt" fo:letter-spacing="-0.003cm" fo:font-style="normal" style:text-underline-style="none" fo:font-weight="normal" style:font-size-asian="19pt" style:font-style-asian="normal" style:font-weight-asian="normal" style:font-name-complex="Times New Roman1" style:font-size-complex="19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imes New Roman1" fo:font-size="19pt" fo:letter-spacing="0.011cm" fo:font-style="normal" style:text-underline-style="none" fo:font-weight="normal" style:font-size-asian="19pt" style:font-style-asian="normal" style:font-weight-asian="normal" style:font-name-complex="Times New Roman1" style:font-size-complex="19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imes New Roman1" fo:font-size="19pt" fo:letter-spacing="0.004cm" fo:font-style="normal" style:text-underline-style="none" fo:font-weight="normal" style:font-size-asian="19pt" style:font-style-asian="normal" style:font-weight-asian="normal" style:font-name-complex="Times New Roman1" style:font-size-complex="19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imes New Roman1" fo:font-size="19pt" fo:letter-spacing="0.069cm" fo:font-style="normal" style:text-underline-style="none" fo:font-weight="normal" style:font-size-asian="19pt" style:font-style-asian="normal" style:font-weight-asian="normal" style:font-name-complex="Times New Roman1" style:font-size-complex="19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imes New Roman1" fo:font-size="19pt" fo:letter-spacing="-0.002cm" fo:font-style="normal" style:text-underline-style="none" fo:font-weight="normal" style:font-size-asian="19pt" style:font-style-asian="normal" style:font-weight-asian="normal" style:font-name-complex="Times New Roman1" style:font-size-complex="19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imes New Roman1" fo:font-size="19pt" fo:letter-spacing="0.008cm" fo:font-style="normal" style:text-underline-style="none" fo:font-weight="normal" style:font-size-asian="19pt" style:font-style-asian="normal" style:font-weight-asian="normal" style:font-name-complex="Times New Roman1" style:font-size-complex="19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imes New Roman1" fo:font-size="19pt" fo:letter-spacing="0.03cm" fo:font-style="normal" style:text-underline-style="none" fo:font-weight="normal" style:font-size-asian="19pt" style:font-style-asian="normal" style:font-weight-asian="normal" style:font-name-complex="Times New Roman1" style:font-size-complex="19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imes New Roman1" fo:font-size="19pt" fo:letter-spacing="0.089cm" fo:font-style="normal" style:text-underline-style="none" fo:font-weight="normal" style:font-size-asian="19pt" style:font-style-asian="normal" style:font-weight-asian="normal" style:font-name-complex="Times New Roman1" style:font-size-complex="19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imes New Roman1" fo:font-size="19pt" fo:letter-spacing="0.006cm" fo:font-style="normal" style:text-underline-style="none" fo:font-weight="normal" style:font-size-asian="19pt" style:font-style-asian="normal" style:font-weight-asian="normal" style:font-name-complex="Times New Roman1" style:font-size-complex="19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imes New Roman1" fo:font-size="19pt" fo:letter-spacing="0.031cm" fo:font-style="normal" style:text-underline-style="none" fo:font-weight="normal" style:font-size-asian="19pt" style:font-style-asian="normal" style:font-weight-asian="normal" style:font-name-complex="Times New Roman1" style:font-size-complex="19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imes New Roman1" fo:font-size="19pt" fo:letter-spacing="0.047cm" fo:font-style="normal" style:text-underline-style="none" fo:font-weight="normal" style:font-size-asian="19pt" style:font-style-asian="normal" style:font-weight-asian="normal" style:font-name-complex="Times New Roman1" style:font-size-complex="19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imes New Roman1" fo:font-size="19pt" fo:letter-spacing="0.002cm" fo:font-style="normal" style:text-underline-style="none" fo:font-weight="normal" style:font-size-asian="19pt" style:font-style-asian="normal" style:font-weight-asian="normal" style:font-name-complex="Times New Roman1" style:font-size-complex="19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imes New Roman1" fo:font-size="19pt" fo:letter-spacing="0.014cm" fo:font-style="normal" style:text-underline-style="none" fo:font-weight="normal" style:font-size-asian="19pt" style:font-style-asian="normal" style:font-weight-asian="normal" style:font-name-complex="Times New Roman1" style:font-size-complex="19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imes New Roman1" fo:font-size="19pt" fo:letter-spacing="0.026cm" fo:font-style="normal" style:text-underline-style="none" fo:font-weight="normal" style:font-size-asian="19pt" style:font-style-asian="normal" style:font-weight-asian="normal" style:font-name-complex="Times New Roman1" style:font-size-complex="19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imes New Roman1" fo:font-size="19pt" fo:letter-spacing="0.025cm" fo:font-style="normal" style:text-underline-style="none" fo:font-weight="normal" style:font-size-asian="19pt" style:font-style-asian="normal" style:font-weight-asian="normal" style:font-name-complex="Times New Roman1" style:font-size-complex="19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Times New Roman1" fo:font-size="19pt" fo:letter-spacing="0.088cm" fo:font-style="normal" style:text-underline-style="none" fo:font-weight="normal" style:font-size-asian="19pt" style:font-style-asian="normal" style:font-weight-asian="normal" style:font-name-complex="Times New Roman1" style:font-size-complex="19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imes New Roman1" fo:font-size="19pt" fo:letter-spacing="0.091cm" fo:font-style="normal" style:text-underline-style="none" fo:font-weight="normal" style:font-size-asian="19pt" style:font-style-asian="normal" style:font-weight-asian="normal" style:font-name-complex="Times New Roman1" style:font-size-complex="19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imes New Roman1" fo:font-size="19pt" fo:letter-spacing="-0.009cm" fo:font-style="normal" style:text-underline-style="none" fo:font-weight="normal" style:font-size-asian="19pt" style:font-style-asian="normal" style:font-weight-asian="normal" style:font-name-complex="Times New Roman1" style:font-size-complex="19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imes New Roman1" fo:font-size="19pt" fo:letter-spacing="0.01cm" fo:font-style="normal" style:text-underline-style="none" fo:font-weight="normal" style:font-size-asian="19pt" style:font-style-asian="normal" style:font-weight-asian="normal" style:font-name-complex="Times New Roman1" style:font-size-complex="19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Times New Roman1" fo:font-size="19pt" fo:letter-spacing="0.084cm" fo:font-style="normal" style:text-underline-style="none" fo:font-weight="normal" style:font-size-asian="19pt" style:font-style-asian="normal" style:font-weight-asian="normal" style:font-name-complex="Times New Roman1" style:font-size-complex="19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Times New Roman1" fo:font-size="19pt" fo:letter-spacing="-0.008cm" fo:font-style="normal" style:text-underline-style="none" fo:font-weight="normal" style:font-size-asian="19pt" style:font-style-asian="normal" style:font-weight-asian="normal" style:font-name-complex="Times New Roman1" style:font-size-complex="19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Times New Roman1" fo:font-size="19pt" fo:letter-spacing="0.005cm" fo:font-style="normal" style:text-underline-style="none" fo:font-weight="normal" style:font-size-asian="19pt" style:font-style-asian="normal" style:font-weight-asian="normal" style:font-name-complex="Times New Roman1" style:font-size-complex="19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Times New Roman1" fo:font-size="19pt" fo:letter-spacing="-0.006cm" fo:font-style="normal" style:text-underline-style="none" fo:font-weight="normal" style:font-size-asian="19pt" style:font-style-asian="normal" style:font-weight-asian="normal" style:font-name-complex="Times New Roman1" style:font-size-complex="19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Times New Roman1" fo:font-size="19pt" fo:letter-spacing="-0.029cm" fo:font-style="normal" style:text-underline-style="none" fo:font-weight="normal" style:font-size-asian="19pt" style:font-style-asian="normal" style:font-weight-asian="normal" style:font-name-complex="Times New Roman1" style:font-size-complex="19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Times New Roman1" fo:font-size="19pt" fo:letter-spacing="0.055cm" fo:font-style="normal" style:text-underline-style="none" fo:font-weight="normal" style:font-size-asian="19pt" style:font-style-asian="normal" style:font-weight-asian="normal" style:font-name-complex="Times New Roman1" style:font-size-complex="19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Times New Roman1" fo:font-size="19pt" fo:letter-spacing="0.012cm" fo:font-style="normal" style:text-underline-style="none" fo:font-weight="normal" style:font-size-asian="19pt" style:font-style-asian="normal" style:font-weight-asian="normal" style:font-name-complex="Times New Roman1" style:font-size-complex="19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Times New Roman1" fo:font-size="19pt" fo:letter-spacing="-0.004cm" fo:font-style="normal" style:text-underline-style="none" fo:font-weight="normal" style:font-size-asian="19pt" style:font-style-asian="normal" style:font-weight-asian="normal" style:font-name-complex="Times New Roman1" style:font-size-complex="19pt" style:font-style-complex="normal" style:font-weight-complex="normal"/>
    </style:style>
    <style:style style:name="T39" style:family="text">
      <style:text-properties fo:font-variant="normal" fo:text-transform="none" fo:color="#2b5259" style:text-line-through-style="none" style:text-line-through-type="none" style:text-position="0% 100%" style:font-name="Calibri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0" style:family="text">
      <style:text-properties fo:font-variant="normal" fo:text-transform="none" fo:color="#ffffff" style:text-line-through-style="none" style:text-line-through-type="none" style:text-position="0% 100%" style:font-name="Calibri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Calibri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T42" style:family="text">
      <style:text-properties fo:font-variant="normal" fo:text-transform="none" fo:color="#ffffff" style:text-line-through-style="none" style:text-line-through-type="none" style:text-position="0% 100%" style:font-name="Calibri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43" style:family="text">
      <style:text-properties fo:font-variant="normal" fo:text-transform="none" fo:color="#ffffff" style:text-line-through-style="none" style:text-line-through-type="none" style:text-position="0% 100%" style:font-name="Calibri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Calibri1" fo:font-size="17pt" fo:letter-spacing="normal" fo:font-style="normal" style:text-underline-style="none" fo:font-weight="normal" style:font-size-asian="17pt" style:font-style-asian="normal" style:font-weight-asian="normal" style:font-size-complex="17pt" style:font-style-complex="normal" style:font-weight-complex="normal"/>
    </style:style>
    <style:style style:name="T45" style:family="text">
      <style:text-properties fo:font-variant="normal" fo:text-transform="none" fo:color="#2b5259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6" style:family="text">
      <style:text-properties fo:font-variant="normal" fo:text-transform="none" fo:color="#ffffff" style:text-line-through-style="none" style:text-line-through-type="none" style:text-position="0% 100%" style:font-name="Calibri1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Calibri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48" style:family="text">
      <style:text-properties fo:font-variant="normal" fo:text-transform="none" fo:color="#40404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9" style:family="text">
      <style:text-properties fo:font-variant="normal" fo:text-transform="none" fo:color="#00206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50" style:family="text">
      <style:text-properties fo:font-variant="normal" fo:text-transform="none" fo:color="#002060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font-variant="normal" fo:text-transform="none" fo:color="#40404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2" style:family="text">
      <style:text-properties fo:font-variant="normal" fo:text-transform="none" fo:color="#00206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3" style:family="text">
      <style:text-properties fo:font-variant="normal" fo:text-transform="none" fo:color="#404040" style:text-line-through-style="none" style:text-line-through-type="none" style:text-position="0% 100%" style:font-name="Calibri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54" style:family="text">
      <style:text-properties fo:font-variant="normal" fo:text-transform="none" fo:color="#404040" style:text-line-through-style="none" style:text-line-through-type="none" style:text-position="0% 100%" style:font-name="Courier New1" fo:font-size="18pt" fo:letter-spacing="normal" fo:font-style="normal" style:text-underline-style="none" fo:font-weight="normal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55" style:family="text">
      <style:text-properties fo:font-variant="normal" fo:text-transform="none" fo:color="#40404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56" style:family="text">
      <style:text-properties fo:font-variant="normal" fo:text-transform="none" fo:color="#002060" style:text-line-through-style="none" style:text-line-through-type="none" style:text-position="0% 100%" style:font-name="Courier New1" fo:font-size="14pt" fo:letter-spacing="normal" fo:font-style="normal" style:text-underline-style="none" fo:font-weight="normal" style:font-size-asian="14pt" style:font-style-asian="normal" style:font-weight-asian="normal" style:font-name-complex="Courier New1" style:font-size-complex="14pt" style:font-style-complex="normal" style:font-weight-complex="normal"/>
    </style:style>
    <style:style style:name="T57" style:family="text">
      <style:text-properties fo:font-variant="normal" fo:text-transform="none" fo:color="#002060" style:text-line-through-style="none" style:text-line-through-type="none" style:text-position="0% 100%" style:font-name="Courier New1" fo:font-size="12pt" fo:letter-spacing="normal" fo:font-style="normal" style:text-underline-style="none" fo:font-weight="normal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58" style:family="text">
      <style:text-properties fo:font-variant="normal" fo:text-transform="none" fo:color="#404040" style:text-line-through-style="none" style:text-line-through-type="none" style:text-position="0% 100%" style:font-name="Calibri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59" style:family="text">
      <style:text-properties fo:font-variant="normal" fo:text-transform="none" fo:color="#404040" style:text-line-through-style="none" style:text-line-through-type="none" style:text-position="0% 100%" style:font-name="Calibri1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60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63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26262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4a66a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4040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0.001cm" text:min-label-width="0.475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0.001cm" text:min-label-width="0.634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4a66ac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 ">
        <style:list-level-properties text:space-before="0.001cm" text:min-label-width="0.253cm"/>
        <style:text-properties fo:font-family="Calibri" style:font-family-generic="swiss" style:font-pitch="variable" fo:color="#4a66a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 ">
        <style:list-level-properties text:space-before="0.001cm" text:min-label-width="0.253cm"/>
        <style:text-properties fo:font-family="Calibri" style:font-family-generic="swiss" style:font-pitch="variable" fo:color="#4a66ac" fo:font-size="100%"/>
      </text:list-level-style-bullet>
      <text:list-level-style-bullet text:level="2" text:bullet-char="◦">
        <style:list-level-properties text:space-before="0.56cm" text:min-label-width="0.507cm"/>
        <style:text-properties fo:font-family="Calibri" style:font-family-generic="swiss" style:font-pitch="variable" fo:color="#4a66a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 ">
        <style:list-level-properties text:space-before="0.001cm" text:min-label-width="0.253cm"/>
        <style:text-properties fo:font-family="Calibri" style:font-family-generic="swiss" style:font-pitch="variable" fo:color="#4a66ac" fo:font-size="100%"/>
      </text:list-level-style-bullet>
      <text:list-level-style-number text:level="2" style:num-format="">
        <style:list-level-properties text:space-before="0.56cm" text:min-label-width="0.507cm"/>
        <style:text-properties fo:color="#4a66ac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 ">
        <style:list-level-properties text:space-before="0.001cm" text:min-label-width="0.253cm"/>
        <style:text-properties fo:font-family="Calibri" style:font-family-generic="swiss" style:font-pitch="variable" fo:color="#4a66ac" fo:font-size="100%"/>
      </text:list-level-style-bullet>
      <text:list-level-style-bullet text:level="2" text:bullet-char=" ">
        <style:list-level-properties text:space-before="0.001cm" text:min-label-width="0.253cm"/>
        <style:text-properties fo:font-family="Calibri" style:font-family-generic="swiss" style:font-pitch="variable" fo:color="#4a66a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de_20_título" presentation:presentation-page-layout-name="AL1T0">
        <draw:frame draw:name="Título 1" presentation:style-name="pr1" draw:text-style-name="P2" draw:layer="layout" svg:width="20.954cm" svg:height="9.905cm" svg:x="2.286cm" svg:y="2.108cm" presentation:class="title" presentation:user-transformed="true">
          <draw:text-box>
            <text:p text:style-name="P1"><text:span text:style-name="T1">Programación Orientada a Objetos en C++</text:span></text:p>
          </draw:text-box>
        </draw:frame>
        <draw:frame draw:name="Subtítulo 2" presentation:style-name="pr2" draw:text-style-name="P4" draw:layer="layout" svg:width="20.954cm" svg:height="3.174cm" svg:x="2.292cm" svg:y="12.377cm" presentation:class="subtitle" presentation:user-transformed="true">
          <draw:text-box>
            <text:p text:style-name="P3"><text:span text:style-name="T2">Facultad de Ingeniería - Uner</text:span></text:p>
          </draw:text-box>
        </draw:frame>
        <draw:frame draw:name="Marcador de fecha 6" presentation:style-name="pr3" draw:text-style-name="P6" draw:layer="layout" svg:width="5.15cm" svg:height="1.013cm" svg:x="2.286cm" svg:y="17.944cm" presentation:class="date-time" presentation:user-transformed="true">
          <draw:text-box>
            <text:p text:style-name="P5"><text:span text:style-name="T3">4/5/2017</text:span></text:p>
          </draw:text-box>
        </draw:frame>
        <draw:frame draw:name="Marcador de pie de página 7" presentation:style-name="pr3" draw:text-style-name="P6" draw:layer="layout" svg:width="10.047cm" svg:height="1.013cm" svg:x="7.68cm" svg:y="17.944cm" presentation:class="footer" presentation:user-transformed="true">
          <draw:text-box>
            <text:p text:style-name="P7"><text:span text:style-name="T4">Prog. Orientada a Objetos - FCyT - UADER</text:span></text:p>
          </draw:text-box>
        </draw:frame>
        <draw:frame draw:name="Marcador de número de diapositiva 8" presentation:style-name="pr3" draw:text-style-name="P9" draw:layer="layout" svg:width="2.732cm" svg:height="1.013cm" svg:x="20.626cm" svg:y="17.944cm" presentation:class="page-number" presentation:user-transformed="true">
          <draw:text-box>
            <text:p text:style-name="P8"><text:span text:style-name="T5"><text:page-number>&lt;número&gt;</text:page-number></text:span></text:p>
          </draw:text-box>
        </draw:frame>
        <presentation:notes draw:style-name="dp2">
          <draw:page-thumbnail draw:name="Marcador de imagen de diapositiva 1" draw:style-name="gr1" draw:layer="layout" svg:width="11.429cm" svg:height="8.572cm" svg:x="3.81cm" svg:y="3.175cm" draw:page-number="1" presentation:class="page"/>
          <draw:frame draw:name="Marcador de notas 2" presentation:style-name="pr4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Marcador de número de diapositiva 3" presentation:style-name="pr5" draw:text-style-name="P11" draw:layer="layout" svg:width="8.254cm" svg:height="1.273cm" svg:x="10.791cm" svg:y="24.126cm" presentation:class="page-number" presentation:user-transformed="true">
            <draw:text-box>
              <text:p text:style-name="P8"><text:span text:style-name="T6"><text:page-number>&lt;número&gt;</text:page-number></text:span></text:p>
            </draw:text-box>
          </draw:frame>
        </presentation:notes>
      </draw:page>
      <draw:page draw:name="General" draw:style-name="dp1" draw:master-page-name="Título_20_y_20_objetos" presentation:presentation-page-layout-name="AL2T11">
        <draw:frame draw:name="Título 1" presentation:style-name="pr6" draw:text-style-name="P12" draw:layer="layout" svg:width="20.954cm" svg:height="3.999cm" svg:x="2.286cm" svg:y="0.796cm" presentation:class="title" presentation:user-transformed="true">
          <draw:text-box>
            <text:p text:style-name="P1"><text:span text:style-name="T7">General</text:span></text:p>
          </draw:text-box>
        </draw:frame>
        <draw:g>
          <draw:custom-shape draw:style-name="gr2" draw:text-style-name="P14" draw:layer="layout" svg:width="20.954cm" svg:height="1.598cm" svg:x="2.285cm" svg:y="5.152cm">
            <text:p text:style-name="P13"><text:span text:style-name="T8">Programación Orientada a Objetos (POO)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6" draw:layer="layout" svg:width="20.954cm" svg:height="2.345cm" svg:x="2.285cm" svg:y="6.709cm">
            <text:list text:style-name="L7">
              <text:list-item>
                <text:list>
                  <text:list-item>
                    <text:p text:style-name="P15"><text:span text:style-name="T9">Es</text:span><text:span text:style-name="T10"> </text:span><text:span text:style-name="T9">un</text:span><text:span text:style-name="T11"> </text:span><text:span text:style-name="T9">pa</text:span><text:span text:style-name="T12">r</text:span><text:span text:style-name="T9">adigma</text:span><text:span text:style-name="T13"> </text:span><text:span text:style-name="T9">(modelo </text:span><text:span text:style-name="T14"><text:s/></text:span><text:span text:style-name="T9">de</text:span><text:span text:style-name="T15"> </text:span><text:span text:style-name="T9">t</text:span><text:span text:style-name="T16">r</text:span><text:span text:style-name="T9">abajo) </text:span><text:span text:style-name="T17"><text:s/></text:span><text:span text:style-name="T9">de</text:span><text:span text:style-name="T15"> </text:span><text:span text:style-name="T9">pro</text:span><text:span text:style-name="T16">gr</text:span><text:span text:style-name="T9">amación</text:span><text:span text:style-name="T18"> </text:span><text:span text:style-name="T9">que</text:span><text:span text:style-name="T19"> </text:span><text:span text:style-name="T9">a</text:span><text:span text:style-name="T12">g</text:span><text:span text:style-name="T20">r</text:span><text:span text:style-name="T9">upa</text:span><text:span text:style-name="T21"> </text:span><text:span text:style-name="T9">los datos</text:span><text:span text:style-name="T12"> </text:span><text:span text:style-name="T9">y</text:span><text:span text:style-name="T17"> </text:span><text:span text:style-name="T9">los</text:span><text:span text:style-name="T22"> </text:span><text:span text:style-name="T9">procedimientos</text:span><text:span text:style-name="T23"> </text:span><text:span text:style-name="T9">pa</text:span><text:span text:style-name="T16">r</text:span><text:span text:style-name="T9">a </text:span><text:span text:style-name="T24"><text:s/></text:span><text:span text:style-name="T9">maneja</text:span><text:span text:style-name="T20">r</text:span><text:span text:style-name="T9">los</text:span><text:span text:style-name="T14"> </text:span><text:span text:style-name="T9">en</text:span><text:span text:style-name="T15"> </text:span><text:span text:style-name="T9">una</text:span><text:span text:style-name="T19"> ú</text:span><text:span text:style-name="T9">nica</text:span><text:span text:style-name="T10"> </text:span><text:span text:style-name="T9">entidad: </text:span><text:span text:style-name="T25"><text:s/></text:span><text:span text:style-name="T9">el objeto</text:span></text:p>
                  </text:list-item>
                </text:list>
              </text:list-item>
            </text:list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" draw:text-style-name="P14" draw:layer="layout" svg:width="20.954cm" svg:height="1.598cm" svg:x="2.285cm" svg:y="9.076cm">
            <text:p text:style-name="P13"><text:span text:style-name="T8">Objeto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6" draw:layer="layout" svg:width="20.954cm" svg:height="1.621cm" svg:x="2.285cm" svg:y="10.654cm">
            <text:list text:style-name="L7">
              <text:list-item>
                <text:list>
                  <text:list-item>
                    <text:p text:style-name="P15"><text:span text:style-name="T9">Un</text:span><text:span text:style-name="T26"> </text:span><text:span text:style-name="T9">objeto</text:span><text:span text:style-name="T27"> </text:span><text:span text:style-name="T9">es</text:span><text:span text:style-name="T28"> </text:span><text:span text:style-name="T9">una</text:span><text:span text:style-name="T19"> </text:span><text:span text:style-name="T9">unidad </text:span><text:span text:style-name="T17"><text:s/></text:span><text:span text:style-name="T9">que</text:span><text:span text:style-name="T19"> </text:span><text:span text:style-name="T9">engloba en</text:span><text:span text:style-name="T15"> </text:span><text:span text:style-name="T29">sí</text:span><text:span text:style-name="T30"> </text:span><text:span text:style-name="T9">mismo</text:span><text:span text:style-name="T31"> </text:span><text:span text:style-name="T32">v</text:span><text:span text:style-name="T9">a</text:span><text:span text:style-name="T33">r</text:span><text:span text:style-name="T9">ia</text:span><text:span text:style-name="T34">b</text:span><text:span text:style-name="T9">les</text:span><text:span text:style-name="T30"> </text:span><text:span text:style-name="T9">y funciones</text:span><text:span text:style-name="T35"> </text:span><text:span text:style-name="T9">necesa</text:span><text:span text:style-name="T20">r</text:span><text:span text:style-name="T9">ios</text:span><text:span text:style-name="T36"> </text:span><text:span text:style-name="T9">pa</text:span><text:span text:style-name="T16">r</text:span><text:span text:style-name="T9">a </text:span><text:span text:style-name="T24"><text:s/></text:span><text:span text:style-name="T9">el</text:span><text:span text:style-name="T18"> </text:span><text:span text:style-name="T9">t</text:span><text:span text:style-name="T12">r</text:span><text:span text:style-name="T9">atamiento</text:span><text:span text:style-name="T37"> </text:span><text:span text:style-name="T9">de</text:span><text:span text:style-name="T15"> </text:span><text:span text:style-name="T9">esos</text:span><text:span text:style-name="T29"> </text:span><text:span text:style-name="T9">dato</text:span><text:span text:style-name="T38">s</text:span><text:span text:style-name="T9">.</text:span></text:p>
                  </text:list-item>
                </text:list>
              </text:list-item>
            </text:list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Marcador de fecha 5" presentation:style-name="pr7" draw:text-style-name="P6" draw:layer="layout" svg:width="5.15cm" svg:height="1.013cm" svg:x="2.286cm" svg:y="17.944cm" presentation:class="date-time" presentation:user-transformed="true">
          <draw:text-box>
            <text:p text:style-name="P5"><text:span text:style-name="T3">4/5/2017</text:span></text:p>
          </draw:text-box>
        </draw:frame>
        <draw:frame draw:name="Marcador de pie de página 6" presentation:style-name="pr7" draw:text-style-name="P6" draw:layer="layout" svg:width="10.047cm" svg:height="1.013cm" svg:x="7.68cm" svg:y="17.944cm" presentation:class="footer" presentation:user-transformed="true">
          <draw:text-box>
            <text:p text:style-name="P7"><text:span text:style-name="T4">Prog. Orientada a Objetos - FCyT - UADER</text:span></text:p>
          </draw:text-box>
        </draw:frame>
        <draw:frame draw:name="Marcador de número de diapositiva 7" presentation:style-name="pr7" draw:text-style-name="P9" draw:layer="layout" svg:width="2.732cm" svg:height="1.013cm" svg:x="20.626cm" svg:y="17.944cm" presentation:class="page-number" presentation:user-transformed="true">
          <draw:text-box>
            <text:p text:style-name="P8"><text:span text:style-name="T5"><text:page-number>&lt;número&gt;</text:page-number></text:span></text:p>
          </draw:text-box>
        </draw:frame>
        <draw:custom-shape draw:name="Rectángulo 9" draw:style-name="gr4" draw:text-style-name="P16" draw:layer="layout" svg:width="25.365cm" svg:height="4.827cm" svg:x="-0.375cm" svg:y="12.331cm">
          <text:p text:style-name="P17"><text:span text:style-name="T39">Cada programa es un objeto </text:span></text:p>
          <text:p text:style-name="P17"><text:span text:style-name="T39">que a su vez está formado por objetos </text:span></text:p>
          <text:p text:style-name="P17"><text:span text:style-name="T39">que se relacionan entre ello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Marcador de imagen de diapositiva 1" draw:style-name="gr1" draw:layer="layout" svg:width="11.429cm" svg:height="8.572cm" svg:x="3.81cm" svg:y="3.175cm" draw:page-number="2" presentation:class="page"/>
          <draw:frame draw:name="Marcador de notas 2" presentation:style-name="pr8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Marcador de número de diapositiva 3" presentation:style-name="pr9" draw:text-style-name="P11" draw:layer="layout" svg:width="8.254cm" svg:height="1.273cm" svg:x="10.791cm" svg:y="24.126cm" presentation:class="page-number" presentation:user-transformed="true">
            <draw:text-box>
              <text:p text:style-name="P8"><text:span text:style-name="T6"><text:page-number>&lt;número&gt;</text:page-number></text:span></text:p>
            </draw:text-box>
          </draw:frame>
        </presentation:notes>
      </draw:page>
      <draw:page draw:name="Definiciones" draw:style-name="dp1" draw:master-page-name="Título_20_y_20_objetos" presentation:presentation-page-layout-name="AL2T11">
        <draw:frame draw:name="Título 1" presentation:style-name="pr6" draw:text-style-name="P12" draw:layer="layout" svg:width="20.954cm" svg:height="4.029cm" svg:x="2.286cm" svg:y="0.796cm" presentation:class="title" presentation:user-transformed="true">
          <draw:text-box>
            <text:p text:style-name="P1"><text:span text:style-name="T7">Definiciones</text:span></text:p>
          </draw:text-box>
        </draw:frame>
        <draw:g>
          <draw:custom-shape draw:style-name="gr5" draw:text-style-name="P14" draw:layer="layout" svg:width="20.954cm" svg:height="1.998cm" svg:x="2.284cm" svg:y="5.164cm">
            <text:p text:style-name="P18"><text:span text:style-name="T40">Método</text:span><text:span text:style-name="T40"><text:tab/>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" draw:text-style-name="P16" draw:layer="layout" svg:width="20.954cm" svg:height="1.379cm" svg:x="2.284cm" svg:y="7.163cm">
            <text:list text:style-name="L9">
              <text:list-item>
                <text:list>
                  <text:list-item>
                    <text:p text:style-name="P19"><text:span text:style-name="T41">Función perteneciente a determinado objeto.</text:span></text:p>
                  </text:list-item>
                </text:list>
              </text:list-item>
            </text:list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14" draw:layer="layout" svg:width="20.954cm" svg:height="1.998cm" svg:x="2.284cm" svg:y="8.543cm">
            <text:p text:style-name="P18"><text:span text:style-name="T40">Atributo</text:span><text:span text:style-name="T40"><text:tab/>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" draw:text-style-name="P16" draw:layer="layout" svg:width="20.954cm" svg:height="1.379cm" svg:x="2.284cm" svg:y="10.541cm">
            <text:list text:style-name="L9">
              <text:list-item>
                <text:list>
                  <text:list-item>
                    <text:p text:style-name="P19"><text:span text:style-name="T41">Variable perteneciente a determinado objeto.</text:span></text:p>
                  </text:list-item>
                </text:list>
              </text:list-item>
            </text:list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Marcador de fecha 3" presentation:style-name="pr7" draw:text-style-name="P6" draw:layer="layout" svg:width="5.15cm" svg:height="1.013cm" svg:x="2.286cm" svg:y="17.944cm" presentation:class="date-time" presentation:user-transformed="true">
          <draw:text-box>
            <text:p text:style-name="P5"><text:span text:style-name="T42">4/5/2017</text:span></text:p>
          </draw:text-box>
        </draw:frame>
        <draw:frame draw:name="Marcador de pie de página 4" presentation:style-name="pr7" draw:text-style-name="P6" draw:layer="layout" svg:width="10.047cm" svg:height="1.013cm" svg:x="7.68cm" svg:y="17.944cm" presentation:class="footer" presentation:user-transformed="true">
          <draw:text-box>
            <text:p text:style-name="P7"><text:span text:style-name="T4">Prog. Orientada a Objetos - FCyT - UADER</text:span></text:p>
          </draw:text-box>
        </draw:frame>
        <draw:frame draw:name="Marcador de número de diapositiva 5" presentation:style-name="pr7" draw:text-style-name="P9" draw:layer="layout" svg:width="2.732cm" svg:height="1.013cm" svg:x="20.626cm" svg:y="17.944cm" presentation:class="page-number" presentation:user-transformed="true">
          <draw:text-box>
            <text:p text:style-name="P8"><text:span text:style-name="T42"><text:page-number>&lt;número&gt;</text:page-number></text:span></text:p>
          </draw:text-box>
        </draw:frame>
        <draw:custom-shape draw:name="Rectángulo 7" draw:style-name="gr4" draw:text-style-name="P16" draw:layer="layout" svg:width="28.032cm" svg:height="4.827cm" svg:x="-0.356cm" svg:y="12.393cm">
          <text:p text:style-name="P17"><text:span text:style-name="T39">Los objetos se comunican e interrelacionan</text:span></text:p>
          <text:p text:style-name="P17"><text:span text:style-name="T39">entre sí a través del acceso a sus atributos</text:span></text:p>
          <text:p text:style-name="P17"><text:span text:style-name="T39">y del llamado a sus método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699cm" svg:height="9.524cm" svg:x="3.175cm" svg:y="1.93cm" draw:page-number="3" presentation:class="page"/>
          <draw:frame presentation:style-name="pr10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Definiciones" draw:style-name="dp1" draw:master-page-name="Título_20_y_20_objetos" presentation:presentation-page-layout-name="AL2T11">
        <draw:frame draw:name="Título 1" presentation:style-name="pr6" draw:text-style-name="P12" draw:layer="layout" svg:width="20.954cm" svg:height="4.029cm" svg:x="2.286cm" svg:y="0.796cm" presentation:class="title" presentation:user-transformed="true">
          <draw:text-box>
            <text:p text:style-name="P1"><text:span text:style-name="T7">Definiciones</text:span></text:p>
          </draw:text-box>
        </draw:frame>
        <draw:g>
          <draw:custom-shape draw:style-name="gr7" draw:text-style-name="P14" draw:layer="layout" svg:width="20.954cm" svg:height="1.465cm" svg:x="2.284cm" svg:y="5.129cm">
            <text:p text:style-name="P21"><text:span text:style-name="T43">Clase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8" draw:text-style-name="P16" draw:layer="layout" svg:width="20.954cm" svg:height="1.011cm" svg:x="2.284cm" svg:y="6.683cm">
            <text:list text:style-name="L7">
              <text:list-item>
                <text:list>
                  <text:list-item>
                    <text:p text:style-name="P22"><text:span text:style-name="T44">Se puede considerar como un patrón para construir objetos.</text:span></text:p>
                  </text:list-item>
                </text:list>
              </text:list-item>
            </text:list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7" draw:text-style-name="P14" draw:layer="layout" svg:width="20.954cm" svg:height="1.465cm" svg:x="2.284cm" svg:y="7.695cm">
            <text:p text:style-name="P21"><text:span text:style-name="T43">Interfaz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8" draw:text-style-name="P16" draw:layer="layout" svg:width="20.954cm" svg:height="2.15cm" svg:x="2.284cm" svg:y="9.16cm">
            <text:list text:style-name="L7">
              <text:list-item>
                <text:list>
                  <text:list-item>
                    <text:p text:style-name="P22"><text:span text:style-name="T44">Es la parte del objeto que es visible para el resto de los objetos. Es decir, es el conjunto de métodos y atributos que dispone un objeto para comunicarse con él.</text:span></text:p>
                  </text:list-item>
                </text:list>
              </text:list-item>
            </text:list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Marcador de fecha 3" presentation:style-name="pr7" draw:text-style-name="P6" draw:layer="layout" svg:width="5.15cm" svg:height="1.013cm" svg:x="2.286cm" svg:y="17.944cm" presentation:class="date-time" presentation:user-transformed="true">
          <draw:text-box>
            <text:p text:style-name="P5"><text:span text:style-name="T3">4/5/2017</text:span></text:p>
          </draw:text-box>
        </draw:frame>
        <draw:frame draw:name="Marcador de pie de página 4" presentation:style-name="pr7" draw:text-style-name="P6" draw:layer="layout" svg:width="10.047cm" svg:height="1.013cm" svg:x="7.68cm" svg:y="17.944cm" presentation:class="footer" presentation:user-transformed="true">
          <draw:text-box>
            <text:p text:style-name="P7"><text:span text:style-name="T4">Prog. Orientada a Objetos - FCyT - UADER</text:span></text:p>
          </draw:text-box>
        </draw:frame>
        <draw:frame draw:name="Marcador de número de diapositiva 5" presentation:style-name="pr7" draw:text-style-name="P9" draw:layer="layout" svg:width="2.732cm" svg:height="1.013cm" svg:x="20.626cm" svg:y="17.944cm" presentation:class="page-number" presentation:user-transformed="true">
          <draw:text-box>
            <text:p text:style-name="P8"><text:span text:style-name="T5"><text:page-number>&lt;número&gt;</text:page-number></text:span></text:p>
          </draw:text-box>
        </draw:frame>
        <draw:custom-shape draw:name="Rectángulo 7" draw:style-name="gr9" draw:text-style-name="P16" draw:layer="layout" svg:width="19.885cm" svg:height="5.333cm" svg:x="2.286cm" svg:y="11.681cm">
          <text:list text:style-name="L10">
            <text:list-item>
              <text:p text:style-name="P23"><text:span text:style-name="T45">Un objeto es una instancia (un ejemplar) de una clase determinada.</text:span></text:p>
            </text:list-item>
            <text:list-item>
              <text:p text:style-name="P23"><text:span text:style-name="T45">Las clases tienen partes publicas y partes privadas. A la parte pública se la llama interfaz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699cm" svg:height="9.524cm" svg:x="3.175cm" svg:y="1.93cm" draw:page-number="4" presentation:class="page"/>
          <draw:frame presentation:style-name="pr10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Definiciones" draw:style-name="dp1" draw:master-page-name="Título_20_y_20_objetos" presentation:presentation-page-layout-name="AL2T11">
        <draw:frame draw:name="Título 1" presentation:style-name="pr6" draw:text-style-name="P12" draw:layer="layout" svg:width="20.954cm" svg:height="4.029cm" svg:x="2.286cm" svg:y="0.796cm" presentation:class="title" presentation:user-transformed="true">
          <draw:text-box>
            <text:p text:style-name="P1"><text:span text:style-name="T7">Definiciones</text:span></text:p>
          </draw:text-box>
        </draw:frame>
        <draw:g>
          <draw:custom-shape draw:style-name="gr10" draw:text-style-name="P14" draw:layer="layout" svg:width="20.954cm" svg:height="1.798cm" svg:x="2.284cm" svg:y="5.165cm">
            <text:p text:style-name="P24"><text:span text:style-name="T46">Herencia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1" draw:text-style-name="P16" draw:layer="layout" svg:width="20.954cm" svg:height="2.638cm" svg:x="2.284cm" svg:y="6.963cm">
            <text:list text:style-name="L9">
              <text:list-item>
                <text:list>
                  <text:list-item>
                    <text:p text:style-name="P25"><text:span text:style-name="T47">Capacidad de crear nuevas clases basándose en clases previamente definidas de las que se aprovechan ciertos datos y métodos, se desechan otros y se añaden nuevos.</text:span></text:p>
                  </text:list-item>
                </text:list>
              </text:list-item>
            </text:list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0" draw:text-style-name="P14" draw:layer="layout" svg:width="20.954cm" svg:height="1.798cm" svg:x="2.284cm" svg:y="9.603cm">
            <text:p text:style-name="P24"><text:span text:style-name="T46">Jerarquía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1" draw:text-style-name="P16" draw:layer="layout" svg:width="20.954cm" svg:height="1.241cm" svg:x="2.284cm" svg:y="11.402cm">
            <text:list text:style-name="L9">
              <text:list-item>
                <text:list>
                  <text:list-item>
                    <text:p text:style-name="P25"><text:span text:style-name="T47">Orden de subordinación de un sistema de clases.</text:span></text:p>
                  </text:list-item>
                </text:list>
              </text:list-item>
            </text:list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0" draw:text-style-name="P14" draw:layer="layout" svg:width="20.954cm" svg:height="1.798cm" svg:x="2.284cm" svg:y="12.644cm">
            <text:p text:style-name="P24"><text:span text:style-name="T46">Polimorfismo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1" draw:text-style-name="P16" draw:layer="layout" svg:width="20.954cm" svg:height="1.823cm" svg:x="2.284cm" svg:y="14.442cm">
            <text:list text:style-name="L9">
              <text:list-item>
                <text:list>
                  <text:list-item>
                    <text:p text:style-name="P25"><text:span text:style-name="T47">Propiedad según la cual un mismo objeto puede considerarse como perteneciente a distintas clases.</text:span></text:p>
                  </text:list-item>
                </text:list>
              </text:list-item>
            </text:list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Marcador de fecha 3" presentation:style-name="pr7" draw:text-style-name="P6" draw:layer="layout" svg:width="5.15cm" svg:height="1.013cm" svg:x="2.286cm" svg:y="17.944cm" presentation:class="date-time" presentation:user-transformed="true">
          <draw:text-box>
            <text:p text:style-name="P5"><text:span text:style-name="T3">4/5/2017</text:span></text:p>
          </draw:text-box>
        </draw:frame>
        <draw:frame draw:name="Marcador de pie de página 4" presentation:style-name="pr7" draw:text-style-name="P6" draw:layer="layout" svg:width="10.047cm" svg:height="1.013cm" svg:x="7.68cm" svg:y="17.944cm" presentation:class="footer" presentation:user-transformed="true">
          <draw:text-box>
            <text:p text:style-name="P7"><text:span text:style-name="T4">Prog. Orientada a Objetos - FCyT - UADER</text:span></text:p>
          </draw:text-box>
        </draw:frame>
        <draw:frame draw:name="Marcador de número de diapositiva 5" presentation:style-name="pr7" draw:text-style-name="P9" draw:layer="layout" svg:width="2.732cm" svg:height="1.013cm" svg:x="20.626cm" svg:y="17.944cm" presentation:class="page-number" presentation:user-transformed="true">
          <draw:text-box>
            <text:p text:style-name="P8"><text:span text:style-name="T5"><text:page-number>&lt;número&gt;</text:page-number></text:span></text:p>
          </draw:text-box>
        </draw:frame>
        <presentation:notes draw:style-name="dp3">
          <draw:page-thumbnail draw:style-name="gr1" draw:layer="layout" svg:width="12.699cm" svg:height="9.524cm" svg:x="3.175cm" svg:y="1.93cm" draw:page-number="5" presentation:class="page"/>
          <draw:frame presentation:style-name="pr10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Declaración" draw:style-name="dp1" draw:master-page-name="Título_20_y_20_objetos" presentation:presentation-page-layout-name="AL2T11">
        <draw:frame draw:name="Título 1" presentation:style-name="pr6" draw:text-style-name="P12" draw:layer="layout" svg:width="20.954cm" svg:height="4.029cm" svg:x="2.286cm" svg:y="0.796cm" presentation:class="title" presentation:user-transformed="true">
          <draw:text-box>
            <text:p text:style-name="P1"><text:span text:style-name="T7">Declaración</text:span></text:p>
          </draw:text-box>
        </draw:frame>
        <draw:frame draw:name="Marcador de contenido 2" presentation:style-name="pr11" draw:text-style-name="P26" draw:layer="layout" svg:width="20.954cm" svg:height="2.262cm" svg:x="2.286cm" svg:y="9.033cm" presentation:class="outline" presentation:user-transformed="true">
          <draw:text-box>
            <text:p text:style-name="P3"><text:span text:style-name="T48">La lista de clases base se utiliza para derivar clases.</text:span></text:p>
            <text:p text:style-name="P3"><text:span text:style-name="T48">La lista de miembros comprende una lista de funciones y datos.</text:span></text:p>
          </draw:text-box>
        </draw:frame>
        <draw:frame draw:name="Marcador de fecha 3" presentation:style-name="pr7" draw:text-style-name="P6" draw:layer="layout" svg:width="5.15cm" svg:height="1.013cm" svg:x="2.286cm" svg:y="17.944cm" presentation:class="date-time" presentation:user-transformed="true">
          <draw:text-box>
            <text:p text:style-name="P5"><text:span text:style-name="T3">4/5/2017</text:span></text:p>
          </draw:text-box>
        </draw:frame>
        <draw:frame draw:name="Marcador de pie de página 4" presentation:style-name="pr7" draw:text-style-name="P6" draw:layer="layout" svg:width="10.047cm" svg:height="1.013cm" svg:x="7.68cm" svg:y="17.944cm" presentation:class="footer" presentation:user-transformed="true">
          <draw:text-box>
            <text:p text:style-name="P7"><text:span text:style-name="T4">Prog. Orientada a Objetos - FCyT - UADER</text:span></text:p>
          </draw:text-box>
        </draw:frame>
        <draw:frame draw:name="Marcador de número de diapositiva 5" presentation:style-name="pr7" draw:text-style-name="P9" draw:layer="layout" svg:width="2.732cm" svg:height="1.013cm" svg:x="20.626cm" svg:y="17.944cm" presentation:class="page-number" presentation:user-transformed="true">
          <draw:text-box>
            <text:p text:style-name="P8"><text:span text:style-name="T5"><text:page-number>&lt;número&gt;</text:page-number></text:span></text:p>
          </draw:text-box>
        </draw:frame>
        <draw:custom-shape draw:name="Rectángulo 7" draw:style-name="gr12" draw:text-style-name="P14" draw:layer="layout" svg:width="22.119cm" svg:height="1.269cm" svg:x="1.239cm" svg:y="5.044cm">
          <text:p text:style-name="P23"><text:span text:style-name="T8">Sintax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8" draw:style-name="gr13" draw:text-style-name="P27" draw:layer="layout" svg:width="22.119cm" svg:height="2.491cm" svg:x="1.239cm" svg:y="6.362cm">
          <text:p text:style-name="P23"><text:span text:style-name="T49">class <text:s/>&lt;identificador <text:s/>de clase&gt; [&lt;lista de clases <text:s/>base&gt;] {</text:span></text:p>
          <text:p text:style-name="P23"><text:span text:style-name="T49"><text:tab/></text:span><text:span text:style-name="T49">&lt;lista de <text:s/>miembros&gt;</text:span></text:p>
          <text:p text:style-name="P23"><text:span text:style-name="T49">}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9" draw:style-name="gr12" draw:text-style-name="P14" draw:layer="layout" svg:width="22.119cm" svg:height="1.269cm" svg:x="1.239cm" svg:y="11.169cm">
          <text:p text:style-name="P23"><text:span text:style-name="T8">Ejempl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10" draw:style-name="gr13" draw:text-style-name="P27" draw:layer="layout" svg:width="22.119cm" svg:height="4.852cm" svg:x="1.239cm" svg:y="12.487cm">
          <text:p text:style-name="P23"><text:span text:style-name="T50">class punto{</text:span></text:p>
          <text:p text:style-name="P23"><text:span text:style-name="T50">private: </text:span></text:p>
          <text:p text:style-name="P23"><text:span text:style-name="T50"><text:s text:c="4"/></text:span><text:span text:style-name="T50">//Atributos de la clase punto</text:span></text:p>
          <text:p text:style-name="P23"><text:span text:style-name="T50"><text:s text:c="4"/></text:span><text:span text:style-name="T50">float coordX, coordY;</text:span></text:p>
          <text:p text:style-name="P23"><text:span text:style-name="T50">public:</text:span></text:p>
          <text:p text:style-name="P23"><text:span text:style-name="T50"><text:s text:c="4"/></text:span><text:span text:style-name="T50">//Métodos de la clase punto</text:span></text:p>
          <text:p text:style-name="P23"><text:span text:style-name="T50"><text:s text:c="4"/></text:span><text:span text:style-name="T50">void Carga(float x, float y);</text:span></text:p>
          <text:p text:style-name="P23"><text:span text:style-name="T50"><text:s text:c="4"/></text:span><text:span text:style-name="T50">void Lee(float &amp;x, float &amp;y);</text:span></text:p>
          <text:p text:style-name="P23"><text:span text:style-name="T50">}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699cm" svg:height="9.524cm" svg:x="3.175cm" svg:y="1.93cm" draw:page-number="6" presentation:class="page"/>
          <draw:frame presentation:style-name="pr10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cceso" draw:style-name="dp1" draw:master-page-name="Título_20_y_20_objetos" presentation:presentation-page-layout-name="AL2T11">
        <draw:frame draw:name="Título 1" presentation:style-name="pr6" draw:text-style-name="P12" draw:layer="layout" svg:width="20.954cm" svg:height="4.029cm" svg:x="2.286cm" svg:y="0.796cm" presentation:class="title" presentation:user-transformed="true">
          <draw:text-box>
            <text:p text:style-name="P1"><text:span text:style-name="T7">Acceso</text:span></text:p>
          </draw:text-box>
        </draw:frame>
        <draw:frame draw:name="Marcador de contenido 2" presentation:style-name="pr11" draw:text-style-name="P26" draw:layer="layout" svg:width="20.954cm" svg:height="5.968cm" svg:x="2.286cm" svg:y="11.398cm" presentation:class="outline" presentation:user-transformed="true">
          <draw:text-box>
            <text:list text:style-name="L13">
              <text:list-item>
                <text:p text:style-name="P28"><text:span text:style-name="T48">Acceso privado (private)</text:span></text:p>
              </text:list-item>
            </text:list>
            <text:list text:style-name="L14">
              <text:list-item>
                <text:list>
                  <text:list-item>
                    <text:p text:style-name="P29"><text:span text:style-name="T51">Sólo son accesibles por los propios miembros de la clase, pero no desde funciones externas o desde funciones de clases derivadas. Es el acceso por defecto.</text:span></text:p>
                  </text:list-item>
                </text:list>
              </text:list-item>
              <text:list-item>
                <text:p text:style-name="P28"><text:span text:style-name="T48">Acceso público (public)</text:span></text:p>
                <text:list>
                  <text:list-item>
                    <text:p text:style-name="P29"><text:span text:style-name="T51">Cualquier miembro público de una clase es accesible desde cualquier otra parte donde sea accesible el propio objeto.</text:span></text:p>
                  </text:list-item>
                </text:list>
              </text:list-item>
              <text:list-item>
                <text:p text:style-name="P28"><text:span text:style-name="T48">Acceso protegido (protected)</text:span></text:p>
                <text:list>
                  <text:list-item>
                    <text:p text:style-name="P29"><text:span text:style-name="T51">Respecto a las funciones externas, es equivalente al acceso privado, pero con respecto a las clases derivadas se comporta como el público.</text:span></text:p>
                  </text:list-item>
                </text:list>
              </text:list-item>
            </text:list>
            <text:p text:style-name="P30"><text:span text:style-name="T51"/></text:p>
          </draw:text-box>
        </draw:frame>
        <draw:frame draw:name="Marcador de fecha 3" presentation:style-name="pr7" draw:text-style-name="P6" draw:layer="layout" svg:width="5.15cm" svg:height="1.013cm" svg:x="2.286cm" svg:y="17.944cm" presentation:class="date-time" presentation:user-transformed="true">
          <draw:text-box>
            <text:p text:style-name="P5"><text:span text:style-name="T3">4/5/2017</text:span></text:p>
          </draw:text-box>
        </draw:frame>
        <draw:frame draw:name="Marcador de pie de página 4" presentation:style-name="pr7" draw:text-style-name="P6" draw:layer="layout" svg:width="10.047cm" svg:height="1.013cm" svg:x="7.68cm" svg:y="17.944cm" presentation:class="footer" presentation:user-transformed="true">
          <draw:text-box>
            <text:p text:style-name="P7"><text:span text:style-name="T4">Prog. Orientada a Objetos - FCyT - UADER</text:span></text:p>
          </draw:text-box>
        </draw:frame>
        <draw:frame draw:name="Marcador de número de diapositiva 5" presentation:style-name="pr7" draw:text-style-name="P9" draw:layer="layout" svg:width="2.732cm" svg:height="1.013cm" svg:x="20.626cm" svg:y="17.944cm" presentation:class="page-number" presentation:user-transformed="true">
          <draw:text-box>
            <text:p text:style-name="P8"><text:span text:style-name="T5"><text:page-number>&lt;número&gt;</text:page-number></text:span></text:p>
          </draw:text-box>
        </draw:frame>
        <draw:custom-shape draw:name="Rectángulo 7" draw:style-name="gr12" draw:text-style-name="P14" draw:layer="layout" svg:width="22.119cm" svg:height="1.269cm" svg:x="1.239cm" svg:y="5.044cm">
          <text:p text:style-name="P23"><text:span text:style-name="T8">Sintax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8" draw:style-name="gr13" draw:text-style-name="P27" draw:layer="layout" svg:width="22.119cm" svg:height="4.718cm" svg:x="1.239cm" svg:y="6.362cm">
          <text:p text:style-name="P23"><text:span text:style-name="T52">class <text:s/>&lt;identificador <text:s/>de clase&gt; {</text:span></text:p>
          <text:p text:style-name="P23"><text:span text:style-name="T52">public:</text:span></text:p>
          <text:p text:style-name="P23"><text:span text:style-name="T52"><text:tab/></text:span><text:span text:style-name="T52">&lt;lista de <text:s/>miembros&gt;</text:span></text:p>
          <text:p text:style-name="P23"><text:span text:style-name="T52">private:</text:span></text:p>
          <text:p text:style-name="P23"><text:span text:style-name="T52"><text:s text:c="10"/></text:span><text:span text:style-name="T52">&lt;lista de miembros&gt;</text:span></text:p>
          <text:p text:style-name="P23"><text:span text:style-name="T52">protected:</text:span></text:p>
          <text:p text:style-name="P23"><text:span text:style-name="T52"><text:s text:c="11"/></text:span><text:span text:style-name="T52">&lt;lista de miembros&gt;</text:span></text:p>
          <text:p text:style-name="P23"><text:span text:style-name="T52">}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699cm" svg:height="9.524cm" svg:x="3.175cm" svg:y="1.93cm" draw:page-number="7" presentation:class="page"/>
          <draw:frame presentation:style-name="pr10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Métodos (Funciones miembro)" draw:style-name="dp1" draw:master-page-name="Título_20_y_20_objetos" presentation:presentation-page-layout-name="AL2T11">
        <draw:frame draw:name="Título 1" presentation:style-name="pr6" draw:text-style-name="P12" draw:layer="layout" svg:width="20.954cm" svg:height="4.029cm" svg:x="2.286cm" svg:y="0.796cm" presentation:class="title" presentation:user-transformed="true">
          <draw:text-box>
            <text:p text:style-name="P1"><text:span text:style-name="T7">Métodos (Funciones miembro)</text:span></text:p>
          </draw:text-box>
        </draw:frame>
        <draw:frame draw:name="Marcador de contenido 2" presentation:style-name="pr12" draw:text-style-name="P26" draw:layer="layout" svg:width="20.954cm" svg:height="11.175cm" svg:x="2.286cm" svg:y="5.127cm" presentation:class="outline" presentation:user-transformed="true">
          <draw:text-box>
            <text:list text:style-name="L13">
              <text:list-item>
                <text:p text:style-name="P28"><text:span text:style-name="T48">La lista de métodos puede ser</text:span></text:p>
              </text:list-item>
            </text:list>
            <text:list text:style-name="L14">
              <text:list-item>
                <text:list>
                  <text:list-item>
                    <text:p text:style-name="P29"><text:span text:style-name="T51">Simplemente una declaración de prototipos</text:span></text:p>
                  </text:list-item>
                  <text:list-item>
                    <text:p text:style-name="P29"><text:span text:style-name="T51">Pueden ser también definiciones</text:span></text:p>
                  </text:list-item>
                </text:list>
              </text:list-item>
            </text:list>
            <text:p text:style-name="P30"><text:span text:style-name="T51">Cuando se fuera se debe utilizar el operador de ámbito “::”</text:span></text:p>
            <text:p text:style-name="P30"><text:span text:style-name="T51">Las funciones definidas de este modo serán tratadas como </text:span><text:span text:style-name="T53">inline</text:span><text:span text:style-name="T51"> (se inserta código cada vez que son llamadas)</text:span></text:p>
          </draw:text-box>
        </draw:frame>
        <draw:frame draw:name="Marcador de fecha 3" presentation:style-name="pr7" draw:text-style-name="P6" draw:layer="layout" svg:width="5.15cm" svg:height="1.013cm" svg:x="2.286cm" svg:y="17.944cm" presentation:class="date-time" presentation:user-transformed="true">
          <draw:text-box>
            <text:p text:style-name="P5"><text:span text:style-name="T3">4/5/2017</text:span></text:p>
          </draw:text-box>
        </draw:frame>
        <draw:frame draw:name="Marcador de pie de página 4" presentation:style-name="pr7" draw:text-style-name="P6" draw:layer="layout" svg:width="10.047cm" svg:height="1.013cm" svg:x="7.68cm" svg:y="17.944cm" presentation:class="footer" presentation:user-transformed="true">
          <draw:text-box>
            <text:p text:style-name="P7"><text:span text:style-name="T4">Prog. Orientada a Objetos - FCyT - UADER</text:span></text:p>
          </draw:text-box>
        </draw:frame>
        <draw:frame draw:name="Marcador de número de diapositiva 5" presentation:style-name="pr7" draw:text-style-name="P9" draw:layer="layout" svg:width="2.732cm" svg:height="1.013cm" svg:x="20.626cm" svg:y="17.944cm" presentation:class="page-number" presentation:user-transformed="true">
          <draw:text-box>
            <text:p text:style-name="P8"><text:span text:style-name="T5"><text:page-number>&lt;número&gt;</text:page-number></text:span></text:p>
          </draw:text-box>
        </draw:frame>
        <presentation:notes draw:style-name="dp3">
          <draw:page-thumbnail draw:style-name="gr1" draw:layer="layout" svg:width="12.699cm" svg:height="9.524cm" svg:x="3.175cm" svg:y="1.93cm" draw:page-number="8" presentation:class="page"/>
          <draw:frame presentation:style-name="pr10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En_20_blanco">
        <draw:frame draw:name="Marcador de fecha 1" presentation:style-name="pr13" draw:text-style-name="P6" draw:layer="layout" svg:width="5.15cm" svg:height="1.013cm" svg:x="2.286cm" svg:y="17.944cm" presentation:class="date-time" presentation:user-transformed="true">
          <draw:text-box>
            <text:p text:style-name="P5"><text:span text:style-name="T3">4/5/2017</text:span></text:p>
          </draw:text-box>
        </draw:frame>
        <draw:frame draw:name="Marcador de pie de página 2" presentation:style-name="pr13" draw:text-style-name="P6" draw:layer="layout" svg:width="10.047cm" svg:height="1.013cm" svg:x="7.68cm" svg:y="17.944cm" presentation:class="footer" presentation:user-transformed="true">
          <draw:text-box>
            <text:p text:style-name="P7"><text:span text:style-name="T4">Prog. Orientada a Objetos - FCyT - UADER</text:span></text:p>
          </draw:text-box>
        </draw:frame>
        <draw:frame draw:name="Marcador de número de diapositiva 3" presentation:style-name="pr13" draw:text-style-name="P9" draw:layer="layout" svg:width="2.732cm" svg:height="1.013cm" svg:x="20.626cm" svg:y="17.944cm" presentation:class="page-number" presentation:user-transformed="true">
          <draw:text-box>
            <text:p text:style-name="P8"><text:span text:style-name="T5"><text:page-number>&lt;número&gt;</text:page-number></text:span></text:p>
          </draw:text-box>
        </draw:frame>
        <draw:custom-shape draw:name="Rectángulo 5" draw:style-name="gr12" draw:text-style-name="P14" draw:layer="layout" svg:width="22.119cm" svg:height="1.269cm" svg:x="1.239cm" svg:y="1.08cm">
          <text:p text:style-name="P23"><text:span text:style-name="T8">Ejempl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6" draw:style-name="gr13" draw:text-style-name="P27" draw:layer="layout" svg:width="22.119cm" svg:height="12.58cm" svg:x="1.239cm" svg:y="2.35cm">
          <text:p text:style-name="P23"><text:span text:style-name="T52">#include &lt;iostream&gt;</text:span></text:p>
          <text:p text:style-name="P23"><text:span text:style-name="T52">#include &lt;math.h&gt;</text:span></text:p>
          <text:p text:style-name="P23"><text:span text:style-name="T52"/></text:p>
          <text:p text:style-name="P23"><text:span text:style-name="T52">class punto{</text:span></text:p>
          <text:p text:style-name="P23"><text:span text:style-name="T52">private:</text:span></text:p>
          <text:p text:style-name="P23"><text:span text:style-name="T52"><text:s text:c="4"/></text:span><text:span text:style-name="T52">//Atributos de la clase punto</text:span></text:p>
          <text:p text:style-name="P23"><text:span text:style-name="T52"><text:s text:c="4"/></text:span><text:span text:style-name="T52">float coordX, coordY;</text:span></text:p>
          <text:p text:style-name="P23"><text:span text:style-name="T52">public:</text:span></text:p>
          <text:p text:style-name="P23"><text:span text:style-name="T52"><text:s text:c="4"/></text:span><text:span text:style-name="T52">//Métodos de la clase punto</text:span></text:p>
          <text:p text:style-name="P23"><text:span text:style-name="T52"><text:s text:c="4"/></text:span><text:span text:style-name="T52">void Carga(float x, float y);</text:span></text:p>
          <text:p text:style-name="P23"><text:span text:style-name="T52"><text:s text:c="4"/></text:span><text:span text:style-name="T52">void Lee(float &amp;x, float &amp;y);</text:span></text:p>
          <text:p text:style-name="P23"><text:span text:style-name="T52">};</text:span></text:p>
          <text:p text:style-name="P23"><text:span text:style-name="T52">void punto::Carga(float x, float y){</text:span></text:p>
          <text:p text:style-name="P23"><text:span text:style-name="T52"><text:s text:c="4"/></text:span><text:span text:style-name="T52">coordX=x;</text:span></text:p>
          <text:p text:style-name="P23"><text:span text:style-name="T52"><text:s text:c="4"/></text:span><text:span text:style-name="T52">coordY=y;</text:span></text:p>
          <text:p text:style-name="P23"><text:span text:style-name="T52">}</text:span></text:p>
          <text:p text:style-name="P23"><text:span text:style-name="T52">void punto::Lee(float &amp;x, float &amp;y){</text:span></text:p>
          <text:p text:style-name="P23"><text:span text:style-name="T52"><text:s text:c="4"/></text:span><text:span text:style-name="T52">x=coordX;</text:span></text:p>
          <text:p text:style-name="P23"><text:span text:style-name="T52"><text:s text:c="4"/></text:span><text:span text:style-name="T52">y=coordY;</text:span></text:p>
          <text:p text:style-name="P23"><text:span text:style-name="T52">}</text:span></text:p>
          <text:p text:style-name="P23"><text:span text:style-name="T52"/></text:p>
          <text:p text:style-name="P23"><text:span text:style-name="T52">int main(int argc, char *argv[])</text:span></text:p>
          <text:p text:style-name="P23"><text:span text:style-name="T52">{</text:span></text:p>
          <text:p text:style-name="P23"><text:span text:style-name="T52"><text:s text:c="4"/></text:span><text:span text:style-name="T52">punto A;</text:span></text:p>
          <text:p text:style-name="P23"><text:span text:style-name="T52"><text:s text:c="4"/></text:span><text:span text:style-name="T52">A.Carga(10,5);</text:span></text:p>
          <text:p text:style-name="P23"><text:span text:style-name="T52"><text:s text:c="4"/></text:span><text:span text:style-name="T52">float x1,y1;</text:span></text:p>
          <text:p text:style-name="P23"><text:span text:style-name="T52"><text:s text:c="4"/></text:span><text:span text:style-name="T52">A.Lee(x1,y1);</text:span></text:p>
          <text:p text:style-name="P23"><text:span text:style-name="T52"><text:s text:c="4"/></text:span><text:span text:style-name="T52">std::cout &lt;&lt; "La coordenada X es:" &lt;&lt; x1 &lt;&lt; std::endl;</text:span></text:p>
          <text:p text:style-name="P23"><text:span text:style-name="T52"><text:s text:c="4"/></text:span><text:span text:style-name="T52">std::cout &lt;&lt; "La coordenada Y es:" &lt;&lt; y1 &lt;&lt; std::endl;</text:span></text:p>
          <text:p text:style-name="P23"><text:span text:style-name="T52"><text:s text:c="4"/></text:span><text:span text:style-name="T52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699cm" svg:height="9.524cm" svg:x="3.175cm" svg:y="1.93cm" draw:page-number="9" presentation:class="page"/>
          <draw:frame presentation:style-name="pr14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l puntero this" draw:style-name="dp1" draw:master-page-name="Título_20_y_20_objetos" presentation:presentation-page-layout-name="AL2T11">
        <draw:frame draw:name="Título 1" presentation:style-name="pr6" draw:text-style-name="P12" draw:layer="layout" svg:width="20.954cm" svg:height="4.029cm" svg:x="2.286cm" svg:y="0.796cm" presentation:class="title" presentation:user-transformed="true">
          <draw:text-box>
            <text:p text:style-name="P1"><text:span text:style-name="T7">El puntero this</text:span></text:p>
          </draw:text-box>
        </draw:frame>
        <draw:frame draw:name="Marcador de contenido 2" presentation:style-name="pr12" draw:text-style-name="P26" draw:layer="layout" svg:width="20.954cm" svg:height="11.175cm" svg:x="2.286cm" svg:y="5.127cm" presentation:class="outline" presentation:user-transformed="true">
          <draw:text-box>
            <text:list text:style-name="L13">
              <text:list-item>
                <text:p text:style-name="P28"><text:span text:style-name="T48">Para cada objeto declarado de una clase se mantienen todos sus datos, pero todos comparten la misma copia de las funciones de la clase.</text:span></text:p>
              </text:list-item>
            </text:list>
            <text:list text:style-name="L14">
              <text:list-item>
                <text:list>
                  <text:list-item>
                    <text:p text:style-name="P29"><text:span text:style-name="T51">Esto ahorra memoria y hace que los programas ejecutables sean más compactos, pero plantea un problema.</text:span></text:p>
                  </text:list-item>
                </text:list>
              </text:list-item>
            </text:list>
            <text:p text:style-name="P30"><text:span text:style-name="T51">Cada función de una clase puede hacer referencia a los datos de un objeto, modificarlos o leerlos, usando el puntero especial llamado </text:span><text:span text:style-name="T54">this</text:span><text:span text:style-name="T55"> que apunta al mismo objeto.</text:span></text:p>
            <text:p text:style-name="P30"><text:span text:style-name="T55"><text:s text:c="2"/></text:span></text:p>
          </draw:text-box>
        </draw:frame>
        <draw:frame draw:name="Marcador de fecha 3" presentation:style-name="pr7" draw:text-style-name="P6" draw:layer="layout" svg:width="5.15cm" svg:height="1.013cm" svg:x="2.286cm" svg:y="17.944cm" presentation:class="date-time" presentation:user-transformed="true">
          <draw:text-box>
            <text:p text:style-name="P5"><text:span text:style-name="T3">4/5/2017</text:span></text:p>
          </draw:text-box>
        </draw:frame>
        <draw:frame draw:name="Marcador de pie de página 4" presentation:style-name="pr7" draw:text-style-name="P6" draw:layer="layout" svg:width="10.047cm" svg:height="1.013cm" svg:x="7.68cm" svg:y="17.944cm" presentation:class="footer" presentation:user-transformed="true">
          <draw:text-box>
            <text:p text:style-name="P7"><text:span text:style-name="T4">Prog. Orientada a Objetos - FCyT - UADER</text:span></text:p>
          </draw:text-box>
        </draw:frame>
        <draw:frame draw:name="Marcador de número de diapositiva 5" presentation:style-name="pr7" draw:text-style-name="P9" draw:layer="layout" svg:width="2.732cm" svg:height="1.013cm" svg:x="20.626cm" svg:y="17.944cm" presentation:class="page-number" presentation:user-transformed="true">
          <draw:text-box>
            <text:p text:style-name="P8"><text:span text:style-name="T5"><text:page-number>&lt;número&gt;</text:page-number></text:span></text:p>
          </draw:text-box>
        </draw:frame>
        <draw:custom-shape draw:name="Rectángulo 6" draw:style-name="gr12" draw:text-style-name="P14" draw:layer="layout" svg:width="22.119cm" svg:height="1.269cm" svg:x="1.239cm" svg:y="11.239cm">
          <text:p text:style-name="P23"><text:span text:style-name="T8">Ejemplo th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7" draw:style-name="gr13" draw:text-style-name="P27" draw:layer="layout" svg:width="22.119cm" svg:height="3.27cm" svg:x="1.239cm" svg:y="12.557cm">
          <text:p text:style-name="P23"><text:span text:style-name="T56">void punto::Carga(float x, float y){</text:span></text:p>
          <text:p text:style-name="P23"><text:span text:style-name="T56"><text:s text:c="4"/></text:span><text:span text:style-name="T56">this-&gt;coordX=x;</text:span></text:p>
          <text:p text:style-name="P23"><text:span text:style-name="T56"><text:s text:c="4"/></text:span><text:span text:style-name="T56">this-&gt;coordY=y;</text:span></text:p>
          <text:p text:style-name="P23"><text:span text:style-name="T56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699cm" svg:height="9.524cm" svg:x="3.175cm" svg:y="1.93cm" draw:page-number="10" presentation:class="page"/>
          <draw:frame presentation:style-name="pr10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En_20_blanco">
        <draw:frame draw:name="Marcador de fecha 1" presentation:style-name="pr13" draw:text-style-name="P6" draw:layer="layout" svg:width="5.15cm" svg:height="1.013cm" svg:x="2.286cm" svg:y="17.944cm" presentation:class="date-time" presentation:user-transformed="true">
          <draw:text-box>
            <text:p text:style-name="P5"><text:span text:style-name="T3">4/5/2017</text:span></text:p>
          </draw:text-box>
        </draw:frame>
        <draw:frame draw:name="Marcador de pie de página 2" presentation:style-name="pr13" draw:text-style-name="P6" draw:layer="layout" svg:width="10.047cm" svg:height="1.013cm" svg:x="7.68cm" svg:y="17.944cm" presentation:class="footer" presentation:user-transformed="true">
          <draw:text-box>
            <text:p text:style-name="P7"><text:span text:style-name="T4">Prog. Orientada a Objetos - FCyT - UADER</text:span></text:p>
          </draw:text-box>
        </draw:frame>
        <draw:frame draw:name="Marcador de número de diapositiva 3" presentation:style-name="pr13" draw:text-style-name="P9" draw:layer="layout" svg:width="2.732cm" svg:height="1.013cm" svg:x="20.626cm" svg:y="17.944cm" presentation:class="page-number" presentation:user-transformed="true">
          <draw:text-box>
            <text:p text:style-name="P8"><text:span text:style-name="T5"><text:page-number>&lt;número&gt;</text:page-number></text:span></text:p>
          </draw:text-box>
        </draw:frame>
        <draw:custom-shape draw:name="Rectángulo 5" draw:style-name="gr12" draw:text-style-name="P14" draw:layer="layout" svg:width="22.119cm" svg:height="1.269cm" svg:x="1.27cm" svg:y="0.801cm">
          <text:p text:style-name="P23"><text:span text:style-name="T8">Caso th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6" draw:style-name="gr13" draw:text-style-name="P27" draw:layer="layout" svg:width="22.119cm" svg:height="11.169cm" svg:x="1.27cm" svg:y="2.149cm">
          <text:p text:style-name="P23"><text:span text:style-name="T56">#include &lt;iostream&gt;</text:span></text:p>
          <text:p text:style-name="P23"><text:span text:style-name="T56">using namespace std;</text:span></text:p>
          <text:p text:style-name="P23"><text:span text:style-name="T56">class clase{</text:span></text:p>
          <text:p text:style-name="P23"><text:span text:style-name="T56">public:</text:span></text:p>
          <text:p text:style-name="P23"><text:span text:style-name="T56"><text:s text:c="4"/></text:span><text:span text:style-name="T56">void EresTu(clase &amp;C){</text:span></text:p>
          <text:p text:style-name="P23"><text:span text:style-name="T56"><text:s text:c="6"/></text:span><text:span text:style-name="T56">if (&amp;C==this) cout &lt;&lt; "Si soy yo" &lt;&lt; endl;</text:span></text:p>
          <text:p text:style-name="P23"><text:span text:style-name="T56"><text:s text:c="9"/></text:span><text:span text:style-name="T56">else cout &lt;&lt; "No soy yo" &lt;&lt; endl;</text:span></text:p>
          <text:p text:style-name="P23"><text:span text:style-name="T56"><text:s text:c="4"/></text:span><text:span text:style-name="T56">}</text:span></text:p>
          <text:p text:style-name="P23"><text:span text:style-name="T56">};</text:span></text:p>
          <text:p text:style-name="P23"><text:span text:style-name="T56"/></text:p>
          <text:p text:style-name="P23"><text:span text:style-name="T56">int main()</text:span></text:p>
          <text:p text:style-name="P23"><text:span text:style-name="T56">{</text:span></text:p>
          <text:p text:style-name="P23"><text:span text:style-name="T56"><text:tab/></text:span><text:span text:style-name="T56">clase C1,C2;</text:span></text:p>
          <text:p text:style-name="P23"><text:span text:style-name="T56"><text:s text:c="4"/></text:span><text:span text:style-name="T56">C1.EresTu(C1);</text:span></text:p>
          <text:p text:style-name="P23"><text:span text:style-name="T56"><text:s text:c="4"/></text:span><text:span text:style-name="T56">C1.EresTu(C2);</text:span></text:p>
          <text:p text:style-name="P23"><text:span text:style-name="T56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699cm" svg:height="9.524cm" svg:x="3.175cm" svg:y="1.93cm" draw:page-number="11" presentation:class="page"/>
          <draw:frame presentation:style-name="pr14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onstructores" draw:style-name="dp1" draw:master-page-name="Título_20_y_20_objetos" presentation:presentation-page-layout-name="AL2T11">
        <draw:frame draw:name="Título 1" presentation:style-name="pr6" draw:text-style-name="P12" draw:layer="layout" svg:width="20.954cm" svg:height="4.029cm" svg:x="2.286cm" svg:y="0.796cm" presentation:class="title" presentation:user-transformed="true">
          <draw:text-box>
            <text:p text:style-name="P1"><text:span text:style-name="T7">Constructores</text:span></text:p>
          </draw:text-box>
        </draw:frame>
        <draw:frame draw:name="Marcador de contenido 2" presentation:style-name="pr11" draw:text-style-name="P26" draw:layer="layout" svg:width="20.954cm" svg:height="6.147cm" svg:x="2.286cm" svg:y="5.127cm" presentation:class="outline" presentation:user-transformed="true">
          <draw:text-box>
            <text:list text:style-name="L13">
              <text:list-item>
                <text:p text:style-name="P28"><text:span text:style-name="T48">Son métodos <text:s/>especiales que sirven para <text:s/>inicializar un objeto de una determinada clase al mismo tiempo que se declara.</text:span></text:p>
              </text:list-item>
              <text:list-item>
                <text:p text:style-name="P28"><text:span text:style-name="T48">Son especiales por varios motivos:</text:span></text:p>
              </text:list-item>
            </text:list>
            <text:list text:style-name="L14">
              <text:list-item>
                <text:list>
                  <text:list-item>
                    <text:p text:style-name="P29"><text:span text:style-name="T51">Tienen <text:s/>el mismo nombre que la clase a la que pertenecen.</text:span></text:p>
                  </text:list-item>
                  <text:list-item>
                    <text:p text:style-name="P29"><text:span text:style-name="T51">No tienen <text:s/>tipo de retorno, <text:s/>y por lo tanto no retornan ningún valor.</text:span></text:p>
                  </text:list-item>
                  <text:list-item>
                    <text:p text:style-name="P29"><text:span text:style-name="T51">No pueden ser heredados.</text:span></text:p>
                  </text:list-item>
                  <text:list-item>
                    <text:p text:style-name="P29"><text:span text:style-name="T51">Deben ser públicos, no tendría ningún sentido declarar un constructor como privado, <text:s/>ya que siempre se usan desde el exterior de la clase, ni tampoco como protegido, ya que no puede ser heredados.</text:span></text:p>
                  </text:list-item>
                </text:list>
              </text:list-item>
            </text:list>
            <text:p text:style-name="P28"><text:span text:style-name="T48"/></text:p>
          </draw:text-box>
        </draw:frame>
        <draw:frame draw:name="Marcador de fecha 3" presentation:style-name="pr7" draw:text-style-name="P6" draw:layer="layout" svg:width="5.15cm" svg:height="1.013cm" svg:x="2.286cm" svg:y="17.944cm" presentation:class="date-time" presentation:user-transformed="true">
          <draw:text-box>
            <text:p text:style-name="P5"><text:span text:style-name="T3">4/5/2017</text:span></text:p>
          </draw:text-box>
        </draw:frame>
        <draw:frame draw:name="Marcador de pie de página 4" presentation:style-name="pr7" draw:text-style-name="P6" draw:layer="layout" svg:width="10.047cm" svg:height="1.013cm" svg:x="7.68cm" svg:y="17.944cm" presentation:class="footer" presentation:user-transformed="true">
          <draw:text-box>
            <text:p text:style-name="P7"><text:span text:style-name="T4">Prog. Orientada a Objetos - FCyT - UADER</text:span></text:p>
          </draw:text-box>
        </draw:frame>
        <draw:frame draw:name="Marcador de número de diapositiva 5" presentation:style-name="pr7" draw:text-style-name="P9" draw:layer="layout" svg:width="2.732cm" svg:height="1.013cm" svg:x="20.626cm" svg:y="17.944cm" presentation:class="page-number" presentation:user-transformed="true">
          <draw:text-box>
            <text:p text:style-name="P8"><text:span text:style-name="T5"><text:page-number>&lt;número&gt;</text:page-number></text:span></text:p>
          </draw:text-box>
        </draw:frame>
        <draw:custom-shape draw:name="Rectángulo 6" draw:style-name="gr12" draw:text-style-name="P14" draw:layer="layout" svg:width="22.119cm" svg:height="1.269cm" svg:x="1.239cm" svg:y="10.744cm">
          <text:p text:style-name="P23"><text:span text:style-name="T8">Sintaxis constru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7" draw:style-name="gr13" draw:text-style-name="P27" draw:layer="layout" svg:width="22.119cm" svg:height="5.099cm" svg:x="1.239cm" svg:y="12.093cm">
          <text:p text:style-name="P23"><text:span text:style-name="T57">class <text:s/>&lt;identificador <text:s/>de clase&gt; {</text:span></text:p>
          <text:p text:style-name="P23"><text:span text:style-name="T57">public:</text:span></text:p>
          <text:p text:style-name="P23"><text:span text:style-name="T57"><text:s text:c="4"/></text:span><text:span text:style-name="T57">&lt;identificador de clase&gt;(&lt;lista <text:s/>de parametros&gt;)[: &lt;lista de constructores&gt;] <text:s/>{</text:span></text:p>
          <text:p text:style-name="P23"><text:span text:style-name="T57">&lt;codigo del constructor&gt;</text:span></text:p>
          <text:p text:style-name="P23"><text:span text:style-name="T57">}</text:span></text:p>
          <text:p text:style-name="P23"><text:span text:style-name="T57">...</text:span></text:p>
          <text:p text:style-name="P23"><text:span text:style-name="T57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699cm" svg:height="9.524cm" svg:x="3.175cm" svg:y="1.93cm" draw:page-number="12" presentation:class="page"/>
          <draw:frame presentation:style-name="pr10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jemplo constructor" draw:style-name="dp1" draw:master-page-name="Título_20_y_20_objetos" presentation:presentation-page-layout-name="AL2T11">
        <draw:frame draw:name="Título 1" presentation:style-name="pr6" draw:text-style-name="P12" draw:layer="layout" svg:width="20.954cm" svg:height="2.483cm" svg:x="2.286cm" svg:y="0.796cm" presentation:class="title" presentation:user-transformed="true">
          <draw:text-box>
            <text:p text:style-name="P1"><text:span text:style-name="T7">Ejemplo constructor</text:span></text:p>
          </draw:text-box>
        </draw:frame>
        <draw:frame draw:name="Marcador de contenido 2" presentation:style-name="pr11" draw:text-style-name="P26" draw:layer="layout" svg:width="20.954cm" svg:height="4.717cm" svg:x="2.286cm" svg:y="11.585cm" presentation:class="outline" presentation:user-transformed="true">
          <draw:text-box>
            <text:list text:style-name="L13">
              <text:list-item>
                <text:p text:style-name="P28"><text:span text:style-name="T48">Si no definimos un constructor el compilador creará uno por defecto, sin parámetros.</text:span></text:p>
              </text:list-item>
              <text:list-item>
                <text:p text:style-name="P28"><text:span text:style-name="T48">Si definimos in constructor que requiere argumentos, es obligatorio suministrarlos.</text:span></text:p>
              </text:list-item>
              <text:list-item>
                <text:p text:style-name="P28"><text:span text:style-name="T48">Será llamado siempre que se declare un objeto de esa clase.</text:span></text:p>
              </text:list-item>
            </text:list>
          </draw:text-box>
        </draw:frame>
        <draw:frame draw:name="Marcador de fecha 3" presentation:style-name="pr7" draw:text-style-name="P6" draw:layer="layout" svg:width="5.15cm" svg:height="1.013cm" svg:x="2.286cm" svg:y="17.944cm" presentation:class="date-time" presentation:user-transformed="true">
          <draw:text-box>
            <text:p text:style-name="P5"><text:span text:style-name="T3">4/5/2017</text:span></text:p>
          </draw:text-box>
        </draw:frame>
        <draw:frame draw:name="Marcador de pie de página 4" presentation:style-name="pr7" draw:text-style-name="P6" draw:layer="layout" svg:width="10.047cm" svg:height="1.013cm" svg:x="7.68cm" svg:y="17.944cm" presentation:class="footer" presentation:user-transformed="true">
          <draw:text-box>
            <text:p text:style-name="P7"><text:span text:style-name="T4">Prog. Orientada a Objetos - FCyT - UADER</text:span></text:p>
          </draw:text-box>
        </draw:frame>
        <draw:frame draw:name="Marcador de número de diapositiva 5" presentation:style-name="pr7" draw:text-style-name="P9" draw:layer="layout" svg:width="2.732cm" svg:height="1.013cm" svg:x="20.626cm" svg:y="17.944cm" presentation:class="page-number" presentation:user-transformed="true">
          <draw:text-box>
            <text:p text:style-name="P8"><text:span text:style-name="T5"><text:page-number>&lt;número&gt;</text:page-number></text:span></text:p>
          </draw:text-box>
        </draw:frame>
        <draw:custom-shape draw:name="Rectángulo 6" draw:style-name="gr12" draw:text-style-name="P14" draw:layer="layout" svg:width="22.119cm" svg:height="1.264cm" svg:x="1.239cm" svg:y="2.974cm">
          <text:p text:style-name="P23"><text:span text:style-name="T8">Ejemplo constru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7" draw:style-name="gr13" draw:text-style-name="P27" draw:layer="layout" svg:width="22.119cm" svg:height="6.926cm" svg:x="1.239cm" svg:y="4.318cm">
          <text:p text:style-name="P23"><text:span text:style-name="T57">class punto{</text:span></text:p>
          <text:p text:style-name="P23"><text:span text:style-name="T57">private:</text:span></text:p>
          <text:p text:style-name="P23"><text:span text:style-name="T57">public:</text:span></text:p>
          <text:p text:style-name="P23"><text:span text:style-name="T57"><text:s text:c="4"/></text:span><text:span text:style-name="T57">//Métodos de la clase punto</text:span></text:p>
          <text:p text:style-name="P23"><text:span text:style-name="T57"><text:s text:c="4"/></text:span><text:span text:style-name="T57">punto(float x, float y);</text:span></text:p>
          <text:p text:style-name="P23"><text:span text:style-name="T57"><text:s text:c="4"/></text:span><text:span text:style-name="T57">void Carga(float x, float y);</text:span></text:p>
          <text:p text:style-name="P23"><text:span text:style-name="T57"><text:s text:c="4"/></text:span><text:span text:style-name="T57">void Lee(float &amp;x, float &amp;y);</text:span></text:p>
          <text:p text:style-name="P23"><text:span text:style-name="T57">};</text:span></text:p>
          <text:p text:style-name="P23"><text:span text:style-name="T57"/></text:p>
          <text:p text:style-name="P23"><text:span text:style-name="T57">punto::punto(float x, float y){</text:span></text:p>
          <text:p text:style-name="P23"><text:span text:style-name="T57"><text:s text:c="4"/></text:span><text:span text:style-name="T57">coordX=x;</text:span></text:p>
          <text:p text:style-name="P23"><text:span text:style-name="T57"><text:s text:c="4"/></text:span><text:span text:style-name="T57">coordY=y;</text:span></text:p>
          <text:p text:style-name="P23"><text:span text:style-name="T57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699cm" svg:height="9.524cm" svg:x="3.175cm" svg:y="1.93cm" draw:page-number="13" presentation:class="page"/>
          <draw:frame presentation:style-name="pr10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En_20_blanco">
        <draw:frame draw:name="Marcador de fecha 1" presentation:style-name="pr13" draw:text-style-name="P6" draw:layer="layout" svg:width="5.15cm" svg:height="1.013cm" svg:x="2.286cm" svg:y="17.944cm" presentation:class="date-time" presentation:user-transformed="true">
          <draw:text-box>
            <text:p text:style-name="P5"><text:span text:style-name="T3">4/5/2017</text:span></text:p>
          </draw:text-box>
        </draw:frame>
        <draw:frame draw:name="Marcador de pie de página 2" presentation:style-name="pr13" draw:text-style-name="P6" draw:layer="layout" svg:width="10.047cm" svg:height="1.013cm" svg:x="7.68cm" svg:y="17.944cm" presentation:class="footer" presentation:user-transformed="true">
          <draw:text-box>
            <text:p text:style-name="P7"><text:span text:style-name="T4">Prog. Orientada a Objetos - FCyT - UADER</text:span></text:p>
          </draw:text-box>
        </draw:frame>
        <draw:frame draw:name="Marcador de número de diapositiva 3" presentation:style-name="pr13" draw:text-style-name="P9" draw:layer="layout" svg:width="2.732cm" svg:height="1.013cm" svg:x="20.626cm" svg:y="17.944cm" presentation:class="page-number" presentation:user-transformed="true">
          <draw:text-box>
            <text:p text:style-name="P8"><text:span text:style-name="T5"><text:page-number>&lt;número&gt;</text:page-number></text:span></text:p>
          </draw:text-box>
        </draw:frame>
        <draw:custom-shape draw:name="Rectángulo 4" draw:style-name="gr12" draw:text-style-name="P14" draw:layer="layout" svg:width="22.119cm" svg:height="1.264cm" svg:x="1.239cm" svg:y="0.341cm">
          <text:p text:style-name="P23"><text:span text:style-name="T8">Ejemplo constru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5" draw:style-name="gr13" draw:text-style-name="P27" draw:layer="layout" svg:width="22.119cm" svg:height="15.661cm" svg:x="1.239cm" svg:y="1.685cm">
          <text:p text:style-name="P23"><text:span text:style-name="T57">#include &lt;QCoreApplication&gt;</text:span></text:p>
          <text:p text:style-name="P23"><text:span text:style-name="T57">#include &lt;iostream&gt;</text:span></text:p>
          <text:p text:style-name="P23"><text:span text:style-name="T57">#include &lt;math.h&gt;</text:span></text:p>
          <text:p text:style-name="P23"><text:span text:style-name="T57"/></text:p>
          <text:p text:style-name="P23"><text:span text:style-name="T57">class punto{</text:span></text:p>
          <text:p text:style-name="P23"><text:span text:style-name="T57"><text:s text:c="4"/></text:span><text:span text:style-name="T57">...</text:span></text:p>
          <text:p text:style-name="P23"><text:span text:style-name="T57">public:</text:span></text:p>
          <text:p text:style-name="P23"><text:span text:style-name="T57"><text:s text:c="4"/></text:span><text:span text:style-name="T57">//Métodos de la clase punto</text:span></text:p>
          <text:p text:style-name="P23"><text:span text:style-name="T57"><text:s text:c="4"/></text:span><text:span text:style-name="T57">punto(float x, float y);</text:span></text:p>
          <text:p text:style-name="P23"><text:span text:style-name="T57"><text:s text:c="4"/></text:span><text:span text:style-name="T57">void Carga(float x, float y);</text:span></text:p>
          <text:p text:style-name="P23"><text:span text:style-name="T57"><text:s text:c="4"/></text:span><text:span text:style-name="T57">void Lee(float &amp;x, float &amp;y);</text:span></text:p>
          <text:p text:style-name="P23"><text:span text:style-name="T57">};</text:span></text:p>
          <text:p text:style-name="P23"><text:span text:style-name="T57"/></text:p>
          <text:p text:style-name="P23"><text:span text:style-name="T57">punto::punto(float x, float y){</text:span></text:p>
          <text:p text:style-name="P23"><text:span text:style-name="T57"><text:s text:c="4"/></text:span><text:span text:style-name="T57">coordX=x;</text:span></text:p>
          <text:p text:style-name="P23"><text:span text:style-name="T57"><text:s text:c="4"/></text:span><text:span text:style-name="T57">coordY=y;</text:span></text:p>
          <text:p text:style-name="P23"><text:span text:style-name="T57">}</text:span></text:p>
          <text:p text:style-name="P23"><text:span text:style-name="T57"/></text:p>
          <text:p text:style-name="P23"><text:span text:style-name="T57">...</text:span></text:p>
          <text:p text:style-name="P23"><text:span text:style-name="T57">int main(int argc, char *argv[])</text:span></text:p>
          <text:p text:style-name="P23"><text:span text:style-name="T57">{</text:span></text:p>
          <text:p text:style-name="P23"><text:span text:style-name="T57"><text:s text:c="4"/></text:span><text:span text:style-name="T57">QCoreApplication a(argc, argv);</text:span></text:p>
          <text:p text:style-name="P23"><text:span text:style-name="T57"><text:s text:c="4"/></text:span><text:span text:style-name="T57">punto A(10,5);</text:span></text:p>
          <text:p text:style-name="P23"><text:span text:style-name="T57"><text:s text:c="4"/></text:span><text:span text:style-name="T57">float x1,y1;</text:span></text:p>
          <text:p text:style-name="P23"><text:span text:style-name="T57"><text:s text:c="4"/></text:span><text:span text:style-name="T57">A.Lee(x1,y1);</text:span></text:p>
          <text:p text:style-name="P23"><text:span text:style-name="T57"><text:s text:c="4"/></text:span><text:span text:style-name="T57">std::cout &lt;&lt; "La coordenada X es:" &lt;&lt; x1 &lt;&lt; std::endl;</text:span></text:p>
          <text:p text:style-name="P23"><text:span text:style-name="T57"><text:s text:c="4"/></text:span><text:span text:style-name="T57">std::cout &lt;&lt; "La coordenada Y es:" &lt;&lt; y1 &lt;&lt; std::endl;</text:span></text:p>
          <text:p text:style-name="P23"><text:span text:style-name="T57"><text:s text:c="4"/></text:span><text:span text:style-name="T57">return a.exec();</text:span></text:p>
          <text:p text:style-name="P23"><text:span text:style-name="T57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699cm" svg:height="9.524cm" svg:x="3.175cm" svg:y="1.93cm" draw:page-number="14" presentation:class="page"/>
          <draw:frame presentation:style-name="pr14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Inicialización de objetos" draw:style-name="dp1" draw:master-page-name="Título_20_y_20_objetos" presentation:presentation-page-layout-name="AL2T11">
        <draw:frame draw:name="Título 1" presentation:style-name="pr6" draw:text-style-name="P12" draw:layer="layout" svg:width="20.954cm" svg:height="4.029cm" svg:x="2.286cm" svg:y="0.796cm" presentation:class="title" presentation:user-transformed="true">
          <draw:text-box>
            <text:p text:style-name="P1"><text:span text:style-name="T7">Inicialización de objetos</text:span></text:p>
          </draw:text-box>
        </draw:frame>
        <draw:frame draw:name="Marcador de contenido 2" presentation:style-name="pr11" draw:text-style-name="P26" draw:layer="layout" svg:width="20.954cm" svg:height="8.346cm" svg:x="2.286cm" svg:y="5.127cm" presentation:class="outline" presentation:user-transformed="true">
          <draw:text-box>
            <text:list text:style-name="L13">
              <text:list-item>
                <text:p text:style-name="P28"><text:span text:style-name="T48">Se pueden inicializar los datos miembros de los objetos en los constructores invocando los constructores de ellos mismos.</text:span></text:p>
              </text:list-item>
              <text:list-item>
                <text:p text:style-name="P28"><text:span text:style-name="T48">En C++ incluso las variables del tipo básico como int, float o char pueden ser tratados como objetos.</text:span></text:p>
              </text:list-item>
              <text:list-item>
                <text:p text:style-name="P28"><text:span text:style-name="T48">Cada inicializador consiste de un nombre de variable miembro a inicializar seguido de la expresión que se usará para inicializarla entre paréntesis.</text:span></text:p>
              </text:list-item>
              <text:list-item>
                <text:p text:style-name="P28"><text:span text:style-name="T48">Los inicializadores se añadirán a continuación de los parámetros del constructor, antes del cuerpo del constructor y separado del paréntesis por </text:span><text:span text:style-name="T58">:</text:span></text:p>
              </text:list-item>
              <text:list-item>
                <text:p text:style-name="P28"><text:span text:style-name="T48">Es preferible usar la inicialización, siempre que se pueda, en vez de asignación.</text:span></text:p>
              </text:list-item>
            </text:list>
          </draw:text-box>
        </draw:frame>
        <draw:frame draw:name="Marcador de fecha 3" presentation:style-name="pr7" draw:text-style-name="P6" draw:layer="layout" svg:width="5.15cm" svg:height="1.013cm" svg:x="2.286cm" svg:y="17.944cm" presentation:class="date-time" presentation:user-transformed="true">
          <draw:text-box>
            <text:p text:style-name="P5"><text:span text:style-name="T3">4/5/2017</text:span></text:p>
          </draw:text-box>
        </draw:frame>
        <draw:frame draw:name="Marcador de pie de página 4" presentation:style-name="pr7" draw:text-style-name="P6" draw:layer="layout" svg:width="10.047cm" svg:height="1.013cm" svg:x="7.68cm" svg:y="17.944cm" presentation:class="footer" presentation:user-transformed="true">
          <draw:text-box>
            <text:p text:style-name="P7"><text:span text:style-name="T4">Prog. Orientada a Objetos - FCyT - UADER</text:span></text:p>
          </draw:text-box>
        </draw:frame>
        <draw:frame draw:name="Marcador de número de diapositiva 5" presentation:style-name="pr7" draw:text-style-name="P9" draw:layer="layout" svg:width="2.732cm" svg:height="1.013cm" svg:x="20.626cm" svg:y="17.944cm" presentation:class="page-number" presentation:user-transformed="true">
          <draw:text-box>
            <text:p text:style-name="P8"><text:span text:style-name="T5"><text:page-number>&lt;número&gt;</text:page-number></text:span></text:p>
          </draw:text-box>
        </draw:frame>
        <draw:custom-shape draw:name="Rectángulo 6" draw:style-name="gr12" draw:text-style-name="P14" draw:layer="layout" svg:width="22.119cm" svg:height="1.269cm" svg:x="1.239cm" svg:y="13.841cm">
          <text:p text:style-name="P23"><text:span text:style-name="T8">Ejemplo inicialización de objet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7" draw:style-name="gr13" draw:text-style-name="P27" draw:layer="layout" svg:width="22.119cm" svg:height="2.291cm" svg:x="1.239cm" svg:y="15.147cm">
          <text:p text:style-name="P23"><text:span text:style-name="T56">punto::punto(float x, float y): coordX(x), coordY(y) {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699cm" svg:height="9.524cm" svg:x="3.175cm" svg:y="1.93cm" draw:page-number="15" presentation:class="page"/>
          <draw:frame presentation:style-name="pr10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obrecarga de constructores" draw:style-name="dp1" draw:master-page-name="Título_20_y_20_objetos" presentation:presentation-page-layout-name="AL2T11">
        <draw:frame draw:name="Título 1" presentation:style-name="pr6" draw:text-style-name="P12" draw:layer="layout" svg:width="20.954cm" svg:height="4.029cm" svg:x="2.286cm" svg:y="0.796cm" presentation:class="title" presentation:user-transformed="true">
          <draw:text-box>
            <text:p text:style-name="P1"><text:span text:style-name="T7">Sobrecarga de constructores</text:span></text:p>
          </draw:text-box>
        </draw:frame>
        <draw:frame draw:name="Marcador de contenido 2" presentation:style-name="pr12" draw:text-style-name="P26" draw:layer="layout" svg:width="20.954cm" svg:height="11.175cm" svg:x="2.286cm" svg:y="5.127cm" presentation:class="outline" presentation:user-transformed="true">
          <draw:text-box>
            <text:list text:style-name="L13">
              <text:list-item>
                <text:p text:style-name="P28"><text:span text:style-name="T48">Los constructores son funciones, por lo que pueden definirse varios constructores para cada clase (sobrecarga).</text:span></text:p>
              </text:list-item>
              <text:list-item>
                <text:p text:style-name="P28"><text:span text:style-name="T48">Como en las funciones, no pueden declararse varios constructores con el mismo número y mismo tipo de argumentos.</text:span></text:p>
              </text:list-item>
            </text:list>
          </draw:text-box>
        </draw:frame>
        <draw:frame draw:name="Marcador de fecha 3" presentation:style-name="pr7" draw:text-style-name="P6" draw:layer="layout" svg:width="5.15cm" svg:height="1.013cm" svg:x="2.286cm" svg:y="17.944cm" presentation:class="date-time" presentation:user-transformed="true">
          <draw:text-box>
            <text:p text:style-name="P5"><text:span text:style-name="T3">4/5/2017</text:span></text:p>
          </draw:text-box>
        </draw:frame>
        <draw:frame draw:name="Marcador de pie de página 4" presentation:style-name="pr7" draw:text-style-name="P6" draw:layer="layout" svg:width="10.047cm" svg:height="1.013cm" svg:x="7.68cm" svg:y="17.944cm" presentation:class="footer" presentation:user-transformed="true">
          <draw:text-box>
            <text:p text:style-name="P7"><text:span text:style-name="T4">Prog. Orientada a Objetos - FCyT - UADER</text:span></text:p>
          </draw:text-box>
        </draw:frame>
        <draw:frame draw:name="Marcador de número de diapositiva 5" presentation:style-name="pr7" draw:text-style-name="P9" draw:layer="layout" svg:width="2.732cm" svg:height="1.013cm" svg:x="20.626cm" svg:y="17.944cm" presentation:class="page-number" presentation:user-transformed="true">
          <draw:text-box>
            <text:p text:style-name="P8"><text:span text:style-name="T5"><text:page-number>&lt;número&gt;</text:page-number></text:span></text:p>
          </draw:text-box>
        </draw:frame>
        <draw:custom-shape draw:name="Rectángulo 6" draw:style-name="gr12" draw:text-style-name="P14" draw:layer="layout" svg:width="22.119cm" svg:height="1.264cm" svg:x="1.239cm" svg:y="9.045cm">
          <text:p text:style-name="P23"><text:span text:style-name="T8">Ejemplo constructor sobrecarga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7" draw:style-name="gr13" draw:text-style-name="P27" draw:layer="layout" svg:width="22.119cm" svg:height="6.926cm" svg:x="1.239cm" svg:y="10.389cm">
          <text:p text:style-name="P23"><text:span text:style-name="T57">class punto{</text:span></text:p>
          <text:p text:style-name="P23"><text:span text:style-name="T57">private:</text:span></text:p>
          <text:p text:style-name="P23"><text:span text:style-name="T57"><text:s text:c="4"/></text:span><text:span text:style-name="T57">//Atributos de la clase punto</text:span></text:p>
          <text:p text:style-name="P23"><text:span text:style-name="T57"><text:s text:c="4"/></text:span><text:span text:style-name="T57">float coordX, coordY;</text:span></text:p>
          <text:p text:style-name="P23"><text:span text:style-name="T57">public:</text:span></text:p>
          <text:p text:style-name="P23"><text:span text:style-name="T57"><text:s text:c="4"/></text:span><text:span text:style-name="T57">//Métodos de la clase punto</text:span></text:p>
          <text:p text:style-name="P23"><text:span text:style-name="T57"><text:s text:c="4"/></text:span><text:span text:style-name="T57">punto(float x, float y): coordX(x),coordY(y) {};</text:span></text:p>
          <text:p text:style-name="P23"><text:span text:style-name="T57"><text:s text:c="4"/></text:span><text:span text:style-name="T57">punto():coordX(0),coordY(0) {};</text:span></text:p>
          <text:p text:style-name="P23"><text:span text:style-name="T57"><text:s text:c="4"/></text:span><text:span text:style-name="T57">void Carga(float x, float y);</text:span></text:p>
          <text:p text:style-name="P23"><text:span text:style-name="T57"><text:s text:c="4"/></text:span><text:span text:style-name="T57">void Lee(float &amp;x, float &amp;y);</text:span></text:p>
          <text:p text:style-name="P23"><text:span text:style-name="T57">}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699cm" svg:height="9.524cm" svg:x="3.175cm" svg:y="1.93cm" draw:page-number="16" presentation:class="page"/>
          <draw:frame presentation:style-name="pr10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rgumentos por defecto" draw:style-name="dp1" draw:master-page-name="Título_20_y_20_objetos" presentation:presentation-page-layout-name="AL2T11">
        <draw:frame draw:name="Título 1" presentation:style-name="pr6" draw:text-style-name="P12" draw:layer="layout" svg:width="20.954cm" svg:height="4.029cm" svg:x="2.286cm" svg:y="0.796cm" presentation:class="title" presentation:user-transformed="true">
          <draw:text-box>
            <text:p text:style-name="P1"><text:span text:style-name="T7">Argumentos por defecto</text:span></text:p>
          </draw:text-box>
        </draw:frame>
        <draw:frame draw:name="Marcador de contenido 2" presentation:style-name="pr11" draw:text-style-name="P26" draw:layer="layout" svg:width="21.072cm" svg:height="2.864cm" svg:x="2.286cm" svg:y="5.127cm" presentation:class="outline" presentation:user-transformed="true">
          <draw:text-box>
            <text:list text:style-name="L13">
              <text:list-item>
                <text:p text:style-name="P28"><text:span text:style-name="T48">Como a cualquier función pueden asignarse valores por defecto a los argumentos del constructor.</text:span></text:p>
              </text:list-item>
              <text:list-item>
                <text:p text:style-name="P28"><text:span text:style-name="T48">De esta manera se puede reducir la cantidad de constructores necesarios.</text:span></text:p>
              </text:list-item>
            </text:list>
          </draw:text-box>
        </draw:frame>
        <draw:frame draw:name="Marcador de fecha 3" presentation:style-name="pr7" draw:text-style-name="P6" draw:layer="layout" svg:width="5.15cm" svg:height="1.013cm" svg:x="2.286cm" svg:y="17.944cm" presentation:class="date-time" presentation:user-transformed="true">
          <draw:text-box>
            <text:p text:style-name="P5"><text:span text:style-name="T3">4/5/2017</text:span></text:p>
          </draw:text-box>
        </draw:frame>
        <draw:frame draw:name="Marcador de pie de página 4" presentation:style-name="pr7" draw:text-style-name="P6" draw:layer="layout" svg:width="10.047cm" svg:height="1.013cm" svg:x="7.68cm" svg:y="17.944cm" presentation:class="footer" presentation:user-transformed="true">
          <draw:text-box>
            <text:p text:style-name="P7"><text:span text:style-name="T4">Prog. Orientada a Objetos - FCyT - UADER</text:span></text:p>
          </draw:text-box>
        </draw:frame>
        <draw:frame draw:name="Marcador de número de diapositiva 5" presentation:style-name="pr7" draw:text-style-name="P9" draw:layer="layout" svg:width="2.732cm" svg:height="1.013cm" svg:x="20.626cm" svg:y="17.944cm" presentation:class="page-number" presentation:user-transformed="true">
          <draw:text-box>
            <text:p text:style-name="P8"><text:span text:style-name="T5"><text:page-number>&lt;número&gt;</text:page-number></text:span></text:p>
          </draw:text-box>
        </draw:frame>
        <draw:custom-shape draw:name="Rectángulo 6" draw:style-name="gr12" draw:text-style-name="P14" draw:layer="layout" svg:width="22.119cm" svg:height="1.264cm" svg:x="1.239cm" svg:y="7.992cm">
          <text:p text:style-name="P23"><text:span text:style-name="T8">Ejemplo constructor sobrecarga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7" draw:style-name="gr13" draw:text-style-name="P27" draw:layer="layout" svg:width="22.119cm" svg:height="6.926cm" svg:x="1.239cm" svg:y="9.336cm">
          <text:p text:style-name="P23"><text:span text:style-name="T57">class punto{</text:span></text:p>
          <text:p text:style-name="P23"><text:span text:style-name="T57">private:</text:span></text:p>
          <text:p text:style-name="P23"><text:span text:style-name="T57"><text:s text:c="4"/></text:span><text:span text:style-name="T57">//Atributos de la clase punto</text:span></text:p>
          <text:p text:style-name="P23"><text:span text:style-name="T57"><text:s text:c="4"/></text:span><text:span text:style-name="T57">float coordX, coordY;</text:span></text:p>
          <text:p text:style-name="P23"><text:span text:style-name="T57">public:</text:span></text:p>
          <text:p text:style-name="P23"><text:span text:style-name="T57"><text:s text:c="4"/></text:span><text:span text:style-name="T57">//Métodos de la clase punto</text:span></text:p>
          <text:p text:style-name="P23"><text:span text:style-name="T57"><text:s text:c="4"/></text:span><text:span text:style-name="T57">//punto(float x, float y): coordX(x),coordY(y) {};</text:span></text:p>
          <text:p text:style-name="P23"><text:span text:style-name="T57"><text:s text:c="4"/></text:span><text:span text:style-name="T57">//punto():coordX(0),coordY(0) {};</text:span></text:p>
          <text:p text:style-name="P23"><text:span text:style-name="T57"><text:s text:c="4"/></text:span><text:span text:style-name="T57">punto(float x=0.0, float y=0.0): coordX(x),coordY(y) {};</text:span></text:p>
          <text:p text:style-name="P23"><text:span text:style-name="T57"><text:s text:c="4"/></text:span><text:span text:style-name="T57">void Carga(float x, float y);</text:span></text:p>
          <text:p text:style-name="P23"><text:span text:style-name="T57"><text:s text:c="4"/></text:span><text:span text:style-name="T57">void Lee(float &amp;x, float &amp;y);</text:span></text:p>
          <text:p text:style-name="P23"><text:span text:style-name="T57">}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699cm" svg:height="9.524cm" svg:x="3.175cm" svg:y="1.93cm" draw:page-number="17" presentation:class="page"/>
          <draw:frame presentation:style-name="pr10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signación de objetos" draw:style-name="dp1" draw:master-page-name="Título_20_y_20_objetos" presentation:presentation-page-layout-name="AL2T11">
        <draw:frame draw:name="Título 1" presentation:style-name="pr6" draw:text-style-name="P12" draw:layer="layout" svg:width="20.954cm" svg:height="4.029cm" svg:x="2.286cm" svg:y="0.796cm" presentation:class="title" presentation:user-transformed="true">
          <draw:text-box>
            <text:p text:style-name="P1"><text:span text:style-name="T7">Asignación de objetos</text:span></text:p>
          </draw:text-box>
        </draw:frame>
        <draw:frame draw:name="Marcador de contenido 2" presentation:style-name="pr12" draw:text-style-name="P26" draw:layer="layout" svg:width="20.954cm" svg:height="3.886cm" svg:x="2.286cm" svg:y="5.127cm" presentation:class="outline" presentation:user-transformed="true">
          <draw:text-box>
            <text:list text:style-name="L13">
              <text:list-item>
                <text:p text:style-name="P28"><text:span text:style-name="T48">La asignación está permitida entre objetos ya existentes (como siempre)</text:span></text:p>
              </text:list-item>
              <text:list-item>
                <text:p text:style-name="P28"><text:span text:style-name="T48">El compilador crea un operador de asignación por defecto.</text:span></text:p>
              </text:list-item>
              <text:list-item>
                <text:p text:style-name="P28"><text:span text:style-name="T48">Este copia los valores de todos los atributos de un objeto a otro.</text:span></text:p>
              </text:list-item>
            </text:list>
          </draw:text-box>
        </draw:frame>
        <draw:frame draw:name="Marcador de fecha 3" presentation:style-name="pr7" draw:text-style-name="P6" draw:layer="layout" svg:width="5.15cm" svg:height="1.013cm" svg:x="2.286cm" svg:y="17.944cm" presentation:class="date-time" presentation:user-transformed="true">
          <draw:text-box>
            <text:p text:style-name="P5"><text:span text:style-name="T3">4/5/2017</text:span></text:p>
          </draw:text-box>
        </draw:frame>
        <draw:frame draw:name="Marcador de pie de página 4" presentation:style-name="pr7" draw:text-style-name="P6" draw:layer="layout" svg:width="10.047cm" svg:height="1.013cm" svg:x="7.68cm" svg:y="17.944cm" presentation:class="footer" presentation:user-transformed="true">
          <draw:text-box>
            <text:p text:style-name="P7"><text:span text:style-name="T4">Prog. Orientada a Objetos - FCyT - UADER</text:span></text:p>
          </draw:text-box>
        </draw:frame>
        <draw:frame draw:name="Marcador de número de diapositiva 5" presentation:style-name="pr7" draw:text-style-name="P9" draw:layer="layout" svg:width="2.732cm" svg:height="1.013cm" svg:x="20.626cm" svg:y="17.944cm" presentation:class="page-number" presentation:user-transformed="true">
          <draw:text-box>
            <text:p text:style-name="P8"><text:span text:style-name="T5"><text:page-number>&lt;número&gt;</text:page-number></text:span></text:p>
          </draw:text-box>
        </draw:frame>
        <draw:custom-shape draw:name="Rectángulo 7" draw:style-name="gr12" draw:text-style-name="P14" draw:layer="layout" svg:width="22.119cm" svg:height="1.264cm" svg:x="1.239cm" svg:y="8.797cm">
          <text:p text:style-name="P23"><text:span text:style-name="T8">Ejemplo asignación de objet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8" draw:style-name="gr13" draw:text-style-name="P27" draw:layer="layout" svg:width="22.119cm" svg:height="7.421cm" svg:x="1.239cm" svg:y="10.141cm">
          <text:p text:style-name="P23"><text:span text:style-name="T57">int main(int argc, char *argv[])</text:span></text:p>
          <text:p text:style-name="P23"><text:span text:style-name="T57">{</text:span></text:p>
          <text:p text:style-name="P23"><text:span text:style-name="T57"><text:s text:c="4"/></text:span><text:span text:style-name="T57">QCoreApplication a(argc, argv);</text:span></text:p>
          <text:p text:style-name="P23"><text:span text:style-name="T57"><text:s text:c="4"/></text:span><text:span text:style-name="T57">punto A(10,5),B;</text:span></text:p>
          <text:p text:style-name="P23"><text:span text:style-name="T57"><text:s text:c="4"/></text:span><text:span text:style-name="T57">B=A;</text:span></text:p>
          <text:p text:style-name="P23"><text:span text:style-name="T57"><text:s text:c="4"/></text:span><text:span text:style-name="T57">float x1,y1;</text:span></text:p>
          <text:p text:style-name="P23"><text:span text:style-name="T57"><text:s text:c="4"/></text:span><text:span text:style-name="T57">A.Lee(x1,y1);</text:span></text:p>
          <text:p text:style-name="P23"><text:span text:style-name="T57"><text:s text:c="4"/></text:span><text:span text:style-name="T57">std::cout &lt;&lt; "La coordenada X es:" &lt;&lt; x1 &lt;&lt; std::endl;</text:span></text:p>
          <text:p text:style-name="P23"><text:span text:style-name="T57"><text:s text:c="4"/></text:span><text:span text:style-name="T57">std::cout &lt;&lt; "La coordenada Y es:" &lt;&lt; y1 &lt;&lt; std::endl;</text:span></text:p>
          <text:p text:style-name="P23"><text:span text:style-name="T57"><text:s text:c="4"/></text:span><text:span text:style-name="T57">B.Lee(x1,y1);</text:span></text:p>
          <text:p text:style-name="P23"><text:span text:style-name="T57"><text:s text:c="4"/></text:span><text:span text:style-name="T57">std::cout &lt;&lt; "La coordenada X es:" &lt;&lt; x1 &lt;&lt; std::endl;</text:span></text:p>
          <text:p text:style-name="P23"><text:span text:style-name="T57"><text:s text:c="4"/></text:span><text:span text:style-name="T57">std::cout &lt;&lt; "La coordenada Y es:" &lt;&lt; y1 &lt;&lt; std::endl;</text:span></text:p>
          <text:p text:style-name="P23"><text:span text:style-name="T57"><text:s text:c="4"/></text:span><text:span text:style-name="T57">return a.exec();</text:span></text:p>
          <text:p text:style-name="P23"><text:span text:style-name="T57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699cm" svg:height="9.524cm" svg:x="3.175cm" svg:y="1.93cm" draw:page-number="18" presentation:class="page"/>
          <draw:frame presentation:style-name="pr10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onstructor de copia" draw:style-name="dp1" draw:master-page-name="Título_20_y_20_objetos" presentation:presentation-page-layout-name="AL2T11">
        <draw:frame draw:name="Título 1" presentation:style-name="pr6" draw:text-style-name="P12" draw:layer="layout" svg:width="20.954cm" svg:height="4.029cm" svg:x="2.286cm" svg:y="0.796cm" presentation:class="title" presentation:user-transformed="true">
          <draw:text-box>
            <text:p text:style-name="P1"><text:span text:style-name="T7">Constructor de copia</text:span></text:p>
          </draw:text-box>
        </draw:frame>
        <draw:frame draw:name="Marcador de contenido 2" presentation:style-name="pr12" draw:text-style-name="P26" draw:layer="layout" svg:width="20.954cm" svg:height="11.175cm" svg:x="2.286cm" svg:y="5.127cm" presentation:class="outline" presentation:user-transformed="true">
          <draw:text-box>
            <text:list text:style-name="L13">
              <text:list-item>
                <text:p text:style-name="P28"><text:span text:style-name="T48">Crea un objeto que no existe a partir de otro existente</text:span></text:p>
              </text:list-item>
              <text:list-item>
                <text:p text:style-name="P28"><text:span text:style-name="T48">Sólo tienen un argumento, que es una referencia a un objeto de la misma clase.</text:span></text:p>
              </text:list-item>
              <text:list-item>
                <text:p text:style-name="P28"><text:span text:style-name="T48">El compilador crea un constructor copia por defecto que copia los valores de todos los atributos de un objeto a otro.</text:span></text:p>
              </text:list-item>
            </text:list>
          </draw:text-box>
        </draw:frame>
        <draw:frame draw:name="Marcador de fecha 3" presentation:style-name="pr7" draw:text-style-name="P6" draw:layer="layout" svg:width="5.15cm" svg:height="1.013cm" svg:x="2.286cm" svg:y="17.944cm" presentation:class="date-time" presentation:user-transformed="true">
          <draw:text-box>
            <text:p text:style-name="P5"><text:span text:style-name="T3">4/5/2017</text:span></text:p>
          </draw:text-box>
        </draw:frame>
        <draw:frame draw:name="Marcador de pie de página 4" presentation:style-name="pr7" draw:text-style-name="P6" draw:layer="layout" svg:width="10.047cm" svg:height="1.013cm" svg:x="7.68cm" svg:y="17.944cm" presentation:class="footer" presentation:user-transformed="true">
          <draw:text-box>
            <text:p text:style-name="P7"><text:span text:style-name="T4">Prog. Orientada a Objetos - FCyT - UADER</text:span></text:p>
          </draw:text-box>
        </draw:frame>
        <draw:frame draw:name="Marcador de número de diapositiva 5" presentation:style-name="pr7" draw:text-style-name="P9" draw:layer="layout" svg:width="2.732cm" svg:height="1.013cm" svg:x="20.626cm" svg:y="17.944cm" presentation:class="page-number" presentation:user-transformed="true">
          <draw:text-box>
            <text:p text:style-name="P8"><text:span text:style-name="T5"><text:page-number>&lt;número&gt;</text:page-number></text:span></text:p>
          </draw:text-box>
        </draw:frame>
        <presentation:notes draw:style-name="dp3">
          <draw:page-thumbnail draw:style-name="gr1" draw:layer="layout" svg:width="12.699cm" svg:height="9.524cm" svg:x="3.175cm" svg:y="1.93cm" draw:page-number="19" presentation:class="page"/>
          <draw:frame presentation:style-name="pr10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En_20_blanco">
        <draw:frame draw:name="Marcador de fecha 1" presentation:style-name="pr13" draw:text-style-name="P6" draw:layer="layout" svg:width="5.15cm" svg:height="1.013cm" svg:x="2.286cm" svg:y="17.944cm" presentation:class="date-time" presentation:user-transformed="true">
          <draw:text-box>
            <text:p text:style-name="P5"><text:span text:style-name="T3">4/5/2017</text:span></text:p>
          </draw:text-box>
        </draw:frame>
        <draw:frame draw:name="Marcador de pie de página 2" presentation:style-name="pr13" draw:text-style-name="P6" draw:layer="layout" svg:width="10.047cm" svg:height="1.013cm" svg:x="7.68cm" svg:y="17.944cm" presentation:class="footer" presentation:user-transformed="true">
          <draw:text-box>
            <text:p text:style-name="P7"><text:span text:style-name="T4">Prog. Orientada a Objetos - FCyT - UADER</text:span></text:p>
          </draw:text-box>
        </draw:frame>
        <draw:frame draw:name="Marcador de número de diapositiva 3" presentation:style-name="pr13" draw:text-style-name="P9" draw:layer="layout" svg:width="2.732cm" svg:height="1.013cm" svg:x="20.626cm" svg:y="17.944cm" presentation:class="page-number" presentation:user-transformed="true">
          <draw:text-box>
            <text:p text:style-name="P8"><text:span text:style-name="T5"><text:page-number>&lt;número&gt;</text:page-number></text:span></text:p>
          </draw:text-box>
        </draw:frame>
        <draw:custom-shape draw:name="Rectángulo 4" draw:style-name="gr12" draw:text-style-name="P14" draw:layer="layout" svg:width="22.119cm" svg:height="1.391cm" svg:x="1.239cm" svg:y="0.867cm">
          <text:p text:style-name="P23"><text:span text:style-name="T8">Ejemplos uso de constructor de copia (IntroPOO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5" draw:style-name="gr13" draw:text-style-name="P27" draw:layer="layout" svg:width="22.119cm" svg:height="14.514cm" svg:x="1.33cm" svg:y="2.259cm">
          <text:p text:style-name="P23"><text:span text:style-name="T57"><text:s/></text:span><text:span text:style-name="T57">//Constructor de copia</text:span></text:p>
          <text:p text:style-name="P23"><text:span text:style-name="T57"><text:s text:c="4"/></text:span><text:span text:style-name="T57">punto A1(20,12);</text:span></text:p>
          <text:p text:style-name="P23"><text:span text:style-name="T57"/></text:p>
          <text:p text:style-name="P23"><text:span text:style-name="T57"><text:s text:c="4"/></text:span><text:span text:style-name="T57">punto A2(A1); //caso explícito</text:span></text:p>
          <text:p text:style-name="P23"><text:span text:style-name="T57"><text:s text:c="4"/></text:span><text:span text:style-name="T57">A2.Lee(x1,y1);</text:span></text:p>
          <text:p text:style-name="P23"><text:span text:style-name="T57"><text:s text:c="4"/></text:span><text:span text:style-name="T57">std::cout &lt;&lt; "La coordenada X es:" &lt;&lt; x1 &lt;&lt; std::endl;</text:span></text:p>
          <text:p text:style-name="P23"><text:span text:style-name="T57"><text:s text:c="4"/></text:span><text:span text:style-name="T57">std::cout &lt;&lt; "La coordenada Y es:" &lt;&lt; y1 &lt;&lt; std::endl;</text:span></text:p>
          <text:p text:style-name="P23"><text:span text:style-name="T57"/></text:p>
          <text:p text:style-name="P23"><text:span text:style-name="T57"><text:s text:c="4"/></text:span><text:span text:style-name="T57">punto A3=A1; //caso implícito</text:span></text:p>
          <text:p text:style-name="P23"><text:span text:style-name="T57"><text:s text:c="4"/></text:span><text:span text:style-name="T57">A3.Lee(x1,y1);</text:span></text:p>
          <text:p text:style-name="P23"><text:span text:style-name="T57"><text:s text:c="4"/></text:span><text:span text:style-name="T57">std::cout &lt;&lt; "La coordenada X es:" &lt;&lt; x1 &lt;&lt; std::endl;</text:span></text:p>
          <text:p text:style-name="P23"><text:span text:style-name="T57"><text:s text:c="4"/></text:span><text:span text:style-name="T57">std::cout &lt;&lt; "La coordenada Y es:" &lt;&lt; y1 &lt;&lt; std::endl;</text:span></text:p>
          <text:p text:style-name="P23"><text:span text:style-name="T57"/></text:p>
          <text:p text:style-name="P23"><text:span text:style-name="T57"><text:s text:c="4"/></text:span><text:span text:style-name="T57">punto A4=14; //caso implícito con objeto diferente</text:span></text:p>
          <text:p text:style-name="P23"><text:span text:style-name="T57"><text:s text:c="4"/></text:span><text:span text:style-name="T57">A4.Lee(x1,y1);</text:span></text:p>
          <text:p text:style-name="P23"><text:span text:style-name="T57"><text:s text:c="4"/></text:span><text:span text:style-name="T57">std::cout &lt;&lt; "La coordenada X es:" &lt;&lt; x1 &lt;&lt; std::endl;</text:span></text:p>
          <text:p text:style-name="P23"><text:span text:style-name="T57"><text:s text:c="4"/></text:span><text:span text:style-name="T57">std::cout &lt;&lt; "La coordenada Y es:" &lt;&lt; y1 &lt;&lt; std::endl; </text:span></text:p>
          <text:p text:style-name="P23"><text:span text:style-name="T57"/></text:p>
          <text:p text:style-name="P23"><text:span text:style-name="T57"><text:s text:c="4"/></text:span><text:span text:style-name="T57">punto A5=punto(14,20); //caso implícito con objeto diferente</text:span></text:p>
          <text:p text:style-name="P23"><text:span text:style-name="T57"><text:s text:c="4"/></text:span><text:span text:style-name="T57">A5.Lee(x1,y1);</text:span></text:p>
          <text:p text:style-name="P23"><text:span text:style-name="T57"><text:s text:c="4"/></text:span><text:span text:style-name="T57">std::cout &lt;&lt; "La coordenada X es:" &lt;&lt; x1 &lt;&lt; std::endl;</text:span></text:p>
          <text:p text:style-name="P23"><text:span text:style-name="T57"><text:s text:c="4"/></text:span><text:span text:style-name="T57">std::cout &lt;&lt; "La coordenada Y es:" &lt;&lt; y1 &lt;&lt; std::endl;</text:span></text:p>
          <text:p text:style-name="P23"><text:span text:style-name="T57"/></text:p>
          <text:p text:style-name="P23"><text:span text:style-name="T5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699cm" svg:height="9.524cm" svg:x="3.175cm" svg:y="1.93cm" draw:page-number="20" presentation:class="page"/>
          <draw:frame presentation:style-name="pr14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opia superficial vs Copia profunda" draw:style-name="dp1" draw:master-page-name="Título_20_y_20_objetos" presentation:presentation-page-layout-name="AL2T11">
        <draw:frame draw:name="Título 1" presentation:style-name="pr6" draw:text-style-name="P12" draw:layer="layout" svg:width="20.954cm" svg:height="4.029cm" svg:x="2.286cm" svg:y="0.796cm" presentation:class="title" presentation:user-transformed="true">
          <draw:text-box>
            <text:p text:style-name="P1"><text:span text:style-name="T7">Copia superficial vs Copia profunda</text:span></text:p>
          </draw:text-box>
        </draw:frame>
        <draw:frame draw:name="Marcador de contenido 2" presentation:style-name="pr12" draw:text-style-name="P26" draw:layer="layout" svg:width="20.954cm" svg:height="11.175cm" svg:x="2.286cm" svg:y="5.127cm" presentation:class="outline" presentation:user-transformed="true">
          <draw:text-box>
            <text:list text:style-name="L13">
              <text:list-item>
                <text:p text:style-name="P28"><text:span text:style-name="T48">Tanto la asignación como el constructor copia por defecto hacen una copia superficial.</text:span></text:p>
              </text:list-item>
            </text:list>
            <text:list text:style-name="L14">
              <text:list-item>
                <text:list>
                  <text:list-item>
                    <text:p text:style-name="P29"><text:span text:style-name="T51">Sólo se copian los miembros pero no la memoria a que estos apuntan (para el caso de punteros)</text:span></text:p>
                  </text:list-item>
                  <text:list-item>
                    <text:p text:style-name="P29"><text:span text:style-name="T51">Por lo tanto al copiarse los valores de los punteros ambos objetos terminan apuntando a la misma posición de memoria.</text:span></text:p>
                  </text:list-item>
                </text:list>
              </text:list-item>
            </text:list>
            <text:p text:style-name="P31"><text:span text:style-name="T51"/></text:p>
            <text:p text:style-name="P30"><text:span text:style-name="T51">La copia profunda implica además de hacer una copia de los valores en memoria hacia los bloques donde apunten los punteros miembros del objeto.</text:span></text:p>
            <text:p text:style-name="P30"><text:span text:style-name="T51">Para realizar la copia profunda pueden definirse por el usuario tanto el operador de asignación como el constructor de copia.</text:span></text:p>
          </draw:text-box>
        </draw:frame>
        <draw:frame draw:name="Marcador de fecha 3" presentation:style-name="pr7" draw:text-style-name="P6" draw:layer="layout" svg:width="5.15cm" svg:height="1.013cm" svg:x="2.286cm" svg:y="17.944cm" presentation:class="date-time" presentation:user-transformed="true">
          <draw:text-box>
            <text:p text:style-name="P5"><text:span text:style-name="T3">4/5/2017</text:span></text:p>
          </draw:text-box>
        </draw:frame>
        <draw:frame draw:name="Marcador de pie de página 4" presentation:style-name="pr7" draw:text-style-name="P6" draw:layer="layout" svg:width="10.047cm" svg:height="1.013cm" svg:x="7.68cm" svg:y="17.944cm" presentation:class="footer" presentation:user-transformed="true">
          <draw:text-box>
            <text:p text:style-name="P7"><text:span text:style-name="T4">Prog. Orientada a Objetos - FCyT - UADER</text:span></text:p>
          </draw:text-box>
        </draw:frame>
        <draw:frame draw:name="Marcador de número de diapositiva 5" presentation:style-name="pr7" draw:text-style-name="P9" draw:layer="layout" svg:width="2.732cm" svg:height="1.013cm" svg:x="20.626cm" svg:y="17.944cm" presentation:class="page-number" presentation:user-transformed="true">
          <draw:text-box>
            <text:p text:style-name="P8"><text:span text:style-name="T5"><text:page-number>&lt;número&gt;</text:page-number></text:span></text:p>
          </draw:text-box>
        </draw:frame>
        <presentation:notes draw:style-name="dp3">
          <draw:page-thumbnail draw:style-name="gr1" draw:layer="layout" svg:width="12.699cm" svg:height="9.524cm" svg:x="3.175cm" svg:y="1.93cm" draw:page-number="21" presentation:class="page"/>
          <draw:frame presentation:style-name="pr10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En_20_blanco">
        <draw:frame draw:name="Marcador de fecha 1" presentation:style-name="pr13" draw:text-style-name="P6" draw:layer="layout" svg:width="5.15cm" svg:height="1.013cm" svg:x="2.286cm" svg:y="17.944cm" presentation:class="date-time" presentation:user-transformed="true">
          <draw:text-box>
            <text:p text:style-name="P5"><text:span text:style-name="T3">4/5/2017</text:span></text:p>
          </draw:text-box>
        </draw:frame>
        <draw:frame draw:name="Marcador de pie de página 2" presentation:style-name="pr13" draw:text-style-name="P6" draw:layer="layout" svg:width="10.047cm" svg:height="1.013cm" svg:x="7.68cm" svg:y="17.944cm" presentation:class="footer" presentation:user-transformed="true">
          <draw:text-box>
            <text:p text:style-name="P7"><text:span text:style-name="T4">Prog. Orientada a Objetos - FCyT - UADER</text:span></text:p>
          </draw:text-box>
        </draw:frame>
        <draw:frame draw:name="Marcador de número de diapositiva 3" presentation:style-name="pr13" draw:text-style-name="P9" draw:layer="layout" svg:width="2.732cm" svg:height="1.013cm" svg:x="20.626cm" svg:y="17.944cm" presentation:class="page-number" presentation:user-transformed="true">
          <draw:text-box>
            <text:p text:style-name="P8"><text:span text:style-name="T5"><text:page-number>&lt;número&gt;</text:page-number></text:span></text:p>
          </draw:text-box>
        </draw:frame>
        <draw:custom-shape draw:name="Rectángulo 4" draw:style-name="gr12" draw:text-style-name="P14" draw:layer="layout" svg:width="22.119cm" svg:height="1.269cm" svg:x="1.239cm" svg:y="1.08cm">
          <text:p text:style-name="P23"><text:span text:style-name="T8">Ejemplo copia profunda (IntroPOO3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5" draw:style-name="gr13" draw:text-style-name="P27" draw:layer="layout" svg:width="22.119cm" svg:height="15.058cm" svg:x="1.239cm" svg:y="2.35cm">
          <text:p text:style-name="P23"><text:span text:style-name="T52">//constructor de copia con copia profunda</text:span></text:p>
          <text:p text:style-name="P23"><text:span text:style-name="T50">#include &lt;QCoreApplication&gt;</text:span></text:p>
          <text:p text:style-name="P23"><text:span text:style-name="T50">#include &lt;iostream&gt;</text:span></text:p>
          <text:p text:style-name="P23"><text:span text:style-name="T50">#include &lt;math.h&gt;</text:span></text:p>
          <text:p text:style-name="P23"><text:span text:style-name="T50"/></text:p>
          <text:p text:style-name="P23"><text:span text:style-name="T50">class punto{</text:span></text:p>
          <text:p text:style-name="P23"><text:span text:style-name="T50">private:</text:span></text:p>
          <text:p text:style-name="P23"><text:span text:style-name="T50"><text:s text:c="4"/></text:span><text:span text:style-name="T50">//Atributos de la clase punto</text:span></text:p>
          <text:p text:style-name="P23"><text:span text:style-name="T50"><text:s text:c="4"/></text:span><text:span text:style-name="T50">float *coord;</text:span></text:p>
          <text:p text:style-name="P23"><text:span text:style-name="T50">public:</text:span></text:p>
          <text:p text:style-name="P23"><text:span text:style-name="T50"><text:s text:c="4"/></text:span><text:span text:style-name="T50">//Métodos de la clase punto</text:span></text:p>
          <text:p text:style-name="P23"><text:span text:style-name="T50"><text:s text:c="4"/></text:span><text:span text:style-name="T50">punto(float x=0.0, float y=0.0);</text:span></text:p>
          <text:p text:style-name="P23"><text:span text:style-name="T50"><text:s text:c="4"/></text:span><text:span text:style-name="T50">punto(punto &amp;P);</text:span></text:p>
          <text:p text:style-name="P23"><text:span text:style-name="T50"><text:s text:c="4"/></text:span><text:span text:style-name="T50">void Carga(float x, float y);</text:span></text:p>
          <text:p text:style-name="P23"><text:span text:style-name="T50"><text:s text:c="4"/></text:span><text:span text:style-name="T50">void Lee(float &amp;x, float &amp;y);</text:span></text:p>
          <text:p text:style-name="P23"><text:span text:style-name="T50">};</text:span></text:p>
          <text:p text:style-name="P23"><text:span text:style-name="T50"/></text:p>
          <text:p text:style-name="P23"><text:span text:style-name="T50">punto::punto(float x, float y){</text:span></text:p>
          <text:p text:style-name="P23"><text:span text:style-name="T50"><text:s text:c="4"/></text:span><text:span text:style-name="T50">coord=new float[2];</text:span></text:p>
          <text:p text:style-name="P23"><text:span text:style-name="T50"><text:s text:c="4"/></text:span><text:span text:style-name="T50">coord[0]=x; coord[1]=y;</text:span></text:p>
          <text:p text:style-name="P23"><text:span text:style-name="T50">}</text:span></text:p>
          <text:p text:style-name="P23"><text:span text:style-name="T50"/></text:p>
          <text:p text:style-name="P23"><text:span text:style-name="T50">punto::punto(punto &amp;P){</text:span></text:p>
          <text:p text:style-name="P23"><text:span text:style-name="T50"><text:s text:c="4"/></text:span><text:span text:style-name="T50">coord=new float[2];</text:span></text:p>
          <text:p text:style-name="P23"><text:span text:style-name="T50"><text:s text:c="4"/></text:span><text:span text:style-name="T50">coord[0]=P.coord[0];</text:span></text:p>
          <text:p text:style-name="P23"><text:span text:style-name="T50"><text:s text:c="4"/></text:span><text:span text:style-name="T50">coord[1]=P.coord[1];</text:span></text:p>
          <text:p text:style-name="P23"><text:span text:style-name="T50">}</text:span></text:p>
          <text:p text:style-name="P23"><text:span text:style-name="T50"/></text:p>
          <text:p text:style-name="P23"><text:span text:style-name="T50">int main(int argc, char *argv[])</text:span></text:p>
          <text:p text:style-name="P23"><text:span text:style-name="T50">{</text:span></text:p>
          <text:p text:style-name="P23"><text:span text:style-name="T50"><text:s text:c="4"/></text:span><text:span text:style-name="T50">QCoreApplication a(argc, argv);</text:span></text:p>
          <text:p text:style-name="P23"><text:span text:style-name="T50"><text:s text:c="4"/></text:span><text:span text:style-name="T50">punto A(10,5),B;</text:span></text:p>
          <text:p text:style-name="P23"><text:span text:style-name="T50"><text:s text:c="4"/></text:span><text:span text:style-name="T50">B=A;</text:span></text:p>
          <text:p text:style-name="P23"><text:span text:style-name="T50"><text:s text:c="4"/></text:span><text:span text:style-name="T50">float x1,y1;</text:span></text:p>
          <text:p text:style-name="P23"><text:span text:style-name="T50"><text:s text:c="4"/></text:span><text:span text:style-name="T50">A.Lee(x1,y1);</text:span></text:p>
          <text:p text:style-name="P23"><text:span text:style-name="T50"><text:s text:c="4"/></text:span><text:span text:style-name="T50">std::cout &lt;&lt; "La coordenada X es:" &lt;&lt; x1 &lt;&lt; std::endl;</text:span></text:p>
          <text:p text:style-name="P23"><text:span text:style-name="T50"><text:s text:c="4"/></text:span><text:span text:style-name="T50">std::cout &lt;&lt; "La coordenada Y es:" &lt;&lt; y1 &lt;&lt; std::endl;</text:span></text:p>
          <text:p text:style-name="P23"><text:span text:style-name="T50"><text:s text:c="4"/></text:span><text:span text:style-name="T50">B.Lee(x1,y1);</text:span></text:p>
          <text:p text:style-name="P23"><text:span text:style-name="T50"><text:s text:c="4"/></text:span><text:span text:style-name="T50">std::cout &lt;&lt; "La coordenada X es:" &lt;&lt; x1 &lt;&lt; std::endl;</text:span></text:p>
          <text:p text:style-name="P23"><text:span text:style-name="T50"><text:s text:c="4"/></text:span><text:span text:style-name="T50">std::cout &lt;&lt; "La coordenada Y es:" &lt;&lt; y1 &lt;&lt; std::endl;</text:span></text:p>
          <text:p text:style-name="P23"><text:span text:style-name="T50"/></text:p>
          <text:p text:style-name="P23"><text:span text:style-name="T50"><text:s text:c="4"/></text:span><text:span text:style-name="T50">//Constructor de copia</text:span></text:p>
          <text:p text:style-name="P23"><text:span text:style-name="T50"><text:s text:c="4"/></text:span><text:span text:style-name="T50">punto A1(20,12);</text:span></text:p>
          <text:p text:style-name="P23"><text:span text:style-name="T50"><text:s text:c="4"/></text:span><text:span text:style-name="T50">punto A2(A1); //caso explícito</text:span></text:p>
          <text:p text:style-name="P23"><text:span text:style-name="T50"><text:s text:c="4"/></text:span><text:span text:style-name="T50">punto A3=A1; //caso implícito</text:span></text:p>
          <text:p text:style-name="P23"><text:span text:style-name="T50"><text:s text:c="4"/></text:span><text:span text:style-name="T50">//punto A4=14; //caso implícito con objeto diferente</text:span></text:p>
          <text:p text:style-name="P23"><text:span text:style-name="T50"/></text:p>
          <text:p text:style-name="P23"><text:span text:style-name="T50"><text:s text:c="4"/></text:span><text:span text:style-name="T50">A1.Carga(-3,-2);</text:span></text:p>
          <text:p text:style-name="P23"><text:span text:style-name="T50"><text:s text:c="4"/></text:span><text:span text:style-name="T50">A2.Lee(x1,y1);</text:span></text:p>
          <text:p text:style-name="P23"><text:span text:style-name="T50"><text:s text:c="4"/></text:span><text:span text:style-name="T50">std::cout &lt;&lt; "La coordenada X es:" &lt;&lt; x1 &lt;&lt; std::endl;</text:span></text:p>
          <text:p text:style-name="P23"><text:span text:style-name="T50"><text:s text:c="4"/></text:span><text:span text:style-name="T50">std::cout &lt;&lt; "La coordenada Y es:" &lt;&lt; y1 &lt;&lt; std::endl;</text:span></text:p>
          <text:p text:style-name="P23"><text:span text:style-name="T50"/></text:p>
          <text:p text:style-name="P23"><text:span text:style-name="T50"><text:s text:c="4"/></text:span><text:span text:style-name="T50">A3.Lee(x1,y1);</text:span></text:p>
          <text:p text:style-name="P23"><text:span text:style-name="T50"><text:s text:c="4"/></text:span><text:span text:style-name="T50">std::cout &lt;&lt; "La coordenada X es:" &lt;&lt; x1 &lt;&lt; std::endl;</text:span></text:p>
          <text:p text:style-name="P23"><text:span text:style-name="T50"><text:s text:c="4"/></text:span><text:span text:style-name="T50">std::cout &lt;&lt; "La coordenada Y es:" &lt;&lt; y1 &lt;&lt; std::endl;</text:span></text:p>
          <text:p text:style-name="P23"><text:span text:style-name="T50"><text:s/></text:span></text:p>
          <text:p text:style-name="P23"><text:span text:style-name="T50"><text:s text:c="4"/></text:span><text:span text:style-name="T50">return a.exec(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699cm" svg:height="9.524cm" svg:x="3.175cm" svg:y="1.93cm" draw:page-number="22" presentation:class="page"/>
          <draw:frame presentation:style-name="pr14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Destructores" draw:style-name="dp1" draw:master-page-name="Título_20_y_20_objetos" presentation:presentation-page-layout-name="AL2T11">
        <draw:frame draw:name="Título 1" presentation:style-name="pr6" draw:text-style-name="P12" draw:layer="layout" svg:width="20.954cm" svg:height="4.029cm" svg:x="2.286cm" svg:y="0.796cm" presentation:class="title" presentation:user-transformed="true">
          <draw:text-box>
            <text:p text:style-name="P1"><text:span text:style-name="T7">Destructores</text:span></text:p>
          </draw:text-box>
        </draw:frame>
        <draw:frame draw:name="Marcador de contenido 2" presentation:style-name="pr11" draw:text-style-name="P26" draw:layer="layout" svg:width="20.954cm" svg:height="11.175cm" svg:x="2.286cm" svg:y="5.127cm" presentation:class="outline" presentation:user-transformed="true">
          <draw:text-box>
            <text:list text:style-name="L13">
              <text:list-item>
                <text:p text:style-name="P28"><text:span text:style-name="T48">Son métodos especiales que sirven para eliminar un objeto de determinada clase.</text:span></text:p>
              </text:list-item>
              <text:list-item>
                <text:p text:style-name="P28"><text:span text:style-name="T48">Realizan procesos necesarios cuando un objeto termina su ámbito temporal.</text:span></text:p>
              </text:list-item>
            </text:list>
            <text:list text:style-name="L14">
              <text:list-item>
                <text:list>
                  <text:list-item>
                    <text:p text:style-name="P29"><text:span text:style-name="T51">Liberan la memoria dinámica utilizada por dicho objeto.</text:span></text:p>
                  </text:list-item>
                  <text:list-item>
                    <text:p text:style-name="P29"><text:span text:style-name="T51">Liberan los recursos usados, como archivos, dispositivo, etc.</text:span></text:p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p text:style-name="P32"><text:span text:style-name="T48">Tienen algunas características especiales: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p text:style-name="P29"><text:span text:style-name="T51">Tienen el mismo nombre que la clase a la que pertenecen, pero tienen el símbolo ~ adelante.</text:span></text:p>
                  </text:list-item>
                  <text:list-item>
                    <text:p text:style-name="P29"><text:span text:style-name="T51">No tienen tipo de retorno, por lo tanto no devuelven ningún valor.</text:span></text:p>
                  </text:list-item>
                  <text:list-item>
                    <text:p text:style-name="P29"><text:span text:style-name="T51">No tienen parámetros.</text:span></text:p>
                  </text:list-item>
                  <text:list-item>
                    <text:p text:style-name="P29"><text:span text:style-name="T51">No pueden ser heredados.</text:span></text:p>
                  </text:list-item>
                  <text:list-item>
                    <text:p text:style-name="P29"><text:span text:style-name="T51">Deben ser públicos.</text:span></text:p>
                  </text:list-item>
                  <text:list-item>
                    <text:p text:style-name="P29"><text:span text:style-name="T51">No pueden ser sobrecargados, lo cual es obvio, ya que al no tener parámetros ni valor de retorno, no hay posibilidad de sobrecarga.</text:span></text:p>
                  </text:list-item>
                </text:list>
              </text:list-item>
            </text:list>
          </draw:text-box>
        </draw:frame>
        <draw:frame draw:name="Marcador de fecha 3" presentation:style-name="pr7" draw:text-style-name="P6" draw:layer="layout" svg:width="5.15cm" svg:height="1.013cm" svg:x="2.286cm" svg:y="17.944cm" presentation:class="date-time" presentation:user-transformed="true">
          <draw:text-box>
            <text:p text:style-name="P5"><text:span text:style-name="T3">4/5/2017</text:span></text:p>
          </draw:text-box>
        </draw:frame>
        <draw:frame draw:name="Marcador de pie de página 4" presentation:style-name="pr7" draw:text-style-name="P6" draw:layer="layout" svg:width="10.047cm" svg:height="1.013cm" svg:x="7.68cm" svg:y="17.944cm" presentation:class="footer" presentation:user-transformed="true">
          <draw:text-box>
            <text:p text:style-name="P7"><text:span text:style-name="T4">Prog. Orientada a Objetos - FCyT - UADER</text:span></text:p>
          </draw:text-box>
        </draw:frame>
        <draw:frame draw:name="Marcador de número de diapositiva 5" presentation:style-name="pr7" draw:text-style-name="P9" draw:layer="layout" svg:width="2.732cm" svg:height="1.013cm" svg:x="20.626cm" svg:y="17.944cm" presentation:class="page-number" presentation:user-transformed="true">
          <draw:text-box>
            <text:p text:style-name="P8"><text:span text:style-name="T5"><text:page-number>&lt;número&gt;</text:page-number></text:span></text:p>
          </draw:text-box>
        </draw:frame>
        <presentation:notes draw:style-name="dp3">
          <draw:page-thumbnail draw:style-name="gr1" draw:layer="layout" svg:width="12.699cm" svg:height="9.524cm" svg:x="3.175cm" svg:y="1.93cm" draw:page-number="23" presentation:class="page"/>
          <draw:frame presentation:style-name="pr10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Destructores (cont.)" draw:style-name="dp1" draw:master-page-name="Título_20_y_20_objetos" presentation:presentation-page-layout-name="AL2T11">
        <draw:frame draw:name="Título 1" presentation:style-name="pr6" draw:text-style-name="P12" draw:layer="layout" svg:width="20.954cm" svg:height="4.029cm" svg:x="2.286cm" svg:y="0.796cm" presentation:class="title" presentation:user-transformed="true">
          <draw:text-box>
            <text:p text:style-name="P1"><text:span text:style-name="T7">Destructores (cont.)</text:span></text:p>
          </draw:text-box>
        </draw:frame>
        <draw:frame draw:name="Marcador de contenido 2" presentation:style-name="pr12" draw:text-style-name="P26" draw:layer="layout" svg:width="20.954cm" svg:height="11.175cm" svg:x="2.286cm" svg:y="5.127cm" presentation:class="outline" presentation:user-transformed="true">
          <draw:text-box>
            <text:list text:style-name="L13">
              <text:list-item>
                <text:p text:style-name="P28"><text:span text:style-name="T48">Cuando se define un destructor para una clase, éste es llamado automáticamente cuando se abandona el ámbito en el que fue definido.</text:span></text:p>
              </text:list-item>
              <text:list-item>
                <text:p text:style-name="P28"><text:span text:style-name="T48">Esto es así salvo cuando el objeto fue creado dinámicamente con el operador </text:span><text:span text:style-name="T59">new</text:span><text:span text:style-name="T48">, ya que en ese caso, cuando es necesario eliminar el objeto, hay que hacerlo explícitamente utilizando el operador </text:span><text:span text:style-name="T59">delete</text:span><text:span text:style-name="T48">.</text:span></text:p>
              </text:list-item>
            </text:list>
          </draw:text-box>
        </draw:frame>
        <draw:frame draw:name="Marcador de fecha 3" presentation:style-name="pr7" draw:text-style-name="P6" draw:layer="layout" svg:width="5.15cm" svg:height="1.013cm" svg:x="2.286cm" svg:y="17.944cm" presentation:class="date-time" presentation:user-transformed="true">
          <draw:text-box>
            <text:p text:style-name="P5"><text:span text:style-name="T3">4/5/2017</text:span></text:p>
          </draw:text-box>
        </draw:frame>
        <draw:frame draw:name="Marcador de pie de página 4" presentation:style-name="pr7" draw:text-style-name="P6" draw:layer="layout" svg:width="10.047cm" svg:height="1.013cm" svg:x="7.68cm" svg:y="17.944cm" presentation:class="footer" presentation:user-transformed="true">
          <draw:text-box>
            <text:p text:style-name="P7"><text:span text:style-name="T4">Prog. Orientada a Objetos - FCyT - UADER</text:span></text:p>
          </draw:text-box>
        </draw:frame>
        <draw:frame draw:name="Marcador de número de diapositiva 5" presentation:style-name="pr7" draw:text-style-name="P9" draw:layer="layout" svg:width="2.732cm" svg:height="1.013cm" svg:x="20.626cm" svg:y="17.944cm" presentation:class="page-number" presentation:user-transformed="true">
          <draw:text-box>
            <text:p text:style-name="P8"><text:span text:style-name="T5"><text:page-number>&lt;número&gt;</text:page-number></text:span></text:p>
          </draw:text-box>
        </draw:frame>
        <presentation:notes draw:style-name="dp3">
          <draw:page-thumbnail draw:style-name="gr1" draw:layer="layout" svg:width="12.699cm" svg:height="9.524cm" svg:x="3.175cm" svg:y="1.93cm" draw:page-number="24" presentation:class="page"/>
          <draw:frame presentation:style-name="pr10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lase cadena de caracteres" draw:style-name="dp1" draw:master-page-name="Título_20_y_20_objetos" presentation:presentation-page-layout-name="AL2T11">
        <draw:frame draw:name="Título 1" presentation:style-name="pr6" draw:text-style-name="P12" draw:layer="layout" svg:width="20.954cm" svg:height="4.029cm" svg:x="2.286cm" svg:y="0.796cm" presentation:class="title" presentation:user-transformed="true">
          <draw:text-box>
            <text:p text:style-name="P1"><text:span text:style-name="T7">Clase cadena de caracteres</text:span></text:p>
          </draw:text-box>
        </draw:frame>
        <draw:frame draw:name="Marcador de contenido 2" presentation:style-name="pr12" draw:text-style-name="P26" draw:layer="layout" svg:width="9.329cm" svg:height="11.175cm" svg:x="2.286cm" svg:y="5.127cm" presentation:class="outline" presentation:user-transformed="true">
          <draw:text-box>
            <text:list text:style-name="L13">
              <text:list-item>
                <text:p text:style-name="P28"><text:span text:style-name="T48">Escriba una clase cadena que permita almacenar cadenas de caracteres. Brinde las funciones para cargar el valor desde una cadena C o desde otro objeto de la misma clase.</text:span></text:p>
              </text:list-item>
              <text:list-item>
                <text:p text:style-name="P28"><text:span text:style-name="T48">Debe tener la funcionalidad para concatenar 2 cadenas.</text:span></text:p>
              </text:list-item>
            </text:list>
          </draw:text-box>
        </draw:frame>
        <draw:frame draw:name="Marcador de fecha 3" presentation:style-name="pr7" draw:text-style-name="P6" draw:layer="layout" svg:width="5.15cm" svg:height="1.013cm" svg:x="2.286cm" svg:y="17.944cm" presentation:class="date-time" presentation:user-transformed="true">
          <draw:text-box>
            <text:p text:style-name="P5"><text:span text:style-name="T3">4/5/2017</text:span></text:p>
          </draw:text-box>
        </draw:frame>
        <draw:frame draw:name="Marcador de pie de página 4" presentation:style-name="pr7" draw:text-style-name="P6" draw:layer="layout" svg:width="10.047cm" svg:height="1.013cm" svg:x="7.68cm" svg:y="17.944cm" presentation:class="footer" presentation:user-transformed="true">
          <draw:text-box>
            <text:p text:style-name="P7"><text:span text:style-name="T4">Prog. Orientada a Objetos - FCyT - UADER</text:span></text:p>
          </draw:text-box>
        </draw:frame>
        <draw:frame draw:name="Marcador de número de diapositiva 5" presentation:style-name="pr7" draw:text-style-name="P9" draw:layer="layout" svg:width="2.732cm" svg:height="1.013cm" svg:x="20.626cm" svg:y="17.944cm" presentation:class="page-number" presentation:user-transformed="true">
          <draw:text-box>
            <text:p text:style-name="P8"><text:span text:style-name="T5"><text:page-number>&lt;número&gt;</text:page-number></text:span></text:p>
          </draw:text-box>
        </draw:frame>
        <draw:custom-shape draw:name="Rectángulo 6" draw:style-name="gr14" draw:text-style-name="P33" draw:layer="layout" svg:width="11.708cm" svg:height="3.159cm" svg:x="11.988cm" svg:y="5.266cm">
          <text:p text:style-name="P23"><text:span text:style-name="T60">Clase: Cadena</text:span></text:p>
          <text:p text:style-name="P23"><text:span text:style-name="T60">Char * c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7" draw:style-name="gr14" draw:text-style-name="P33" draw:layer="layout" svg:width="11.708cm" svg:height="7.816cm" svg:x="11.988cm" svg:y="8.486cm">
          <text:p text:style-name="P23"><text:span text:style-name="T60">Constructores</text:span></text:p>
          <text:p text:style-name="P23"><text:span text:style-name="T60">Cadena (char *)</text:span></text:p>
          <text:p text:style-name="P23"><text:span text:style-name="T60">Cadena (Cadena c)</text:span></text:p>
          <text:p text:style-name="P23"><text:span text:style-name="T60"/></text:p>
          <text:p text:style-name="P23"><text:span text:style-name="T60">Asignar(char *orig)</text:span></text:p>
          <text:p text:style-name="P23"><text:span text:style-name="T60">Concatenar(char *orig2)</text:span></text:p>
          <text:p text:style-name="P23"><text:span text:style-name="T60">Leer(char *dest)</text:span></text:p>
          <text:p text:style-name="P23"><text:span text:style-name="T60"/></text:p>
          <text:p text:style-name="P23"><text:span text:style-name="T60">Destructor</text:span></text:p>
          <text:p text:style-name="P23"><text:span text:style-name="T60">~Cadena(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699cm" svg:height="9.524cm" svg:x="3.175cm" svg:y="1.93cm" draw:page-number="25" presentation:class="page"/>
          <draw:frame presentation:style-name="pr10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En_20_blanco">
        <draw:frame draw:name="Marcador de fecha 1" presentation:style-name="pr13" draw:text-style-name="P6" draw:layer="layout" svg:width="5.15cm" svg:height="1.013cm" svg:x="2.286cm" svg:y="17.944cm" presentation:class="date-time" presentation:user-transformed="true">
          <draw:text-box>
            <text:p text:style-name="P5"><text:span text:style-name="T3">4/5/2017</text:span></text:p>
          </draw:text-box>
        </draw:frame>
        <draw:frame draw:name="Marcador de pie de página 2" presentation:style-name="pr13" draw:text-style-name="P6" draw:layer="layout" svg:width="10.047cm" svg:height="1.013cm" svg:x="7.68cm" svg:y="17.944cm" presentation:class="footer" presentation:user-transformed="true">
          <draw:text-box>
            <text:p text:style-name="P7"><text:span text:style-name="T4">Prog. Orientada a Objetos - FCyT - UADER</text:span></text:p>
          </draw:text-box>
        </draw:frame>
        <draw:frame draw:name="Marcador de número de diapositiva 3" presentation:style-name="pr13" draw:text-style-name="P9" draw:layer="layout" svg:width="2.732cm" svg:height="1.013cm" svg:x="20.626cm" svg:y="17.944cm" presentation:class="page-number" presentation:user-transformed="true">
          <draw:text-box>
            <text:p text:style-name="P8"><text:span text:style-name="T5"><text:page-number>&lt;número&gt;</text:page-number></text:span></text:p>
          </draw:text-box>
        </draw:frame>
        <draw:custom-shape draw:name="Rectángulo 4" draw:style-name="gr12" draw:text-style-name="P14" draw:layer="layout" svg:width="22.119cm" svg:height="1.391cm" svg:x="1.239cm" svg:y="0.867cm">
          <text:p text:style-name="P23"><text:span text:style-name="T8">Ejemplos de clase (Cad0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5" draw:style-name="gr13" draw:text-style-name="P27" draw:layer="layout" svg:width="22.119cm" svg:height="10.811cm" svg:x="1.237cm" svg:y="2.259cm">
          <text:p text:style-name="P23"><text:span text:style-name="T57">#include &lt;QCoreApplication&gt;</text:span></text:p>
          <text:p text:style-name="P23"><text:span text:style-name="T57">#include &lt;iostream&gt;</text:span></text:p>
          <text:p text:style-name="P23"><text:span text:style-name="T57">#include &lt;cstring&gt;</text:span></text:p>
          <text:p text:style-name="P23"><text:span text:style-name="T57">using namespace std;</text:span></text:p>
          <text:p text:style-name="P23"><text:span text:style-name="T57"/></text:p>
          <text:p text:style-name="P23"><text:span text:style-name="T57">class cadena{</text:span></text:p>
          <text:p text:style-name="P23"><text:span text:style-name="T57">private:</text:span></text:p>
          <text:p text:style-name="P23"><text:span text:style-name="T57"><text:s text:c="4"/></text:span><text:span text:style-name="T57">char *cad;</text:span></text:p>
          <text:p text:style-name="P23"><text:span text:style-name="T57">public:</text:span></text:p>
          <text:p text:style-name="P23"><text:span text:style-name="T57"><text:s text:c="4"/></text:span><text:span text:style-name="T57">cadena(); //constructor por defecto</text:span></text:p>
          <text:p text:style-name="P23"><text:span text:style-name="T57"><text:s text:c="4"/></text:span><text:span text:style-name="T57">cadena(const char *c); //constructor desde cadena c</text:span></text:p>
          <text:p text:style-name="P23"><text:span text:style-name="T57"><text:s text:c="4"/></text:span><text:span text:style-name="T57">cadena(const int n); //cadena de n caracteres vacía</text:span></text:p>
          <text:p text:style-name="P23"><text:span text:style-name="T57"><text:s text:c="4"/></text:span><text:span text:style-name="T57">cadena(const cadena &amp;cx); //constructor de copia</text:span></text:p>
          <text:p text:style-name="P23"><text:span text:style-name="T57"><text:s text:c="4"/></text:span><text:span text:style-name="T57">void Asignar(const char *orig);</text:span></text:p>
          <text:p text:style-name="P23"><text:span text:style-name="T57"><text:s text:c="4"/></text:span><text:span text:style-name="T57">void Concatenar(cadena orig2);</text:span></text:p>
          <text:p text:style-name="P23"><text:span text:style-name="T57"><text:s text:c="4"/></text:span><text:span text:style-name="T57">char* Leer(char *dest);</text:span></text:p>
          <text:p text:style-name="P23"><text:span text:style-name="T57"><text:s text:c="4"/></text:span><text:span text:style-name="T57">~cadena();</text:span></text:p>
          <text:p text:style-name="P23"><text:span text:style-name="T57">}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699cm" svg:height="9.524cm" svg:x="3.175cm" svg:y="1.93cm" draw:page-number="26" presentation:class="page"/>
          <draw:frame presentation:style-name="pr14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En_20_blanco">
        <draw:frame draw:name="Marcador de fecha 1" presentation:style-name="pr13" draw:text-style-name="P6" draw:layer="layout" svg:width="5.15cm" svg:height="1.013cm" svg:x="2.286cm" svg:y="17.944cm" presentation:class="date-time" presentation:user-transformed="true">
          <draw:text-box>
            <text:p text:style-name="P5"><text:span text:style-name="T3">4/5/2017</text:span></text:p>
          </draw:text-box>
        </draw:frame>
        <draw:frame draw:name="Marcador de pie de página 2" presentation:style-name="pr13" draw:text-style-name="P6" draw:layer="layout" svg:width="10.047cm" svg:height="1.013cm" svg:x="7.68cm" svg:y="17.944cm" presentation:class="footer" presentation:user-transformed="true">
          <draw:text-box>
            <text:p text:style-name="P7"><text:span text:style-name="T4">Prog. Orientada a Objetos - FCyT - UADER</text:span></text:p>
          </draw:text-box>
        </draw:frame>
        <draw:frame draw:name="Marcador de número de diapositiva 3" presentation:style-name="pr13" draw:text-style-name="P9" draw:layer="layout" svg:width="2.732cm" svg:height="1.013cm" svg:x="20.626cm" svg:y="17.944cm" presentation:class="page-number" presentation:user-transformed="true">
          <draw:text-box>
            <text:p text:style-name="P8"><text:span text:style-name="T5"><text:page-number>&lt;número&gt;</text:page-number></text:span></text:p>
          </draw:text-box>
        </draw:frame>
        <draw:custom-shape draw:name="Rectángulo 4" draw:style-name="gr12" draw:text-style-name="P14" draw:layer="layout" svg:width="22.119cm" svg:height="1.269cm" svg:x="1.239cm" svg:y="1.08cm">
          <text:p text:style-name="P23"><text:span text:style-name="T8">Ejemplo constructores, destructores, métodos. Prog pp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5" draw:style-name="gr13" draw:text-style-name="P27" draw:layer="layout" svg:width="22.119cm" svg:height="15.12cm" svg:x="1.239cm" svg:y="2.35cm">
          <text:p text:style-name="P23"><text:span text:style-name="T50">cadena::cadena():cad(NULL) {};</text:span></text:p>
          <text:p text:style-name="P23"><text:span text:style-name="T50"/></text:p>
          <text:p text:style-name="P23"><text:span text:style-name="T50">cadena::cadena(const char *c){</text:span></text:p>
          <text:p text:style-name="P23"><text:span text:style-name="T50"><text:s text:c="4"/></text:span><text:span text:style-name="T50">cad=new char[strlen(c)+1];</text:span></text:p>
          <text:p text:style-name="P23"><text:span text:style-name="T50"><text:s text:c="4"/></text:span><text:span text:style-name="T50">strcpy(cad,c);</text:span></text:p>
          <text:p text:style-name="P23"><text:span text:style-name="T50">}</text:span></text:p>
          <text:p text:style-name="P23"><text:span text:style-name="T50">cadena::cadena(const int n){</text:span></text:p>
          <text:p text:style-name="P23"><text:span text:style-name="T50"><text:s text:c="4"/></text:span><text:span text:style-name="T50">cad=new char[n+1];</text:span></text:p>
          <text:p text:style-name="P23"><text:span text:style-name="T50"><text:s text:c="4"/></text:span><text:span text:style-name="T50">cad[0]=0;</text:span></text:p>
          <text:p text:style-name="P23"><text:span text:style-name="T50">}</text:span></text:p>
          <text:p text:style-name="P23"><text:span text:style-name="T50">cadena::cadena(const cadena &amp;cx){</text:span></text:p>
          <text:p text:style-name="P23"><text:span text:style-name="T50"><text:s text:c="4"/></text:span><text:span text:style-name="T50">cad=new char[strlen(cx.cad)+1];</text:span></text:p>
          <text:p text:style-name="P23"><text:span text:style-name="T50"><text:s text:c="4"/></text:span><text:span text:style-name="T50">strcpy(cad,cx.cad);</text:span></text:p>
          <text:p text:style-name="P23"><text:span text:style-name="T50">}</text:span></text:p>
          <text:p text:style-name="P23"><text:span text:style-name="T50">cadena::~cadena(){</text:span></text:p>
          <text:p text:style-name="P23"><text:span text:style-name="T50"><text:s text:c="4"/></text:span><text:span text:style-name="T50">delete[] cad;</text:span></text:p>
          <text:p text:style-name="P23"><text:span text:style-name="T50">}</text:span></text:p>
          <text:p text:style-name="P23"><text:span text:style-name="T50">void cadena::Asignar(const char *orig){</text:span></text:p>
          <text:p text:style-name="P23"><text:span text:style-name="T50"><text:s text:c="4"/></text:span><text:span text:style-name="T50">//Eliminamos lo que tiene la cadena actual</text:span></text:p>
          <text:p text:style-name="P23"><text:span text:style-name="T50"><text:s text:c="4"/></text:span><text:span text:style-name="T50">delete[] cad;</text:span></text:p>
          <text:p text:style-name="P23"><text:span text:style-name="T50"><text:s text:c="4"/></text:span><text:span text:style-name="T50">//asignamos memoria para la nueva y almacenamos</text:span></text:p>
          <text:p text:style-name="P23"><text:span text:style-name="T50"><text:s text:c="4"/></text:span><text:span text:style-name="T50">cad=new char[strlen(orig)+1];</text:span></text:p>
          <text:p text:style-name="P23"><text:span text:style-name="T50"><text:s text:c="4"/></text:span><text:span text:style-name="T50">strcpy(cad,orig);</text:span></text:p>
          <text:p text:style-name="P23"><text:span text:style-name="T50">}</text:span></text:p>
          <text:p text:style-name="P23"><text:span text:style-name="T50">void cadena::Concatenar(cadena orig2){</text:span></text:p>
          <text:p text:style-name="P23"><text:span text:style-name="T50"><text:s text:c="4"/></text:span><text:span text:style-name="T50">char *aux=new char[strlen(cad)+strlen(orig2.cad)+1];</text:span></text:p>
          <text:p text:style-name="P23"><text:span text:style-name="T50"><text:s text:c="4"/></text:span><text:span text:style-name="T50">strcpy(aux,cad);</text:span></text:p>
          <text:p text:style-name="P23"><text:span text:style-name="T50"><text:s text:c="4"/></text:span><text:span text:style-name="T50">strcat(aux,orig2.cad);</text:span></text:p>
          <text:p text:style-name="P23"><text:span text:style-name="T50"><text:s text:c="4"/></text:span><text:span text:style-name="T50">Asignar(aux);</text:span></text:p>
          <text:p text:style-name="P23"><text:span text:style-name="T50">}</text:span></text:p>
          <text:p text:style-name="P23"><text:span text:style-name="T50"/></text:p>
          <text:p text:style-name="P23"><text:span text:style-name="T50">char *cadena::Leer(char *dest){</text:span></text:p>
          <text:p text:style-name="P23"><text:span text:style-name="T50"><text:s text:c="4"/></text:span><text:span text:style-name="T50">strcpy(dest,cad);</text:span></text:p>
          <text:p text:style-name="P23"><text:span text:style-name="T50"><text:s text:c="4"/></text:span><text:span text:style-name="T50">return dest;</text:span></text:p>
          <text:p text:style-name="P23"><text:span text:style-name="T50">}</text:span></text:p>
          <text:p text:style-name="P23"><text:span text:style-name="T50">int main(int argc, char *argv[])</text:span></text:p>
          <text:p text:style-name="P23"><text:span text:style-name="T50">{</text:span></text:p>
          <text:p text:style-name="P23"><text:span text:style-name="T50"><text:s text:c="4"/></text:span><text:span text:style-name="T50">QCoreApplication a(argc, argv);</text:span></text:p>
          <text:p text:style-name="P23"><text:span text:style-name="T50"><text:s text:c="4"/></text:span><text:span text:style-name="T50">cadena Cadena1("Cadena de prueba");</text:span></text:p>
          <text:p text:style-name="P23"><text:span text:style-name="T50"><text:s text:c="4"/></text:span><text:span text:style-name="T50">cadena Cadena2(Cadena1);</text:span></text:p>
          <text:p text:style-name="P23"><text:span text:style-name="T50"><text:s text:c="4"/></text:span><text:span text:style-name="T50">cadena *Cadena3;</text:span></text:p>
          <text:p text:style-name="P23"><text:span text:style-name="T50"><text:s text:c="4"/></text:span><text:span text:style-name="T50">cadena Cadena4(Cadena1);</text:span></text:p>
          <text:p text:style-name="P23"><text:span text:style-name="T50"/></text:p>
          <text:p text:style-name="P23"><text:span text:style-name="T50"><text:s text:c="4"/></text:span><text:span text:style-name="T50">char c[256];</text:span></text:p>
          <text:p text:style-name="P23"><text:span text:style-name="T50"/></text:p>
          <text:p text:style-name="P23"><text:span text:style-name="T50"><text:s text:c="4"/></text:span><text:span text:style-name="T50">//Modificamos cadena1</text:span></text:p>
          <text:p text:style-name="P23"><text:span text:style-name="T50"><text:s text:c="4"/></text:span><text:span text:style-name="T50">Cadena1.Asignar("otra cadena deferente");</text:span></text:p>
          <text:p text:style-name="P23"><text:span text:style-name="T50"><text:s text:c="4"/></text:span><text:span text:style-name="T50">Cadena3=new cadena("Cadena de prueba numero 3");</text:span></text:p>
          <text:p text:style-name="P23"><text:span text:style-name="T50"/></text:p>
          <text:p text:style-name="P23"><text:span text:style-name="T50"><text:s text:c="4"/></text:span><text:span text:style-name="T50">Cadena4.Concatenar(Cadena2);</text:span></text:p>
          <text:p text:style-name="P23"><text:span text:style-name="T50"><text:s text:c="4"/></text:span><text:span text:style-name="T50">Cadena4.Concatenar(*Cadena3);</text:span></text:p>
          <text:p text:style-name="P23"><text:span text:style-name="T50"/></text:p>
          <text:p text:style-name="P23"><text:span text:style-name="T50"><text:s text:c="4"/></text:span><text:span text:style-name="T50">//Mostrar resultados</text:span></text:p>
          <text:p text:style-name="P23"><text:span text:style-name="T50"><text:s text:c="4"/></text:span><text:span text:style-name="T50">cout &lt;&lt; "Cadena 1:" &lt;&lt; Cadena1.Leer(c) &lt;&lt; endl;</text:span></text:p>
          <text:p text:style-name="P23"><text:span text:style-name="T50"><text:s text:c="4"/></text:span><text:span text:style-name="T50">cout &lt;&lt; "Cadena 2:" &lt;&lt; Cadena2.Leer(c) &lt;&lt; endl;</text:span></text:p>
          <text:p text:style-name="P23"><text:span text:style-name="T50"><text:s text:c="4"/></text:span><text:span text:style-name="T50">cout &lt;&lt; "Cadena 3:" &lt;&lt; Cadena3-&gt;Leer(c) &lt;&lt; endl;</text:span></text:p>
          <text:p text:style-name="P23"><text:span text:style-name="T50"><text:s text:c="4"/></text:span><text:span text:style-name="T50">cout &lt;&lt; "Cadena 4:" &lt;&lt; Cadena4.Leer(c) &lt;&lt; endl;</text:span></text:p>
          <text:p text:style-name="P23"><text:span text:style-name="T50"><text:s text:c="4"/></text:span><text:span text:style-name="T50">return a.exec();</text:span></text:p>
          <text:p text:style-name="P23"><text:span text:style-name="T50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699cm" svg:height="9.524cm" svg:x="3.175cm" svg:y="1.93cm" draw:page-number="27" presentation:class="page"/>
          <draw:frame presentation:style-name="pr14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Jerarquía de clases" draw:style-name="dp1" draw:master-page-name="Encabezado_20_de_20_sección">
        <draw:frame draw:name="Título 1" presentation:style-name="pr15" draw:text-style-name="P2" draw:layer="layout" svg:width="20.954cm" svg:height="9.905cm" svg:x="2.286cm" svg:y="2.108cm" presentation:class="title" presentation:user-transformed="true">
          <draw:text-box>
            <text:p text:style-name="P1"><text:span text:style-name="T1">Jerarquía de clases</text:span></text:p>
          </draw:text-box>
        </draw:frame>
        <draw:frame draw:name="Marcador de texto 2" presentation:style-name="pr16" draw:text-style-name="P34" draw:layer="layout" svg:width="20.954cm" svg:height="3.174cm" svg:x="2.286cm" svg:y="12.37cm" presentation:class="outline" presentation:user-transformed="true">
          <draw:text-box>
            <text:p text:style-name="P3"><text:span text:style-name="T2">1 - Herencia</text:span></text:p>
          </draw:text-box>
        </draw:frame>
        <draw:frame draw:name="Marcador de fecha 3" presentation:style-name="pr17" draw:text-style-name="P6" draw:layer="layout" svg:width="5.15cm" svg:height="1.013cm" svg:x="2.286cm" svg:y="17.944cm" presentation:class="date-time" presentation:user-transformed="true">
          <draw:text-box>
            <text:p text:style-name="P5"><text:span text:style-name="T3">4/5/2017</text:span></text:p>
          </draw:text-box>
        </draw:frame>
        <draw:frame draw:name="Marcador de pie de página 4" presentation:style-name="pr17" draw:text-style-name="P6" draw:layer="layout" svg:width="10.047cm" svg:height="1.013cm" svg:x="7.68cm" svg:y="17.944cm" presentation:class="footer" presentation:user-transformed="true">
          <draw:text-box>
            <text:p text:style-name="P7"><text:span text:style-name="T4">Prog. Orientada a Objetos - FCyT - UADER</text:span></text:p>
          </draw:text-box>
        </draw:frame>
        <draw:frame draw:name="Marcador de número de diapositiva 5" presentation:style-name="pr17" draw:text-style-name="P9" draw:layer="layout" svg:width="2.732cm" svg:height="1.013cm" svg:x="20.626cm" svg:y="17.944cm" presentation:class="page-number" presentation:user-transformed="true">
          <draw:text-box>
            <text:p text:style-name="P8"><text:span text:style-name="T5"><text:page-number>&lt;número&gt;</text:page-number></text:span></text:p>
          </draw:text-box>
        </draw:frame>
        <presentation:notes draw:style-name="dp3">
          <draw:page-thumbnail draw:style-name="gr1" draw:layer="layout" svg:width="12.699cm" svg:height="9.524cm" svg:x="3.175cm" svg:y="1.93cm" draw:page-number="28" presentation:class="page"/>
          <draw:frame presentation:style-name="pr18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lases base y clases derivadas" draw:style-name="dp1" draw:master-page-name="Título_20_y_20_objetos" presentation:presentation-page-layout-name="AL2T11">
        <draw:frame draw:name="Título 1" presentation:style-name="pr6" draw:text-style-name="P12" draw:layer="layout" svg:width="20.954cm" svg:height="4.029cm" svg:x="2.286cm" svg:y="0.796cm" presentation:class="title" presentation:user-transformed="true">
          <draw:text-box>
            <text:p text:style-name="P1"><text:span text:style-name="T7">Clases base y clases derivadas</text:span></text:p>
          </draw:text-box>
        </draw:frame>
        <draw:frame draw:name="Marcador de contenido 2" presentation:style-name="pr12" draw:text-style-name="P26" draw:layer="layout" svg:width="20.954cm" svg:height="11.175cm" svg:x="2.286cm" svg:y="5.127cm" presentation:class="outline" presentation:user-transformed="true">
          <draw:text-box>
            <text:list text:style-name="L13">
              <text:list-item>
                <text:p text:style-name="P28"><text:span text:style-name="T48">Cada nueva clase obtenida mediante herencia se conoce como clase derivada.</text:span></text:p>
              </text:list-item>
              <text:list-item>
                <text:p text:style-name="P28"><text:span text:style-name="T48">Las clases a partir de las cuales se deriva, clases base.</text:span></text:p>
              </text:list-item>
              <text:list-item>
                <text:p text:style-name="P28"><text:span text:style-name="T48">Cada clase derivada puede usarse como clase base para <text:s/>obtener una nueva clase derivada.</text:span></text:p>
              </text:list-item>
              <text:list-item>
                <text:p text:style-name="P28"><text:span text:style-name="T48">Cada clase derivada puede serlo de una o más clases base (herencia múltiple).</text:span></text:p>
              </text:list-item>
              <text:list-item>
                <text:p text:style-name="P28"><text:span text:style-name="T48">Puede crearse una jerarquía de clases tan compleja <text:s/>como sea necesario.</text:span></text:p>
              </text:list-item>
            </text:list>
            <text:p text:style-name="P28"><text:span text:style-name="T48"/></text:p>
          </draw:text-box>
        </draw:frame>
        <draw:frame draw:name="Marcador de fecha 3" presentation:style-name="pr7" draw:text-style-name="P6" draw:layer="layout" svg:width="5.15cm" svg:height="1.013cm" svg:x="2.286cm" svg:y="17.944cm" presentation:class="date-time" presentation:user-transformed="true">
          <draw:text-box>
            <text:p text:style-name="P5"><text:span text:style-name="T3">4/5/2017</text:span></text:p>
          </draw:text-box>
        </draw:frame>
        <draw:frame draw:name="Marcador de pie de página 4" presentation:style-name="pr7" draw:text-style-name="P6" draw:layer="layout" svg:width="10.047cm" svg:height="1.013cm" svg:x="7.68cm" svg:y="17.944cm" presentation:class="footer" presentation:user-transformed="true">
          <draw:text-box>
            <text:p text:style-name="P7"><text:span text:style-name="T4">Prog. Orientada a Objetos - FCyT - UADER</text:span></text:p>
          </draw:text-box>
        </draw:frame>
        <draw:frame draw:name="Marcador de número de diapositiva 5" presentation:style-name="pr7" draw:text-style-name="P9" draw:layer="layout" svg:width="2.732cm" svg:height="1.013cm" svg:x="20.626cm" svg:y="17.944cm" presentation:class="page-number" presentation:user-transformed="true">
          <draw:text-box>
            <text:p text:style-name="P8"><text:span text:style-name="T5"><text:page-number>&lt;número&gt;</text:page-number></text:span></text:p>
          </draw:text-box>
        </draw:frame>
        <presentation:notes draw:style-name="dp3">
          <draw:page-thumbnail draw:style-name="gr1" draw:layer="layout" svg:width="12.699cm" svg:height="9.524cm" svg:x="3.175cm" svg:y="1.93cm" draw:page-number="29" presentation:class="page"/>
          <draw:frame presentation:style-name="pr10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Derivación de clases" draw:style-name="dp1" draw:master-page-name="Título_20_y_20_objetos" presentation:presentation-page-layout-name="AL2T11">
        <draw:frame draw:name="Título 1" presentation:style-name="pr6" draw:text-style-name="P12" draw:layer="layout" svg:width="20.954cm" svg:height="4.029cm" svg:x="2.286cm" svg:y="0.796cm" presentation:class="title" presentation:user-transformed="true">
          <draw:text-box>
            <text:p text:style-name="P1"><text:span text:style-name="T7">Derivación de clases</text:span></text:p>
          </draw:text-box>
        </draw:frame>
        <draw:frame draw:name="Marcador de contenido 2" presentation:style-name="pr11" draw:text-style-name="P26" draw:layer="layout" svg:width="20.954cm" svg:height="6.731cm" svg:x="2.286cm" svg:y="9.571cm" presentation:class="outline" presentation:user-transformed="true">
          <draw:text-box>
            <text:list text:style-name="L13">
              <text:list-item>
                <text:p text:style-name="P28"><text:span text:style-name="T48">Para cada clase base podemos definir dos tipos de acceso:</text:span></text:p>
              </text:list-item>
            </text:list>
            <text:list text:style-name="L14">
              <text:list-item>
                <text:list>
                  <text:list-item>
                    <text:p text:style-name="P29"><text:span text:style-name="T51">public: los miembros heredados de la clase base conservan el tipo de acceso con que fueron declarados en ella.</text:span></text:p>
                  </text:list-item>
                  <text:list-item>
                    <text:p text:style-name="P29"><text:span text:style-name="T51">private: todos <text:s/>los miembros heredados de la clase base pasan a ser miembros privados <text:s/>en la clase derivada.</text:span></text:p>
                  </text:list-item>
                </text:list>
              </text:list-item>
              <text:list-item>
                <text:p text:style-name="P28"><text:span text:style-name="T48">Si no se especifica ninguno <text:s/>de los dos, <text:s/>por defecto se asume que es private.</text:span></text:p>
              </text:list-item>
            </text:list>
            <text:p text:style-name="P28"><text:span text:style-name="T48"/></text:p>
          </draw:text-box>
        </draw:frame>
        <draw:frame draw:name="Marcador de fecha 3" presentation:style-name="pr7" draw:text-style-name="P6" draw:layer="layout" svg:width="5.15cm" svg:height="1.013cm" svg:x="2.286cm" svg:y="17.944cm" presentation:class="date-time" presentation:user-transformed="true">
          <draw:text-box>
            <text:p text:style-name="P5"><text:span text:style-name="T3">4/5/2017</text:span></text:p>
          </draw:text-box>
        </draw:frame>
        <draw:frame draw:name="Marcador de pie de página 4" presentation:style-name="pr7" draw:text-style-name="P6" draw:layer="layout" svg:width="10.047cm" svg:height="1.013cm" svg:x="7.68cm" svg:y="17.944cm" presentation:class="footer" presentation:user-transformed="true">
          <draw:text-box>
            <text:p text:style-name="P7"><text:span text:style-name="T4">Prog. Orientada a Objetos - FCyT - UADER</text:span></text:p>
          </draw:text-box>
        </draw:frame>
        <draw:frame draw:name="Marcador de número de diapositiva 5" presentation:style-name="pr7" draw:text-style-name="P9" draw:layer="layout" svg:width="2.732cm" svg:height="1.013cm" svg:x="20.626cm" svg:y="17.944cm" presentation:class="page-number" presentation:user-transformed="true">
          <draw:text-box>
            <text:p text:style-name="P8"><text:span text:style-name="T5"><text:page-number>&lt;número&gt;</text:page-number></text:span></text:p>
          </draw:text-box>
        </draw:frame>
        <draw:custom-shape draw:name="Rectángulo 6" draw:style-name="gr12" draw:text-style-name="P14" draw:layer="layout" svg:width="22.119cm" svg:height="1.269cm" svg:x="1.239cm" svg:y="5.137cm">
          <text:p text:style-name="P23"><text:span text:style-name="T8">Sintax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7" draw:style-name="gr13" draw:text-style-name="P27" draw:layer="layout" svg:width="22.119cm" svg:height="2.291cm" svg:x="1.239cm" svg:y="6.443cm">
          <text:p text:style-name="P23"><text:span text:style-name="T57">class <text:s/>&lt;clase_derivada&gt; : [public|private] &lt;base1&gt; [,[public|private] &lt;base2&gt;] {}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699cm" svg:height="9.524cm" svg:x="3.175cm" svg:y="1.93cm" draw:page-number="30" presentation:class="page"/>
          <draw:frame presentation:style-name="pr10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En_20_blanco">
        <draw:frame draw:name="Marcador de fecha 1" presentation:style-name="pr13" draw:text-style-name="P6" draw:layer="layout" svg:width="5.15cm" svg:height="1.013cm" svg:x="2.286cm" svg:y="17.944cm" presentation:class="date-time" presentation:user-transformed="true">
          <draw:text-box>
            <text:p text:style-name="P5"><text:span text:style-name="T3">4/5/2017</text:span></text:p>
          </draw:text-box>
        </draw:frame>
        <draw:frame draw:name="Marcador de pie de página 2" presentation:style-name="pr13" draw:text-style-name="P6" draw:layer="layout" svg:width="10.047cm" svg:height="1.013cm" svg:x="7.68cm" svg:y="17.944cm" presentation:class="footer" presentation:user-transformed="true">
          <draw:text-box>
            <text:p text:style-name="P7"><text:span text:style-name="T4">Prog. Orientada a Objetos - FCyT - UADER</text:span></text:p>
          </draw:text-box>
        </draw:frame>
        <draw:frame draw:name="Marcador de número de diapositiva 3" presentation:style-name="pr13" draw:text-style-name="P9" draw:layer="layout" svg:width="2.732cm" svg:height="1.013cm" svg:x="20.626cm" svg:y="17.944cm" presentation:class="page-number" presentation:user-transformed="true">
          <draw:text-box>
            <text:p text:style-name="P8"><text:span text:style-name="T5"><text:page-number>&lt;número&gt;</text:page-number></text:span></text:p>
          </draw:text-box>
        </draw:frame>
        <draw:custom-shape draw:name="Rectángulo 4" draw:style-name="gr12" draw:text-style-name="P14" draw:layer="layout" svg:width="22.119cm" svg:height="1.391cm" svg:x="1.239cm" svg:y="0.867cm">
          <text:p text:style-name="P23"><text:span text:style-name="T8">Ejemplos de herencia de clases (persona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5" draw:style-name="gr13" draw:text-style-name="P27" draw:layer="layout" svg:width="22.119cm" svg:height="12.639cm" svg:x="1.239cm" svg:y="2.259cm">
          <text:p text:style-name="P23"><text:span text:style-name="T57">#include &lt;QCoreApplication&gt;</text:span></text:p>
          <text:p text:style-name="P23"><text:span text:style-name="T57">#include &lt;iostream&gt;</text:span></text:p>
          <text:p text:style-name="P23"><text:span text:style-name="T57">using namespace std;</text:span></text:p>
          <text:p text:style-name="P23"><text:span text:style-name="T57">class Persona{</text:span></text:p>
          <text:p text:style-name="P23"><text:span text:style-name="T57">public:</text:span></text:p>
          <text:p text:style-name="P23"><text:span text:style-name="T57"><text:s text:c="4"/></text:span><text:span text:style-name="T57">Persona(char *n, int e);</text:span></text:p>
          <text:p text:style-name="P23"><text:span text:style-name="T57"><text:s text:c="4"/></text:span><text:span text:style-name="T57">char* LeerNombre(char *n) const;</text:span></text:p>
          <text:p text:style-name="P23"><text:span text:style-name="T57"><text:s text:c="4"/></text:span><text:span text:style-name="T57">int LeerEdad() const;</text:span></text:p>
          <text:p text:style-name="P23"><text:span text:style-name="T57"><text:s text:c="4"/></text:span><text:span text:style-name="T57">void CambiarNombre(const char *n);</text:span></text:p>
          <text:p text:style-name="P23"><text:span text:style-name="T57"><text:s text:c="4"/></text:span><text:span text:style-name="T57">void CambiarEdad(int e);</text:span></text:p>
          <text:p text:style-name="P23"><text:span text:style-name="T57">protected:</text:span></text:p>
          <text:p text:style-name="P23"><text:span text:style-name="T57"><text:s text:c="4"/></text:span><text:span text:style-name="T57">char nombre[40];</text:span></text:p>
          <text:p text:style-name="P23"><text:span text:style-name="T57"><text:s text:c="4"/></text:span><text:span text:style-name="T57">int edad;</text:span></text:p>
          <text:p text:style-name="P23"><text:span text:style-name="T57">};</text:span></text:p>
          <text:p text:style-name="P23"><text:span text:style-name="T57"/></text:p>
          <text:p text:style-name="P23"><text:span text:style-name="T57">class Empleado:public Persona{</text:span></text:p>
          <text:p text:style-name="P23"><text:span text:style-name="T57">public:</text:span></text:p>
          <text:p text:style-name="P23"><text:span text:style-name="T57"><text:s text:c="4"/></text:span><text:span text:style-name="T57">Empleado(char *n,int e,float s);</text:span></text:p>
          <text:p text:style-name="P23"><text:span text:style-name="T57"><text:s text:c="4"/></text:span><text:span text:style-name="T57">float LeerSalario() const;</text:span></text:p>
          <text:p text:style-name="P23"><text:span text:style-name="T57"><text:s text:c="4"/></text:span><text:span text:style-name="T57">void CambiaSalario(const float s);</text:span></text:p>
          <text:p text:style-name="P23"><text:span text:style-name="T57">protected:</text:span></text:p>
          <text:p text:style-name="P23"><text:span text:style-name="T57"><text:s text:c="4"/></text:span><text:span text:style-name="T57">float salarioMensual;</text:span></text:p>
          <text:p text:style-name="P23"><text:span text:style-name="T57">}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7" draw:style-name="gr15" draw:text-style-name="P16" draw:layer="layout" svg:width="22.584cm" svg:height="2.535cm" svg:x="0.774cm" svg:y="15.24cm">
          <text:p text:style-name="P23"><text:span text:style-name="T61">El acceso </text:span><text:span text:style-name="T62">protected</text:span><text:span text:style-name="T61"> nos permite que los datos sean inaccesibles desde el exterior de las clases, pero a la vez, permite que sean accesibles desde las clases derivada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699cm" svg:height="9.524cm" svg:x="3.175cm" svg:y="1.93cm" draw:page-number="31" presentation:class="page"/>
          <draw:frame presentation:style-name="pr14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En_20_blanco">
        <draw:frame draw:name="Marcador de fecha 1" presentation:style-name="pr13" draw:text-style-name="P6" draw:layer="layout" svg:width="5.15cm" svg:height="1.013cm" svg:x="2.286cm" svg:y="17.944cm" presentation:class="date-time" presentation:user-transformed="true">
          <draw:text-box>
            <text:p text:style-name="P5"><text:span text:style-name="T3">4/5/2017</text:span></text:p>
          </draw:text-box>
        </draw:frame>
        <draw:frame draw:name="Marcador de pie de página 2" presentation:style-name="pr13" draw:text-style-name="P6" draw:layer="layout" svg:width="10.047cm" svg:height="1.013cm" svg:x="7.68cm" svg:y="17.944cm" presentation:class="footer" presentation:user-transformed="true">
          <draw:text-box>
            <text:p text:style-name="P7"><text:span text:style-name="T4">Prog. Orientada a Objetos - FCyT - UADER</text:span></text:p>
          </draw:text-box>
        </draw:frame>
        <draw:frame draw:name="Marcador de número de diapositiva 3" presentation:style-name="pr13" draw:text-style-name="P9" draw:layer="layout" svg:width="2.732cm" svg:height="1.013cm" svg:x="20.626cm" svg:y="17.944cm" presentation:class="page-number" presentation:user-transformed="true">
          <draw:text-box>
            <text:p text:style-name="P8"><text:span text:style-name="T5"><text:page-number>&lt;número&gt;</text:page-number></text:span></text:p>
          </draw:text-box>
        </draw:frame>
        <draw:custom-shape draw:name="Rectángulo 4" draw:style-name="gr12" draw:text-style-name="P14" draw:layer="layout" svg:width="22.119cm" svg:height="1.269cm" svg:x="1.239cm" svg:y="1.08cm">
          <text:p text:style-name="P23"><text:span text:style-name="T8">Ejemplo herencia métodos y programa ppal (persona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5" draw:style-name="gr13" draw:text-style-name="P27" draw:layer="layout" svg:width="22.119cm" svg:height="15.12cm" svg:x="1.239cm" svg:y="2.35cm">
          <text:p text:style-name="P23"><text:span text:style-name="T50">Persona::Persona(char *n, int e){</text:span></text:p>
          <text:p text:style-name="P23"><text:span text:style-name="T50"><text:s text:c="4"/></text:span><text:span text:style-name="T50">strcpy(nombre,n);</text:span></text:p>
          <text:p text:style-name="P23"><text:span text:style-name="T50"><text:s text:c="4"/></text:span><text:span text:style-name="T50">edad=e;</text:span></text:p>
          <text:p text:style-name="P23"><text:span text:style-name="T50">}</text:span></text:p>
          <text:p text:style-name="P23"><text:span text:style-name="T50"/></text:p>
          <text:p text:style-name="P23"><text:span text:style-name="T50">char* Persona::LeerNombre(char *n) const{</text:span></text:p>
          <text:p text:style-name="P23"><text:span text:style-name="T50"><text:s text:c="4"/></text:span><text:span text:style-name="T50">strcpy(n,this-&gt;nombre);</text:span></text:p>
          <text:p text:style-name="P23"><text:span text:style-name="T50"><text:s text:c="4"/></text:span><text:span text:style-name="T50">return n;</text:span></text:p>
          <text:p text:style-name="P23"><text:span text:style-name="T50">}</text:span></text:p>
          <text:p text:style-name="P23"><text:span text:style-name="T50"/></text:p>
          <text:p text:style-name="P23"><text:span text:style-name="T50">int Persona::LeerEdad() const {</text:span></text:p>
          <text:p text:style-name="P23"><text:span text:style-name="T50"><text:s text:c="4"/></text:span><text:span text:style-name="T50">return edad;</text:span></text:p>
          <text:p text:style-name="P23"><text:span text:style-name="T50">}</text:span></text:p>
          <text:p text:style-name="P23"><text:span text:style-name="T50"/></text:p>
          <text:p text:style-name="P23"><text:span text:style-name="T50">void Persona::CambiarNombre(const char *n){</text:span></text:p>
          <text:p text:style-name="P23"><text:span text:style-name="T50"><text:s text:c="4"/></text:span><text:span text:style-name="T50">strcpy(nombre,n);</text:span></text:p>
          <text:p text:style-name="P23"><text:span text:style-name="T50">}</text:span></text:p>
          <text:p text:style-name="P23"><text:span text:style-name="T50"/></text:p>
          <text:p text:style-name="P23"><text:span text:style-name="T50">void Persona::CambiarEdad(int e){</text:span></text:p>
          <text:p text:style-name="P23"><text:span text:style-name="T50"><text:s text:c="4"/></text:span><text:span text:style-name="T50">edad=e;</text:span></text:p>
          <text:p text:style-name="P23"><text:span text:style-name="T50">}</text:span></text:p>
          <text:p text:style-name="P23"><text:span text:style-name="T50"/></text:p>
          <text:p text:style-name="P23"><text:span text:style-name="T50">Empleado::Empleado(char *n,int e,float s):Persona(n,e){</text:span></text:p>
          <text:p text:style-name="P23"><text:span text:style-name="T50"><text:s text:c="4"/></text:span><text:span text:style-name="T50">salarioMensual=s;}</text:span></text:p>
          <text:p text:style-name="P23"><text:span text:style-name="T50"/></text:p>
          <text:p text:style-name="P23"><text:span text:style-name="T50"/></text:p>
          <text:p text:style-name="P23"><text:span text:style-name="T50">float Empleado::LeerSalario()const {</text:span></text:p>
          <text:p text:style-name="P23"><text:span text:style-name="T50"><text:s text:c="4"/></text:span><text:span text:style-name="T50">return salarioMensual;</text:span></text:p>
          <text:p text:style-name="P23"><text:span text:style-name="T50">}</text:span></text:p>
          <text:p text:style-name="P23"><text:span text:style-name="T50"/></text:p>
          <text:p text:style-name="P23"><text:span text:style-name="T50">void Empleado::CambiaSalario(const float s){</text:span></text:p>
          <text:p text:style-name="P23"><text:span text:style-name="T50"><text:s text:c="4"/></text:span><text:span text:style-name="T50">salarioMensual=s;</text:span></text:p>
          <text:p text:style-name="P23"><text:span text:style-name="T50">}</text:span></text:p>
          <text:p text:style-name="P23"><text:span text:style-name="T50"/></text:p>
          <text:p text:style-name="P23"><text:span text:style-name="T50">int main(int argc, char *argv[])</text:span></text:p>
          <text:p text:style-name="P23"><text:span text:style-name="T50">{</text:span></text:p>
          <text:p text:style-name="P23"><text:span text:style-name="T50"><text:s text:c="4"/></text:span><text:span text:style-name="T50">QCoreApplication a(argc, argv);</text:span></text:p>
          <text:p text:style-name="P23"><text:span text:style-name="T50"><text:s text:c="4"/></text:span><text:span text:style-name="T50">char c[256];</text:span></text:p>
          <text:p text:style-name="P23"><text:span text:style-name="T50"><text:s text:c="4"/></text:span><text:span text:style-name="T50">Empleado E1("Juan Perez",25,3500);</text:span></text:p>
          <text:p text:style-name="P23"><text:span text:style-name="T50"><text:s text:c="4"/></text:span><text:span text:style-name="T50">cout &lt;&lt; "Nombre:" &lt;&lt; E1.LeerNombre(c) &lt;&lt; endl;</text:span></text:p>
          <text:p text:style-name="P23"><text:span text:style-name="T50"><text:s text:c="4"/></text:span><text:span text:style-name="T50">cout &lt;&lt; "Edad:" &lt;&lt; E1.LeerEdad() &lt;&lt; endl;</text:span></text:p>
          <text:p text:style-name="P23"><text:span text:style-name="T50"><text:s text:c="4"/></text:span><text:span text:style-name="T50">cout &lt;&lt; "Salario:" &lt;&lt; E1.LeerSalario() &lt;&lt; endl;</text:span></text:p>
          <text:p text:style-name="P23"><text:span text:style-name="T50"><text:s text:c="4"/></text:span><text:span text:style-name="T50">float ns;</text:span></text:p>
          <text:p text:style-name="P23"><text:span text:style-name="T50"><text:s text:c="4"/></text:span><text:span text:style-name="T50">ns=E1.LeerSalario()*1.18;</text:span></text:p>
          <text:p text:style-name="P23"><text:span text:style-name="T50"><text:s text:c="4"/></text:span><text:span text:style-name="T50">E1.CambiaSalario(ns);</text:span></text:p>
          <text:p text:style-name="P23"><text:span text:style-name="T50"><text:s text:c="4"/></text:span><text:span text:style-name="T50">cout &lt;&lt; "Salario:" &lt;&lt; E1.LeerSalario() &lt;&lt; endl;</text:span></text:p>
          <text:p text:style-name="P23"><text:span text:style-name="T50"/></text:p>
          <text:p text:style-name="P23"><text:span text:style-name="T50"><text:s text:c="4"/></text:span><text:span text:style-name="T50">return a.exec();</text:span></text:p>
          <text:p text:style-name="P23"><text:span text:style-name="T50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699cm" svg:height="9.524cm" svg:x="3.175cm" svg:y="1.93cm" draw:page-number="32" presentation:class="page"/>
          <draw:frame presentation:style-name="pr14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onstructores y clases derivadas" draw:style-name="dp1" draw:master-page-name="Título_20_y_20_objetos" presentation:presentation-page-layout-name="AL2T11">
        <draw:frame draw:name="Título 1" presentation:style-name="pr6" draw:text-style-name="P12" draw:layer="layout" svg:width="20.954cm" svg:height="4.029cm" svg:x="2.286cm" svg:y="0.796cm" presentation:class="title" presentation:user-transformed="true">
          <draw:text-box>
            <text:p text:style-name="P1"><text:span text:style-name="T7">Constructores y clases derivadas</text:span></text:p>
          </draw:text-box>
        </draw:frame>
        <draw:frame draw:name="Marcador de contenido 2" presentation:style-name="pr12" draw:text-style-name="P26" draw:layer="layout" svg:width="20.954cm" svg:height="11.175cm" svg:x="2.286cm" svg:y="5.127cm" presentation:class="outline" presentation:user-transformed="true">
          <draw:text-box>
            <text:list text:style-name="L13">
              <text:list-item>
                <text:p text:style-name="P28"><text:span text:style-name="T48">Cuando se crea <text:s/>un objeto de una clase derivada, primero se invoca al constructor de la clase o clases base y a continuación al constructor de la clase derivada.</text:span></text:p>
              </text:list-item>
              <text:list-item>
                <text:p text:style-name="P28"><text:span text:style-name="T48">Si la clase base es a su vez una clase derivada, el proceso se repite recursivamente.</text:span></text:p>
              </text:list-item>
              <text:list-item>
                <text:p text:style-name="P28"><text:span text:style-name="T48">Si no hemos definido los constructores de las clases, se usan los constructores por defecto que crea <text:s/>el compilador.</text:span></text:p>
              </text:list-item>
            </text:list>
            <text:p text:style-name="P28"><text:span text:style-name="T48"/></text:p>
          </draw:text-box>
        </draw:frame>
        <draw:frame draw:name="Marcador de fecha 3" presentation:style-name="pr7" draw:text-style-name="P6" draw:layer="layout" svg:width="5.15cm" svg:height="1.013cm" svg:x="2.286cm" svg:y="17.944cm" presentation:class="date-time" presentation:user-transformed="true">
          <draw:text-box>
            <text:p text:style-name="P5"><text:span text:style-name="T3">4/5/2017</text:span></text:p>
          </draw:text-box>
        </draw:frame>
        <draw:frame draw:name="Marcador de pie de página 4" presentation:style-name="pr7" draw:text-style-name="P6" draw:layer="layout" svg:width="10.047cm" svg:height="1.013cm" svg:x="7.68cm" svg:y="17.944cm" presentation:class="footer" presentation:user-transformed="true">
          <draw:text-box>
            <text:p text:style-name="P7"><text:span text:style-name="T4">Prog. Orientada a Objetos - FCyT - UADER</text:span></text:p>
          </draw:text-box>
        </draw:frame>
        <draw:frame draw:name="Marcador de número de diapositiva 5" presentation:style-name="pr7" draw:text-style-name="P9" draw:layer="layout" svg:width="2.732cm" svg:height="1.013cm" svg:x="20.626cm" svg:y="17.944cm" presentation:class="page-number" presentation:user-transformed="true">
          <draw:text-box>
            <text:p text:style-name="P8"><text:span text:style-name="T5"><text:page-number>&lt;número&gt;</text:page-number></text:span></text:p>
          </draw:text-box>
        </draw:frame>
        <presentation:notes draw:style-name="dp3">
          <draw:page-thumbnail draw:style-name="gr1" draw:layer="layout" svg:width="12.699cm" svg:height="9.524cm" svg:x="3.175cm" svg:y="1.93cm" draw:page-number="33" presentation:class="page"/>
          <draw:frame presentation:style-name="pr10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En_20_blanco">
        <draw:frame draw:name="Marcador de fecha 1" presentation:style-name="pr13" draw:text-style-name="P6" draw:layer="layout" svg:width="5.15cm" svg:height="1.013cm" svg:x="2.286cm" svg:y="17.944cm" presentation:class="date-time" presentation:user-transformed="true">
          <draw:text-box>
            <text:p text:style-name="P5"><text:span text:style-name="T3">4/5/2017</text:span></text:p>
          </draw:text-box>
        </draw:frame>
        <draw:frame draw:name="Marcador de pie de página 2" presentation:style-name="pr13" draw:text-style-name="P6" draw:layer="layout" svg:width="10.047cm" svg:height="1.013cm" svg:x="7.68cm" svg:y="17.944cm" presentation:class="footer" presentation:user-transformed="true">
          <draw:text-box>
            <text:p text:style-name="P7"><text:span text:style-name="T4">Prog. Orientada a Objetos - FCyT - UADER</text:span></text:p>
          </draw:text-box>
        </draw:frame>
        <draw:frame draw:name="Marcador de número de diapositiva 3" presentation:style-name="pr13" draw:text-style-name="P9" draw:layer="layout" svg:width="2.732cm" svg:height="1.013cm" svg:x="20.626cm" svg:y="17.944cm" presentation:class="page-number" presentation:user-transformed="true">
          <draw:text-box>
            <text:p text:style-name="P8"><text:span text:style-name="T5"><text:page-number>&lt;número&gt;</text:page-number></text:span></text:p>
          </draw:text-box>
        </draw:frame>
        <draw:custom-shape draw:name="Rectángulo 4" draw:style-name="gr12" draw:text-style-name="P14" draw:layer="layout" svg:width="22.119cm" svg:height="1.269cm" svg:x="1.239cm" svg:y="1.08cm">
          <text:p text:style-name="P23"><text:span text:style-name="T8">Ejemplo herencia constructores (Herencia0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5" draw:style-name="gr13" draw:text-style-name="P27" draw:layer="layout" svg:width="22.119cm" svg:height="15.12cm" svg:x="1.239cm" svg:y="2.35cm">
          <text:p text:style-name="P23"><text:span text:style-name="T52">#include &lt;QCoreApplication&gt;</text:span></text:p>
          <text:p text:style-name="P23"><text:span text:style-name="T52">#include &lt;iostream&gt;</text:span></text:p>
          <text:p text:style-name="P23"><text:span text:style-name="T52">using namespace std;</text:span></text:p>
          <text:p text:style-name="P23"><text:span text:style-name="T52"/></text:p>
          <text:p text:style-name="P23"><text:span text:style-name="T52">class ClaseA{</text:span></text:p>
          <text:p text:style-name="P23"><text:span text:style-name="T52">public:</text:span></text:p>
          <text:p text:style-name="P23"><text:span text:style-name="T52"><text:s text:c="4"/></text:span><text:span text:style-name="T52">ClaseA():datoA(10){</text:span></text:p>
          <text:p text:style-name="P23"><text:span text:style-name="T52"><text:s text:c="8"/></text:span><text:span text:style-name="T52">cout &lt;&lt; "Constructor de ClaseA" &lt;&lt; endl;</text:span></text:p>
          <text:p text:style-name="P23"><text:span text:style-name="T52"><text:s text:c="4"/></text:span><text:span text:style-name="T52">}</text:span></text:p>
          <text:p text:style-name="P23"><text:span text:style-name="T52"><text:s text:c="4"/></text:span><text:span text:style-name="T52">int LeerA() const {</text:span></text:p>
          <text:p text:style-name="P23"><text:span text:style-name="T52"><text:s text:c="8"/></text:span><text:span text:style-name="T52">return datoA;</text:span></text:p>
          <text:p text:style-name="P23"><text:span text:style-name="T52"><text:s text:c="4"/></text:span><text:span text:style-name="T52">}</text:span></text:p>
          <text:p text:style-name="P23"><text:span text:style-name="T52">protected:</text:span></text:p>
          <text:p text:style-name="P23"><text:span text:style-name="T52"><text:s text:c="4"/></text:span><text:span text:style-name="T52">int datoA;</text:span></text:p>
          <text:p text:style-name="P23"><text:span text:style-name="T52">};</text:span></text:p>
          <text:p text:style-name="P23"><text:span text:style-name="T52"/></text:p>
          <text:p text:style-name="P23"><text:span text:style-name="T52">class ClaseB:public ClaseA{</text:span></text:p>
          <text:p text:style-name="P23"><text:span text:style-name="T52">public:</text:span></text:p>
          <text:p text:style-name="P23"><text:span text:style-name="T52"><text:s text:c="4"/></text:span><text:span text:style-name="T52">ClaseB():datoB(20){</text:span></text:p>
          <text:p text:style-name="P23"><text:span text:style-name="T52"><text:s text:c="8"/></text:span><text:span text:style-name="T52">cout &lt;&lt; "Constructor de ClaseB" &lt;&lt; endl;</text:span></text:p>
          <text:p text:style-name="P23"><text:span text:style-name="T52"><text:s text:c="4"/></text:span><text:span text:style-name="T52">}</text:span></text:p>
          <text:p text:style-name="P23"><text:span text:style-name="T52"><text:s text:c="4"/></text:span><text:span text:style-name="T52">int LeerB() const { <text:s/>return datoB; <text:s/>}</text:span></text:p>
          <text:p text:style-name="P23"><text:span text:style-name="T52">protected:</text:span></text:p>
          <text:p text:style-name="P23"><text:span text:style-name="T52"><text:s text:c="4"/></text:span><text:span text:style-name="T52">int datoB;</text:span></text:p>
          <text:p text:style-name="P23"><text:span text:style-name="T52">};</text:span></text:p>
          <text:p text:style-name="P23"><text:span text:style-name="T52"/></text:p>
          <text:p text:style-name="P23"><text:span text:style-name="T52">int main(int argc, char *argv[])</text:span></text:p>
          <text:p text:style-name="P23"><text:span text:style-name="T52">{</text:span></text:p>
          <text:p text:style-name="P23"><text:span text:style-name="T52"><text:s text:c="4"/></text:span><text:span text:style-name="T52">QCoreApplication a(argc, argv);</text:span></text:p>
          <text:p text:style-name="P23"><text:span text:style-name="T52"><text:s text:c="4"/></text:span><text:span text:style-name="T52">ClaseB objeto;</text:span></text:p>
          <text:p text:style-name="P23"><text:span text:style-name="T52"/></text:p>
          <text:p text:style-name="P23"><text:span text:style-name="T52"><text:s text:c="4"/></text:span><text:span text:style-name="T52">cout &lt;&lt; "a= " &lt;&lt; objeto.LeerA() &lt;&lt;</text:span></text:p>
          <text:p text:style-name="P23"><text:span text:style-name="T52"><text:s text:c="12"/></text:span><text:span text:style-name="T52">" b= " &lt;&lt; objeto.LeerB() &lt;&lt; endl;</text:span></text:p>
          <text:p text:style-name="P23"><text:span text:style-name="T52"/></text:p>
          <text:p text:style-name="P23"><text:span text:style-name="T52"><text:s text:c="4"/></text:span><text:span text:style-name="T52">return a.exec();</text:span></text:p>
          <text:p text:style-name="P23"><text:span text:style-name="T52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Marcador de imagen de diapositiva 1" draw:style-name="gr1" draw:layer="layout" svg:width="11.429cm" svg:height="8.572cm" svg:x="3.81cm" svg:y="3.175cm" draw:page-number="34" presentation:class="page"/>
          <draw:frame draw:name="Marcador de notas 2" presentation:style-name="pr19" draw:text-style-name="P10" draw:layer="layout" svg:width="15.239cm" svg:height="10cm" svg:x="1.905cm" svg:y="12.224cm" presentation:class="notes" presentation:user-transformed="true">
            <draw:text-box>
              <text:p text:style-name="P35"><text:span text:style-name="T63">Ojo acá ha sido sencillo porque los parámetros de las clases son constantes. Si no fuese así veamos en la próxima.</text:span></text:p>
            </draw:text-box>
          </draw:frame>
          <draw:frame draw:name="Marcador de número de diapositiva 3" presentation:style-name="pr20" draw:text-style-name="P11" draw:layer="layout" svg:width="8.254cm" svg:height="1.273cm" svg:x="10.791cm" svg:y="24.126cm" presentation:class="page-number" presentation:user-transformed="true">
            <draw:text-box>
              <text:p text:style-name="P8"><text:span text:style-name="T6"><text:page-number>&lt;número&gt;</text:page-number></text:span></text:p>
            </draw:text-box>
          </draw:frame>
        </presentation:notes>
      </draw:page>
      <draw:page draw:name="Inicialización de clases base en constructores" draw:style-name="dp1" draw:master-page-name="Título_20_y_20_objetos" presentation:presentation-page-layout-name="AL2T11">
        <draw:frame draw:name="Título 1" presentation:style-name="pr6" draw:text-style-name="P12" draw:layer="layout" svg:width="20.954cm" svg:height="4.029cm" svg:x="2.286cm" svg:y="0.796cm" presentation:class="title" presentation:user-transformed="true">
          <draw:text-box>
            <text:p text:style-name="P1"><text:span text:style-name="T7">Inicialización de clases base en constructores</text:span></text:p>
          </draw:text-box>
        </draw:frame>
        <draw:frame draw:name="Marcador de contenido 2" presentation:style-name="pr12" draw:text-style-name="P26" draw:layer="layout" svg:width="20.954cm" svg:height="5.593cm" svg:x="2.286cm" svg:y="5.127cm" presentation:class="outline" presentation:user-transformed="true">
          <draw:text-box>
            <text:list text:style-name="L13">
              <text:list-item>
                <text:p text:style-name="P28"><text:span text:style-name="T48">Para inicializar las clases base usando parámetros <text:s/>desde el constructor de una clase derivada se utiliza el mismo método que para <text:s/>con los datos miembro.</text:span></text:p>
              </text:list-item>
              <text:list-item>
                <text:p text:style-name="P28"><text:span text:style-name="T48">Las llamadas a los constructores deben escribirse antes de las inicializaciones de los parámetros.</text:span></text:p>
              </text:list-item>
            </text:list>
            <text:p text:style-name="P28"><text:span text:style-name="T48"/></text:p>
          </draw:text-box>
        </draw:frame>
        <draw:frame draw:name="Marcador de fecha 3" presentation:style-name="pr7" draw:text-style-name="P6" draw:layer="layout" svg:width="5.15cm" svg:height="1.013cm" svg:x="2.286cm" svg:y="17.944cm" presentation:class="date-time" presentation:user-transformed="true">
          <draw:text-box>
            <text:p text:style-name="P5"><text:span text:style-name="T3">4/5/2017</text:span></text:p>
          </draw:text-box>
        </draw:frame>
        <draw:frame draw:name="Marcador de pie de página 4" presentation:style-name="pr7" draw:text-style-name="P6" draw:layer="layout" svg:width="10.047cm" svg:height="1.013cm" svg:x="7.68cm" svg:y="17.944cm" presentation:class="footer" presentation:user-transformed="true">
          <draw:text-box>
            <text:p text:style-name="P7"><text:span text:style-name="T4">Prog. Orientada a Objetos - FCyT - UADER</text:span></text:p>
          </draw:text-box>
        </draw:frame>
        <draw:frame draw:name="Marcador de número de diapositiva 5" presentation:style-name="pr7" draw:text-style-name="P9" draw:layer="layout" svg:width="2.732cm" svg:height="1.013cm" svg:x="20.626cm" svg:y="17.944cm" presentation:class="page-number" presentation:user-transformed="true">
          <draw:text-box>
            <text:p text:style-name="P8"><text:span text:style-name="T5"><text:page-number>&lt;número&gt;</text:page-number></text:span></text:p>
          </draw:text-box>
        </draw:frame>
        <draw:custom-shape draw:name="Rectángulo 6" draw:style-name="gr12" draw:text-style-name="P14" draw:layer="layout" svg:width="22.119cm" svg:height="1.269cm" svg:x="1.239cm" svg:y="12.196cm">
          <text:p text:style-name="P23"><text:span text:style-name="T8">Sintax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7" draw:style-name="gr13" draw:text-style-name="P27" draw:layer="layout" svg:width="22.119cm" svg:height="2.291cm" svg:x="1.239cm" svg:y="13.502cm">
          <text:p text:style-name="P23"><text:span text:style-name="T56">&lt;clase_derivada&gt;(&lt;lista_de_parametros&gt;) : <text:s text:c="27"/>&lt;clase_base&gt;(&lt;lista_de_parametros&gt;) <text:s/>{}</text:span></text:p>
          <text:p text:style-name="P23"><text:span text:style-name="T5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699cm" svg:height="9.524cm" svg:x="3.175cm" svg:y="1.93cm" draw:page-number="35" presentation:class="page"/>
          <draw:frame presentation:style-name="pr10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En_20_blanco">
        <draw:frame draw:name="Marcador de fecha 1" presentation:style-name="pr13" draw:text-style-name="P6" draw:layer="layout" svg:width="5.15cm" svg:height="1.013cm" svg:x="2.286cm" svg:y="17.944cm" presentation:class="date-time" presentation:user-transformed="true">
          <draw:text-box>
            <text:p text:style-name="P5"><text:span text:style-name="T3">4/5/2017</text:span></text:p>
          </draw:text-box>
        </draw:frame>
        <draw:frame draw:name="Marcador de pie de página 2" presentation:style-name="pr13" draw:text-style-name="P6" draw:layer="layout" svg:width="10.047cm" svg:height="1.013cm" svg:x="7.68cm" svg:y="17.944cm" presentation:class="footer" presentation:user-transformed="true">
          <draw:text-box>
            <text:p text:style-name="P7"><text:span text:style-name="T4">Prog. Orientada a Objetos - FCyT - UADER</text:span></text:p>
          </draw:text-box>
        </draw:frame>
        <draw:frame draw:name="Marcador de número de diapositiva 3" presentation:style-name="pr13" draw:text-style-name="P9" draw:layer="layout" svg:width="2.732cm" svg:height="1.013cm" svg:x="20.626cm" svg:y="17.944cm" presentation:class="page-number" presentation:user-transformed="true">
          <draw:text-box>
            <text:p text:style-name="P8"><text:span text:style-name="T5"><text:page-number>&lt;número&gt;</text:page-number></text:span></text:p>
          </draw:text-box>
        </draw:frame>
        <draw:custom-shape draw:name="Rectángulo 4" draw:style-name="gr12" draw:text-style-name="P14" draw:layer="layout" svg:width="22.119cm" svg:height="1.269cm" svg:x="1.239cm" svg:y="1.08cm">
          <text:p text:style-name="P23"><text:span text:style-name="T8">Ejemplo herencia constructores (Herencia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5" draw:style-name="gr13" draw:text-style-name="P27" draw:layer="layout" svg:width="22.119cm" svg:height="15.12cm" svg:x="1.239cm" svg:y="2.35cm">
          <text:p text:style-name="P23"><text:span text:style-name="T52">#include &lt;QCoreApplication&gt;</text:span></text:p>
          <text:p text:style-name="P23"><text:span text:style-name="T52">#include &lt;iostream&gt;</text:span></text:p>
          <text:p text:style-name="P23"><text:span text:style-name="T52">using namespace std;</text:span></text:p>
          <text:p text:style-name="P23"><text:span text:style-name="T52"/></text:p>
          <text:p text:style-name="P23"><text:span text:style-name="T52">class ClaseA{</text:span></text:p>
          <text:p text:style-name="P23"><text:span text:style-name="T52">public:</text:span></text:p>
          <text:p text:style-name="P23"><text:span text:style-name="T52"><text:s text:c="4"/></text:span><text:span text:style-name="T52">ClaseA(int a):datoA(a){</text:span></text:p>
          <text:p text:style-name="P23"><text:span text:style-name="T52"><text:s text:c="8"/></text:span><text:span text:style-name="T52">cout &lt;&lt; "Constructor de ClaseA" &lt;&lt; endl;</text:span></text:p>
          <text:p text:style-name="P23"><text:span text:style-name="T52"><text:s text:c="4"/></text:span><text:span text:style-name="T52">}</text:span></text:p>
          <text:p text:style-name="P23"><text:span text:style-name="T52"><text:s text:c="4"/></text:span><text:span text:style-name="T52">int LeerA() const {</text:span></text:p>
          <text:p text:style-name="P23"><text:span text:style-name="T52"><text:s text:c="8"/></text:span><text:span text:style-name="T52">return datoA;</text:span></text:p>
          <text:p text:style-name="P23"><text:span text:style-name="T52"><text:s text:c="4"/></text:span><text:span text:style-name="T52">}</text:span></text:p>
          <text:p text:style-name="P23"><text:span text:style-name="T52">protected:</text:span></text:p>
          <text:p text:style-name="P23"><text:span text:style-name="T52"><text:s text:c="4"/></text:span><text:span text:style-name="T52">int datoA;</text:span></text:p>
          <text:p text:style-name="P23"><text:span text:style-name="T52">};</text:span></text:p>
          <text:p text:style-name="P23"><text:span text:style-name="T52"/></text:p>
          <text:p text:style-name="P23"><text:span text:style-name="T52">class ClaseB:public ClaseA{</text:span></text:p>
          <text:p text:style-name="P23"><text:span text:style-name="T52">public:</text:span></text:p>
          <text:p text:style-name="P23"><text:span text:style-name="T52"><text:s text:c="4"/></text:span><text:span text:style-name="T52">ClaseB(int a, int b):ClaseA(a),datoB(b){</text:span></text:p>
          <text:p text:style-name="P23"><text:span text:style-name="T52"><text:s text:c="8"/></text:span><text:span text:style-name="T52">cout &lt;&lt; "Constructor de ClaseB" &lt;&lt; endl;</text:span></text:p>
          <text:p text:style-name="P23"><text:span text:style-name="T52"><text:s text:c="4"/></text:span><text:span text:style-name="T52">}</text:span></text:p>
          <text:p text:style-name="P23"><text:span text:style-name="T52"><text:s text:c="4"/></text:span><text:span text:style-name="T52">int LeerB() const { <text:s text:c="2"/>return datoB; <text:s text:c="2"/>}</text:span></text:p>
          <text:p text:style-name="P23"><text:span text:style-name="T52">protected:</text:span></text:p>
          <text:p text:style-name="P23"><text:span text:style-name="T52"><text:s text:c="4"/></text:span><text:span text:style-name="T52">int datoB;</text:span></text:p>
          <text:p text:style-name="P23"><text:span text:style-name="T52">};</text:span></text:p>
          <text:p text:style-name="P23"><text:span text:style-name="T52"/></text:p>
          <text:p text:style-name="P23"><text:span text:style-name="T52">int main(int argc, char *argv[])</text:span></text:p>
          <text:p text:style-name="P23"><text:span text:style-name="T52">{</text:span></text:p>
          <text:p text:style-name="P23"><text:span text:style-name="T52"><text:s text:c="4"/></text:span><text:span text:style-name="T52">QCoreApplication a(argc, argv);</text:span></text:p>
          <text:p text:style-name="P23"><text:span text:style-name="T52"><text:s text:c="4"/></text:span><text:span text:style-name="T52">ClaseB objeto(23,18);</text:span></text:p>
          <text:p text:style-name="P23"><text:span text:style-name="T52"/></text:p>
          <text:p text:style-name="P23"><text:span text:style-name="T52"><text:s text:c="4"/></text:span><text:span text:style-name="T52">cout &lt;&lt; "a= " &lt;&lt; objeto.LeerA() &lt;&lt;</text:span></text:p>
          <text:p text:style-name="P23"><text:span text:style-name="T52"><text:s text:c="12"/></text:span><text:span text:style-name="T52">" b= " &lt;&lt; objeto.LeerB() &lt;&lt; endl;</text:span></text:p>
          <text:p text:style-name="P23"><text:span text:style-name="T52"/></text:p>
          <text:p text:style-name="P23"><text:span text:style-name="T52"><text:s text:c="4"/></text:span><text:span text:style-name="T52">return a.exec();</text:span></text:p>
          <text:p text:style-name="P23"><text:span text:style-name="T52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Marcador de imagen de diapositiva 1" draw:style-name="gr1" draw:layer="layout" svg:width="11.429cm" svg:height="8.572cm" svg:x="3.81cm" svg:y="3.175cm" draw:page-number="36" presentation:class="page"/>
          <draw:frame draw:name="Marcador de notas 2" presentation:style-name="pr19" draw:text-style-name="P10" draw:layer="layout" svg:width="15.239cm" svg:height="10cm" svg:x="1.905cm" svg:y="12.224cm" presentation:class="notes" presentation:user-transformed="true">
            <draw:text-box>
              <text:p text:style-name="P35"><text:span text:style-name="T63">Revisar cómo debemos primero llamar al constructor de la clase ansestra para luego setear el valor del atributo de la descendiente.</text:span></text:p>
            </draw:text-box>
          </draw:frame>
          <draw:frame draw:name="Marcador de número de diapositiva 3" presentation:style-name="pr20" draw:text-style-name="P11" draw:layer="layout" svg:width="8.254cm" svg:height="1.273cm" svg:x="10.791cm" svg:y="24.126cm" presentation:class="page-number" presentation:user-transformed="true">
            <draw:text-box>
              <text:p text:style-name="P8"><text:span text:style-name="T6"><text:page-number>&lt;número&gt;</text:page-number></text:span></text:p>
            </draw:text-box>
          </draw:frame>
        </presentation:notes>
      </draw:page>
      <draw:page draw:name="Inicialización de objetos miembros de clases" draw:style-name="dp1" draw:master-page-name="Título_20_y_20_objetos" presentation:presentation-page-layout-name="AL2T11">
        <draw:frame draw:name="Título 1" presentation:style-name="pr6" draw:text-style-name="P12" draw:layer="layout" svg:width="20.954cm" svg:height="4.029cm" svg:x="2.286cm" svg:y="0.796cm" presentation:class="title" presentation:user-transformed="true">
          <draw:text-box>
            <text:p text:style-name="P1"><text:span text:style-name="T7">Inicialización de objetos miembros de clases</text:span></text:p>
          </draw:text-box>
        </draw:frame>
        <draw:frame draw:name="Marcador de contenido 2" presentation:style-name="pr12" draw:text-style-name="P26" draw:layer="layout" svg:width="20.954cm" svg:height="11.175cm" svg:x="2.286cm" svg:y="5.127cm" presentation:class="outline" presentation:user-transformed="true">
          <draw:text-box>
            <text:list text:style-name="L13">
              <text:list-item>
                <text:p text:style-name="P28"><text:span text:style-name="T48">Cuando una clase tiene miembros objetos <text:s/>de otras <text:s/>clases, esos miembros pueden inicializarse <text:s/>se procede del mismo modo que con cualquier <text:s/>dato miembro</text:span></text:p>
              </text:list-item>
              <text:list-item>
                <text:p text:style-name="P28"><text:span text:style-name="T48">Se añade <text:s/>el nombre del objeto junto con sus <text:s/>parámetros <text:s/>a la lista de inicializaciones del constructor.</text:span></text:p>
              </text:list-item>
            </text:list>
            <text:p text:style-name="P28"><text:span text:style-name="T48"/></text:p>
          </draw:text-box>
        </draw:frame>
        <draw:frame draw:name="Marcador de fecha 3" presentation:style-name="pr7" draw:text-style-name="P6" draw:layer="layout" svg:width="5.15cm" svg:height="1.013cm" svg:x="2.286cm" svg:y="17.944cm" presentation:class="date-time" presentation:user-transformed="true">
          <draw:text-box>
            <text:p text:style-name="P5"><text:span text:style-name="T3">4/5/2017</text:span></text:p>
          </draw:text-box>
        </draw:frame>
        <draw:frame draw:name="Marcador de pie de página 4" presentation:style-name="pr7" draw:text-style-name="P6" draw:layer="layout" svg:width="10.047cm" svg:height="1.013cm" svg:x="7.68cm" svg:y="17.944cm" presentation:class="footer" presentation:user-transformed="true">
          <draw:text-box>
            <text:p text:style-name="P7"><text:span text:style-name="T4">Prog. Orientada a Objetos - FCyT - UADER</text:span></text:p>
          </draw:text-box>
        </draw:frame>
        <draw:frame draw:name="Marcador de número de diapositiva 5" presentation:style-name="pr7" draw:text-style-name="P9" draw:layer="layout" svg:width="2.732cm" svg:height="1.013cm" svg:x="20.626cm" svg:y="17.944cm" presentation:class="page-number" presentation:user-transformed="true">
          <draw:text-box>
            <text:p text:style-name="P8"><text:span text:style-name="T5"><text:page-number>&lt;número&gt;</text:page-number></text:span></text:p>
          </draw:text-box>
        </draw:frame>
        <presentation:notes draw:style-name="dp3">
          <draw:page-thumbnail draw:style-name="gr1" draw:layer="layout" svg:width="12.699cm" svg:height="9.524cm" svg:x="3.175cm" svg:y="1.93cm" draw:page-number="37" presentation:class="page"/>
          <draw:frame presentation:style-name="pr10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En_20_blanco">
        <draw:frame draw:name="Marcador de fecha 1" presentation:style-name="pr13" draw:text-style-name="P6" draw:layer="layout" svg:width="5.15cm" svg:height="1.013cm" svg:x="2.286cm" svg:y="17.944cm" presentation:class="date-time" presentation:user-transformed="true">
          <draw:text-box>
            <text:p text:style-name="P5"><text:span text:style-name="T3">4/5/2017</text:span></text:p>
          </draw:text-box>
        </draw:frame>
        <draw:frame draw:name="Marcador de pie de página 2" presentation:style-name="pr13" draw:text-style-name="P6" draw:layer="layout" svg:width="10.047cm" svg:height="1.013cm" svg:x="7.68cm" svg:y="17.944cm" presentation:class="footer" presentation:user-transformed="true">
          <draw:text-box>
            <text:p text:style-name="P7"><text:span text:style-name="T4">Prog. Orientada a Objetos - FCyT - UADER</text:span></text:p>
          </draw:text-box>
        </draw:frame>
        <draw:frame draw:name="Marcador de número de diapositiva 3" presentation:style-name="pr13" draw:text-style-name="P9" draw:layer="layout" svg:width="2.732cm" svg:height="1.013cm" svg:x="20.626cm" svg:y="17.944cm" presentation:class="page-number" presentation:user-transformed="true">
          <draw:text-box>
            <text:p text:style-name="P8"><text:span text:style-name="T5"><text:page-number>&lt;número&gt;</text:page-number></text:span></text:p>
          </draw:text-box>
        </draw:frame>
        <draw:custom-shape draw:name="Rectángulo 4" draw:style-name="gr12" draw:text-style-name="P14" draw:layer="layout" svg:width="22.119cm" svg:height="1.269cm" svg:x="1.239cm" svg:y="1.08cm">
          <text:p text:style-name="P23"><text:span text:style-name="T8">Ejemplo jerarquía de contención (Contencion0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5" draw:style-name="gr13" draw:text-style-name="P27" draw:layer="layout" svg:width="22.119cm" svg:height="15.12cm" svg:x="1.239cm" svg:y="2.35cm">
          <text:p text:style-name="P23"><text:span text:style-name="T52">#include &lt;QCoreApplication&gt;</text:span></text:p>
          <text:p text:style-name="P23"><text:span text:style-name="T52">#include &lt;iostream&gt;</text:span></text:p>
          <text:p text:style-name="P23"><text:span text:style-name="T52">using namespace std;</text:span></text:p>
          <text:p text:style-name="P23"><text:span text:style-name="T52"/></text:p>
          <text:p text:style-name="P23"><text:span text:style-name="T52">class ClaseA{</text:span></text:p>
          <text:p text:style-name="P23"><text:span text:style-name="T52">public:</text:span></text:p>
          <text:p text:style-name="P23"><text:span text:style-name="T52"><text:s text:c="4"/></text:span><text:span text:style-name="T52">ClaseA(int a):datoA(a){</text:span></text:p>
          <text:p text:style-name="P23"><text:span text:style-name="T52"><text:s text:c="8"/></text:span><text:span text:style-name="T52">cout &lt;&lt; "Constructor de ClaseA" &lt;&lt; endl;</text:span></text:p>
          <text:p text:style-name="P23"><text:span text:style-name="T52"><text:s text:c="4"/></text:span><text:span text:style-name="T52">}</text:span></text:p>
          <text:p text:style-name="P23"><text:span text:style-name="T52"><text:s text:c="4"/></text:span><text:span text:style-name="T52">int LeerA() const { <text:s/>return datoA; <text:s/>}</text:span></text:p>
          <text:p text:style-name="P23"><text:span text:style-name="T52">protected:</text:span></text:p>
          <text:p text:style-name="P23"><text:span text:style-name="T52"><text:s text:c="4"/></text:span><text:span text:style-name="T52">int datoA;</text:span></text:p>
          <text:p text:style-name="P23"><text:span text:style-name="T52">};</text:span></text:p>
          <text:p text:style-name="P23"><text:span text:style-name="T52"/></text:p>
          <text:p text:style-name="P23"><text:span text:style-name="T52">class ClaseB{</text:span></text:p>
          <text:p text:style-name="P23"><text:span text:style-name="T52">public:</text:span></text:p>
          <text:p text:style-name="P23"><text:span text:style-name="T52"><text:s text:c="4"/></text:span><text:span text:style-name="T52">ClaseB(int a, int b):ca(a),datoB(b){</text:span></text:p>
          <text:p text:style-name="P23"><text:span text:style-name="T52"><text:s text:c="8"/></text:span><text:span text:style-name="T52">cout &lt;&lt; "Constructor de ClaseB" &lt;&lt; endl;</text:span></text:p>
          <text:p text:style-name="P23"><text:span text:style-name="T52"><text:s text:c="4"/></text:span><text:span text:style-name="T52">}</text:span></text:p>
          <text:p text:style-name="P23"><text:span text:style-name="T52"><text:s text:c="4"/></text:span><text:span text:style-name="T52">int LeerB() const { return datoB;}</text:span></text:p>
          <text:p text:style-name="P23"><text:span text:style-name="T52"><text:s text:c="4"/></text:span><text:span text:style-name="T52">int LeerA() const { return ca.LeerA();}</text:span></text:p>
          <text:p text:style-name="P23"><text:span text:style-name="T52">protected:</text:span></text:p>
          <text:p text:style-name="P23"><text:span text:style-name="T52"><text:s text:c="4"/></text:span><text:span text:style-name="T52">int datoB;</text:span></text:p>
          <text:p text:style-name="P23"><text:span text:style-name="T52"><text:s text:c="4"/></text:span><text:span text:style-name="T52">ClaseA ca;</text:span></text:p>
          <text:p text:style-name="P23"><text:span text:style-name="T52">};</text:span></text:p>
          <text:p text:style-name="P23"><text:span text:style-name="T52"/></text:p>
          <text:p text:style-name="P23"><text:span text:style-name="T52">int main(int argc, char *argv[])</text:span></text:p>
          <text:p text:style-name="P23"><text:span text:style-name="T52">{</text:span></text:p>
          <text:p text:style-name="P23"><text:span text:style-name="T52"><text:s text:c="4"/></text:span><text:span text:style-name="T52">QCoreApplication a(argc, argv);</text:span></text:p>
          <text:p text:style-name="P23"><text:span text:style-name="T52"><text:s text:c="4"/></text:span><text:span text:style-name="T52">ClaseB objeto(45,98);</text:span></text:p>
          <text:p text:style-name="P23"><text:span text:style-name="T52"/></text:p>
          <text:p text:style-name="P23"><text:span text:style-name="T52"><text:s text:c="4"/></text:span><text:span text:style-name="T52">cout &lt;&lt; "a= " &lt;&lt; objeto.LeerA() &lt;&lt;</text:span></text:p>
          <text:p text:style-name="P23"><text:span text:style-name="T52"><text:s text:c="12"/></text:span><text:span text:style-name="T52">" b= " &lt;&lt; objeto.LeerB() &lt;&lt; endl;</text:span></text:p>
          <text:p text:style-name="P23"><text:span text:style-name="T52"/></text:p>
          <text:p text:style-name="P23"><text:span text:style-name="T52"><text:s text:c="4"/></text:span><text:span text:style-name="T52">return a.exec();</text:span></text:p>
          <text:p text:style-name="P23"><text:span text:style-name="T52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Marcador de imagen de diapositiva 1" draw:style-name="gr1" draw:layer="layout" svg:width="11.429cm" svg:height="8.572cm" svg:x="3.81cm" svg:y="3.175cm" draw:page-number="38" presentation:class="page"/>
          <draw:frame draw:name="Marcador de notas 2" presentation:style-name="pr19" draw:text-style-name="P10" draw:layer="layout" svg:width="15.239cm" svg:height="10cm" svg:x="1.905cm" svg:y="12.224cm" presentation:class="notes" presentation:user-transformed="true">
            <draw:text-box>
              <text:p text:style-name="P35"><text:span text:style-name="T63">Revisar cómo debemos primero llamar al constructor de la clase ansestra para luego setear el valor del atributo de la descendiente.</text:span></text:p>
            </draw:text-box>
          </draw:frame>
          <draw:frame draw:name="Marcador de número de diapositiva 3" presentation:style-name="pr20" draw:text-style-name="P11" draw:layer="layout" svg:width="8.254cm" svg:height="1.273cm" svg:x="10.791cm" svg:y="24.126cm" presentation:class="page-number" presentation:user-transformed="true">
            <draw:text-box>
              <text:p text:style-name="P8"><text:span text:style-name="T6"><text:page-number>&lt;número&gt;</text:page-number></text:span></text:p>
            </draw:text-box>
          </draw:frame>
        </presentation:notes>
      </draw:page>
      <draw:page draw:name="Destructores de clases derivadas" draw:style-name="dp1" draw:master-page-name="Título_20_y_20_objetos" presentation:presentation-page-layout-name="AL2T11">
        <draw:frame draw:name="Título 1" presentation:style-name="pr6" draw:text-style-name="P12" draw:layer="layout" svg:width="20.954cm" svg:height="4.029cm" svg:x="2.286cm" svg:y="0.796cm" presentation:class="title" presentation:user-transformed="true">
          <draw:text-box>
            <text:p text:style-name="P1"><text:span text:style-name="T7">Destructores de clases derivadas</text:span></text:p>
          </draw:text-box>
        </draw:frame>
        <draw:frame draw:name="Marcador de contenido 2" presentation:style-name="pr12" draw:text-style-name="P26" draw:layer="layout" svg:width="20.954cm" svg:height="11.175cm" svg:x="2.286cm" svg:y="5.127cm" presentation:class="outline" presentation:user-transformed="true">
          <draw:text-box>
            <text:list text:style-name="L13">
              <text:list-item>
                <text:p text:style-name="P28"><text:span text:style-name="T48">Cuando se destruye un objeto de una clase derivada, primero se invoca al destructor de la clase derivada</text:span></text:p>
              </text:list-item>
              <text:list-item>
                <text:p text:style-name="P28"><text:span text:style-name="T48">Si existen <text:s/>objetos <text:s/>miembro a continuación se invoca a sus destructores.</text:span></text:p>
              </text:list-item>
              <text:list-item>
                <text:p text:style-name="P28"><text:span text:style-name="T48">Finalmente, se llama al destructor de la clase o clases base.</text:span></text:p>
              </text:list-item>
              <text:list-item>
                <text:p text:style-name="P28"><text:span text:style-name="T48">Si la clase base es a su vez una clase derivada, el proceso se repite recursivamente</text:span></text:p>
              </text:list-item>
            </text:list>
            <text:p text:style-name="P28"><text:span text:style-name="T48"/></text:p>
          </draw:text-box>
        </draw:frame>
        <draw:frame draw:name="Marcador de fecha 3" presentation:style-name="pr7" draw:text-style-name="P6" draw:layer="layout" svg:width="5.15cm" svg:height="1.013cm" svg:x="2.286cm" svg:y="17.944cm" presentation:class="date-time" presentation:user-transformed="true">
          <draw:text-box>
            <text:p text:style-name="P5"><text:span text:style-name="T3">4/5/2017</text:span></text:p>
          </draw:text-box>
        </draw:frame>
        <draw:frame draw:name="Marcador de pie de página 4" presentation:style-name="pr7" draw:text-style-name="P6" draw:layer="layout" svg:width="10.047cm" svg:height="1.013cm" svg:x="7.68cm" svg:y="17.944cm" presentation:class="footer" presentation:user-transformed="true">
          <draw:text-box>
            <text:p text:style-name="P7"><text:span text:style-name="T4">Prog. Orientada a Objetos - FCyT - UADER</text:span></text:p>
          </draw:text-box>
        </draw:frame>
        <draw:frame draw:name="Marcador de número de diapositiva 5" presentation:style-name="pr7" draw:text-style-name="P9" draw:layer="layout" svg:width="2.732cm" svg:height="1.013cm" svg:x="20.626cm" svg:y="17.944cm" presentation:class="page-number" presentation:user-transformed="true">
          <draw:text-box>
            <text:p text:style-name="P8"><text:span text:style-name="T5"><text:page-number>&lt;número&gt;</text:page-number></text:span></text:p>
          </draw:text-box>
        </draw:frame>
        <presentation:notes draw:style-name="dp3">
          <draw:page-thumbnail draw:style-name="gr1" draw:layer="layout" svg:width="12.699cm" svg:height="9.524cm" svg:x="3.175cm" svg:y="1.93cm" draw:page-number="39" presentation:class="page"/>
          <draw:frame presentation:style-name="pr10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En_20_blanco">
        <draw:frame draw:name="Marcador de fecha 1" presentation:style-name="pr13" draw:text-style-name="P6" draw:layer="layout" svg:width="5.15cm" svg:height="1.013cm" svg:x="2.286cm" svg:y="17.944cm" presentation:class="date-time" presentation:user-transformed="true">
          <draw:text-box>
            <text:p text:style-name="P5"><text:span text:style-name="T3">4/5/2017</text:span></text:p>
          </draw:text-box>
        </draw:frame>
        <draw:frame draw:name="Marcador de pie de página 2" presentation:style-name="pr13" draw:text-style-name="P6" draw:layer="layout" svg:width="10.047cm" svg:height="1.013cm" svg:x="7.68cm" svg:y="17.944cm" presentation:class="footer" presentation:user-transformed="true">
          <draw:text-box>
            <text:p text:style-name="P7"><text:span text:style-name="T4">Prog. Orientada a Objetos - FCyT - UADER</text:span></text:p>
          </draw:text-box>
        </draw:frame>
        <draw:frame draw:name="Marcador de número de diapositiva 3" presentation:style-name="pr13" draw:text-style-name="P9" draw:layer="layout" svg:width="2.732cm" svg:height="1.013cm" svg:x="20.626cm" svg:y="17.944cm" presentation:class="page-number" presentation:user-transformed="true">
          <draw:text-box>
            <text:p text:style-name="P8"><text:span text:style-name="T5"><text:page-number>&lt;número&gt;</text:page-number></text:span></text:p>
          </draw:text-box>
        </draw:frame>
        <draw:custom-shape draw:name="Rectángulo 4" draw:style-name="gr12" draw:text-style-name="P14" draw:layer="layout" svg:width="22.119cm" svg:height="1.269cm" svg:x="1.239cm" svg:y="1.08cm">
          <text:p text:style-name="P23"><text:span text:style-name="T8">Ejemplo destructores en herencia (Herencia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5" draw:style-name="gr13" draw:text-style-name="P27" draw:layer="layout" svg:width="22.119cm" svg:height="15.12cm" svg:x="1.239cm" svg:y="2.35cm">
          <text:p text:style-name="P23"><text:span text:style-name="T52">#include &lt;QCoreApplication&gt;</text:span></text:p>
          <text:p text:style-name="P23"><text:span text:style-name="T52">#include &lt;iostream&gt;</text:span></text:p>
          <text:p text:style-name="P23"><text:span text:style-name="T52">using namespace std;</text:span></text:p>
          <text:p text:style-name="P23"><text:span text:style-name="T52"/></text:p>
          <text:p text:style-name="P23"><text:span text:style-name="T52">class ClaseA{</text:span></text:p>
          <text:p text:style-name="P23"><text:span text:style-name="T52">public:</text:span></text:p>
          <text:p text:style-name="P23"><text:span text:style-name="T52"><text:s text:c="4"/></text:span><text:span text:style-name="T52">ClaseA():datoA(10){</text:span></text:p>
          <text:p text:style-name="P23"><text:span text:style-name="T52"><text:s text:c="8"/></text:span><text:span text:style-name="T52">cout &lt;&lt; "Constructor de ClaseA" &lt;&lt; endl;</text:span></text:p>
          <text:p text:style-name="P23"><text:span text:style-name="T52"><text:s text:c="4"/></text:span><text:span text:style-name="T52">}</text:span></text:p>
          <text:p text:style-name="P23"><text:span text:style-name="T52"><text:s text:c="4"/></text:span><text:span text:style-name="T52">~ClaseA() {cout &lt;&lt; "Destructor de claseA" &lt;&lt; endl;}</text:span></text:p>
          <text:p text:style-name="P23"><text:span text:style-name="T52"><text:s text:c="4"/></text:span><text:span text:style-name="T52">int LeerA() const { return datoA; }</text:span></text:p>
          <text:p text:style-name="P23"><text:span text:style-name="T52">protected:</text:span></text:p>
          <text:p text:style-name="P23"><text:span text:style-name="T52"><text:s text:c="4"/></text:span><text:span text:style-name="T52">int datoA;</text:span></text:p>
          <text:p text:style-name="P23"><text:span text:style-name="T52">};</text:span></text:p>
          <text:p text:style-name="P23"><text:span text:style-name="T52"/></text:p>
          <text:p text:style-name="P23"><text:span text:style-name="T52">class ClaseB:public ClaseA{</text:span></text:p>
          <text:p text:style-name="P23"><text:span text:style-name="T52">public:</text:span></text:p>
          <text:p text:style-name="P23"><text:span text:style-name="T52"><text:s text:c="4"/></text:span><text:span text:style-name="T52">ClaseB():datoB(20){</text:span></text:p>
          <text:p text:style-name="P23"><text:span text:style-name="T52"><text:s text:c="8"/></text:span><text:span text:style-name="T52">cout &lt;&lt; "Constructor de ClaseB" &lt;&lt; endl;</text:span></text:p>
          <text:p text:style-name="P23"><text:span text:style-name="T52"><text:s text:c="4"/></text:span><text:span text:style-name="T52">}</text:span></text:p>
          <text:p text:style-name="P23"><text:span text:style-name="T52"><text:s text:c="4"/></text:span><text:span text:style-name="T52">~ClaseB() {cout &lt;&lt; "Destructor de claseB" &lt;&lt; endl;}</text:span></text:p>
          <text:p text:style-name="P23"><text:span text:style-name="T52"><text:s text:c="4"/></text:span><text:span text:style-name="T52">int LeerB() const { return datoB; }</text:span></text:p>
          <text:p text:style-name="P23"><text:span text:style-name="T52">protected:</text:span></text:p>
          <text:p text:style-name="P23"><text:span text:style-name="T52"><text:s text:c="4"/></text:span><text:span text:style-name="T52">int datoB;</text:span></text:p>
          <text:p text:style-name="P23"><text:span text:style-name="T52">};</text:span></text:p>
          <text:p text:style-name="P23"><text:span text:style-name="T52"/></text:p>
          <text:p text:style-name="P23"><text:span text:style-name="T52">void mostrar(){</text:span></text:p>
          <text:p text:style-name="P23"><text:span text:style-name="T52"><text:s text:c="4"/></text:span><text:span text:style-name="T52">ClaseB objeto;</text:span></text:p>
          <text:p text:style-name="P23"><text:span text:style-name="T52"/></text:p>
          <text:p text:style-name="P23"><text:span text:style-name="T52"><text:s text:c="4"/></text:span><text:span text:style-name="T52">cout &lt;&lt; "a= " &lt;&lt; objeto.LeerA() &lt;&lt;</text:span></text:p>
          <text:p text:style-name="P23"><text:span text:style-name="T52"><text:s text:c="12"/></text:span><text:span text:style-name="T52">" b= " &lt;&lt; objeto.LeerB() &lt;&lt; endl;</text:span></text:p>
          <text:p text:style-name="P23"><text:span text:style-name="T52">}</text:span></text:p>
          <text:p text:style-name="P23"><text:span text:style-name="T52"/></text:p>
          <text:p text:style-name="P23"><text:span text:style-name="T52">int main(int argc, char *argv[])</text:span></text:p>
          <text:p text:style-name="P23"><text:span text:style-name="T52">{</text:span></text:p>
          <text:p text:style-name="P23"><text:span text:style-name="T52"><text:s text:c="4"/></text:span><text:span text:style-name="T52">QCoreApplication a(argc, argv);</text:span></text:p>
          <text:p text:style-name="P23"><text:span text:style-name="T52"/></text:p>
          <text:p text:style-name="P23"><text:span text:style-name="T52"><text:s text:c="4"/></text:span><text:span text:style-name="T52">mostrar();</text:span></text:p>
          <text:p text:style-name="P23"><text:span text:style-name="T52"/></text:p>
          <text:p text:style-name="P23"><text:span text:style-name="T52"><text:s text:c="4"/></text:span><text:span text:style-name="T52">return a.exec();</text:span></text:p>
          <text:p text:style-name="P23"><text:span text:style-name="T52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Marcador de imagen de diapositiva 1" draw:style-name="gr1" draw:layer="layout" svg:width="11.429cm" svg:height="8.572cm" svg:x="3.81cm" svg:y="3.175cm" draw:page-number="40" presentation:class="page"/>
          <draw:frame draw:name="Marcador de notas 2" presentation:style-name="pr19" draw:text-style-name="P10" draw:layer="layout" svg:width="15.239cm" svg:height="10cm" svg:x="1.905cm" svg:y="12.224cm" presentation:class="notes" presentation:user-transformed="true">
            <draw:text-box>
              <text:p text:style-name="P35"><text:span text:style-name="T63">Revisar cómo debemos primero llamar al constructor de la clase ansestra para luego setear el valor del atributo de la descendiente.</text:span></text:p>
            </draw:text-box>
          </draw:frame>
          <draw:frame draw:name="Marcador de número de diapositiva 3" presentation:style-name="pr20" draw:text-style-name="P11" draw:layer="layout" svg:width="8.254cm" svg:height="1.273cm" svg:x="10.791cm" svg:y="24.126cm" presentation:class="page-number" presentation:user-transformed="true">
            <draw:text-box>
              <text:p text:style-name="P8"><text:span text:style-name="T6"><text:page-number>&lt;núme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 Light" svg:font-family="'Calibri Light'"/>
    <style:font-face style:name="Times New Roman1" svg:font-family="'Times New Roman'"/>
    <style:font-face style:name="Calibri2" svg:font-family="Calibri" style:font-family-generic="modern"/>
    <style:font-face style:name="Courier New" svg:font-family="'Courier New'" style:font-family-generic="modern"/>
    <style:font-face style:name="Calibri3" svg:font-family="Calibri" style:font-pitch="fixed"/>
    <style:font-face style:name="Courier New2" svg:font-family="'Courier New'" style:font-pitch="fixed"/>
    <style:font-face style:name="Courier New1" svg:font-family="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alibri Light1" svg:font-family="'Calibri Light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Times New Roman" svg:font-family="'Times New Roman'" style:font-pitch="variable"/>
    <style:font-face style:name="Courier New3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ohit Devanagari2" svg:font-family="'Lohit Devanagar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a_20_de_20_título-background" style:display-name="Diapositiva de título-background" style:family="presentation">
      <style:graphic-properties draw:stroke="none" draw:fill="solid" draw:fill-color="#ffffff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shrink-to-fit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Calibri1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.1cm" fo:margin-bottom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.1cm" fo:margin-bottom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.1cm" fo:margin-bottom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.1cm" fo:margin-bottom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.1cm" fo:margin-bottom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Calibri1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outline2" style:display-name="Título y objetos-outline2" style:family="presentation" style:parent-style-name="Título_20_y_20_objetos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ítulo_20_y_20_objetos-outline3" style:display-name="Título y objetos-outline3" style:family="presentation" style:parent-style-name="Título_20_y_20_objetos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ítulo_20_y_20_objetos-outline4" style:display-name="Título y objetos-outline4" style:family="presentation" style:parent-style-name="Título_20_y_20_objetos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ítulo_20_y_20_objetos-outline5" style:display-name="Título y objetos-outline5" style:family="presentation" style:parent-style-name="Título_20_y_20_objetos-outline4">
      <style:paragraph-properties fo:margin-top="0.1cm" fo:margin-bottom="0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.1cm" fo:margin-bottom="0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.1cm" fo:margin-bottom="0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.1cm" fo:margin-bottom="0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.1cm" fo:margin-bottom="0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shrink-to-fit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Calibri1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En_20_blanco-outline2" style:display-name="En blanco-outline2" style:family="presentation" style:parent-style-name="En_20_blanc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En_20_blanco-outline3" style:display-name="En blanco-outline3" style:family="presentation" style:parent-style-name="En_20_blanc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En_20_blanco-outline4" style:display-name="En blanco-outline4" style:family="presentation" style:parent-style-name="En_20_blanc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En_20_blanco-outline5" style:display-name="En blanco-outline5" style:family="presentation" style:parent-style-name="En_20_blanco-outline4">
      <style:paragraph-properties fo:margin-top="0.1cm" fo:margin-bottom="0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.1cm" fo:margin-bottom="0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.1cm" fo:margin-bottom="0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.1cm" fo:margin-bottom="0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.1cm" fo:margin-bottom="0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Encabezado_20_de_20_sección-background" style:display-name="Encabezado de sección-background" style:family="presentation">
      <style:graphic-properties draw:stroke="none" draw:fill="solid" draw:fill-color="#ffffff"/>
      <style:text-properties style:letter-kerning="true"/>
    </style:style>
    <style:style style:name="Encabezado_20_de_20_sección-backgroundobjects" style:display-name="Encabezado de 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cabezado_20_de_20_sección-notes" style:display-name="Encabezado de sec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cabezado_20_de_20_sección-outline1" style:display-name="Encabezado de sección-outline1" style:family="presentation">
      <style:graphic-properties draw:stroke="none" draw:fill="none" draw:auto-grow-height="false" draw:fit-to-size="shrink-to-fit">
        <text:list-style style:name="Encabezado_20_de_20_sección-outline1" style:display-name="Encabezado de 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Calibri1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Encabezado_20_de_20_sección-outline2" style:display-name="Encabezado de sección-outline2" style:family="presentation" style:parent-style-name="Encabezado_20_de_20_sección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Encabezado_20_de_20_sección-outline3" style:display-name="Encabezado de sección-outline3" style:family="presentation" style:parent-style-name="Encabezado_20_de_20_sección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Encabezado_20_de_20_sección-outline4" style:display-name="Encabezado de sección-outline4" style:family="presentation" style:parent-style-name="Encabezado_20_de_20_sección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Encabezado_20_de_20_sección-outline5" style:display-name="Encabezado de sección-outline5" style:family="presentation" style:parent-style-name="Encabezado_20_de_20_sección-outline4">
      <style:paragraph-properties fo:margin-top="0.1cm" fo:margin-bottom="0cm"/>
      <style:text-properties fo:font-size="20pt" style:font-size-asian="20pt" style:font-size-complex="20pt"/>
    </style:style>
    <style:style style:name="Encabezado_20_de_20_sección-outline6" style:display-name="Encabezado de sección-outline6" style:family="presentation" style:parent-style-name="Encabezado_20_de_20_sección-outline5">
      <style:paragraph-properties fo:margin-top="0.1cm" fo:margin-bottom="0cm"/>
      <style:text-properties fo:font-size="20pt" style:font-size-asian="20pt" style:font-size-complex="20pt"/>
    </style:style>
    <style:style style:name="Encabezado_20_de_20_sección-outline7" style:display-name="Encabezado de sección-outline7" style:family="presentation" style:parent-style-name="Encabezado_20_de_20_sección-outline6">
      <style:paragraph-properties fo:margin-top="0.1cm" fo:margin-bottom="0cm"/>
      <style:text-properties fo:font-size="20pt" style:font-size-asian="20pt" style:font-size-complex="20pt"/>
    </style:style>
    <style:style style:name="Encabezado_20_de_20_sección-outline8" style:display-name="Encabezado de sección-outline8" style:family="presentation" style:parent-style-name="Encabezado_20_de_20_sección-outline7">
      <style:paragraph-properties fo:margin-top="0.1cm" fo:margin-bottom="0cm"/>
      <style:text-properties fo:font-size="20pt" style:font-size-asian="20pt" style:font-size-complex="20pt"/>
    </style:style>
    <style:style style:name="Encabezado_20_de_20_sección-outline9" style:display-name="Encabezado de sección-outline9" style:family="presentation" style:parent-style-name="Encabezado_20_de_20_sección-outline8">
      <style:paragraph-properties fo:margin-top="0.1cm" fo:margin-bottom="0cm"/>
      <style:text-properties fo:font-size="20pt" style:font-size-asian="20pt" style:font-size-complex="20pt"/>
    </style:style>
    <style:style style:name="Encabezado_20_de_20_sección-subtitle" style:display-name="Encabezado de sección-subtitle" style:family="presentation">
      <style:graphic-properties draw:stroke="none" draw:fill="none" draw:textarea-vertical-align="middle">
        <text:list-style style:name="Encabezado_20_de_20_sección-subtitle" style:display-name="Encabezado de sec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cabezado_20_de_20_sección-title" style:display-name="Encabezado de sección-title" style:family="presentation">
      <style:graphic-properties draw:stroke="none" draw:fill="none" draw:textarea-vertical-align="middle">
        <text:list-style style:name="Encabezado_20_de_20_sección-title" style:display-name="Encabezado de sec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44cm" draw:fill="solid" draw:fill-color="#629dd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44cm" draw:fill="solid" draw:fill-color="#4a66a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18cm" svg:stroke-color="#80808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Diapositiva_20_de_20_título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Diapositiva_20_de_20_títul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a_20_de_20_títu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ítulo_20_y_20_objetos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ítulo_20_y_20_objetos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cm" fo:padding-right="0cm" fo:wrap-option="wrap"/>
    </style:style>
    <style:style style:name="Mpr7" style:family="presentation" style:parent-style-name="Título_20_y_20_objetos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ítulo_20_y_20_objetos-backgroundobjects">
      <style:graphic-properties draw:stroke="none" draw:fill="none" draw:fill-color="#ffffff" draw:auto-grow-height="false" fo:min-height="1.27cm"/>
    </style:style>
    <style:style style:name="Mpr9" style:family="presentation" style:parent-style-name="Título_20_y_20_objetos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En_20_blanc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1" style:family="presentation" style:parent-style-name="En_20_blanco-backgroundobjects">
      <style:graphic-properties draw:stroke="none" draw:fill="none" draw:fill-color="#ffffff" draw:auto-grow-height="false" fo:min-height="1.27cm"/>
    </style:style>
    <style:style style:name="Mpr12" style:family="presentation" style:parent-style-name="En_20_blanco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Encabezado_20_de_20_sección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14" style:family="presentation" style:parent-style-name="Encabezado_20_de_20_sección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15" style:family="presentation" style:parent-style-name="Encabezado_20_de_20_sección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6" style:family="presentation" style:parent-style-name="Encabezado_20_de_20_sección-backgroundobjects">
      <style:graphic-properties draw:stroke="none" draw:fill="none" draw:fill-color="#ffffff" draw:auto-grow-height="false" fo:min-height="1.27cm"/>
    </style:style>
    <style:style style:name="Mpr17" style:family="presentation" style:parent-style-name="Encabezado_20_de_20_sección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629dd1"/>
      <style:paragraph-properties fo:text-align="start"/>
      <style:text-properties fo:font-size="18pt"/>
    </style:style>
    <style:style style:name="MP6" style:family="paragraph">
      <loext:graphic-properties draw:fill="solid" draw:fill-color="#4a66ac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.5pt" style:font-size-asian="14pt" style:font-size-complex="14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6" style:family="paragraph">
      <style:paragraph-properties fo:text-align="start"/>
      <style:text-properties fo:font-size="20pt"/>
    </style:style>
    <style:style style:name="MP17" style:family="paragraph">
      <style:paragraph-properties fo:margin-left="0cm" fo:margin-right="0cm" fo:margin-top="0.423cm" fo:margin-bottom="0.071cm" fo:line-height="100%" fo:text-align="start" fo:text-indent="0cm" style:punctuation-wrap="hanging" style:writing-mode="lr-tb"/>
      <style:text-properties fo:font-size="20pt" fo:hyphenate="false"/>
    </style:style>
    <style:style style:name="MP18" style:family="paragraph">
      <style:paragraph-properties fo:margin-left="0cm" fo:margin-right="0cm" fo:margin-top="0.071cm" fo:margin-bottom="0.141cm" fo:line-height="100%" fo:text-align="start" fo:text-indent="0cm" style:punctuation-wrap="hanging" style:writing-mode="lr-tb"/>
      <style:text-properties fo:font-size="20pt"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0" style:family="paragraph">
      <style:paragraph-properties fo:text-align="start"/>
      <style:text-properties fo:font-size="24pt"/>
    </style:style>
    <style:style style:name="MP21" style:family="paragraph">
      <style:paragraph-properties fo:margin-left="0cm" fo:margin-right="0cm" fo:margin-top="0.423cm" fo:margin-bottom="0.071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variant="normal" fo:text-transform="none" fo:color="#262626" style:text-line-through-style="none" style:text-line-through-type="none" style:text-position="0% 100%" style:font-name="Calibri Light" fo:font-size="80pt" fo:letter-spacing="-0.017cm" fo:font-style="normal" style:text-underline-style="none" fo:font-weight="normal" style:font-size-asian="80pt" style:font-style-asian="normal" style:font-weight-asian="normal" style:font-size-complex="80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alibri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3" style:family="text">
      <style:text-properties fo:text-transform="uppercase" fo:color="#ffffff" style:text-line-through-style="none" style:text-line-through-type="none" style:text-position="0% 100%" style:font-name="Calibri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Calibri1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5" style:family="text">
      <style:text-properties fo:font-variant="normal" fo:text-transform="none" fo:color="#404040" style:text-line-through-style="none" style:text-line-through-type="none" style:text-position="0% 100%" style:font-name="Calibri Light" fo:font-size="48pt" fo:letter-spacing="-0.017cm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6" style:family="text">
      <style:text-properties fo:font-variant="normal" fo:text-transform="none" fo:color="#40404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40404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40404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text-transform="uppercase" fo:color="#242852" style:text-line-through-style="none" style:text-line-through-type="none" style:text-position="0% 100%" style:font-name="Calibri Light" fo:font-size="24pt" fo:letter-spacing="0.071cm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26262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4040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 ">
        <style:list-level-properties text:space-before="0.001cm" text:min-label-width="0.253cm"/>
        <style:text-properties fo:font-family="Calibri" style:font-family-generic="swiss" style:font-pitch="variable" fo:color="#4a66a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 ">
        <style:list-level-properties text:space-before="0.001cm" text:min-label-width="0.253cm"/>
        <style:text-properties fo:font-family="Calibri" style:font-family-generic="swiss" style:font-pitch="variable" fo:color="#4a66ac" fo:font-size="100%"/>
      </text:list-level-style-bullet>
      <text:list-level-style-bullet text:level="2" text:bullet-char="◦">
        <style:list-level-properties text:space-before="0.56cm" text:min-label-width="0.507cm"/>
        <style:text-properties fo:font-family="Calibri" style:font-family-generic="swiss" style:font-pitch="variable" fo:color="#4a66a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 ">
        <style:list-level-properties text:space-before="0.001cm" text:min-label-width="0.253cm"/>
        <style:text-properties fo:font-family="Calibri" style:font-family-generic="swiss" style:font-pitch="variable" fo:color="#4a66ac" fo:font-size="100%"/>
      </text:list-level-style-bullet>
      <text:list-level-style-bullet text:level="2" text:bullet-char="◦">
        <style:list-level-properties text:space-before="0.56cm" text:min-label-width="0.507cm"/>
        <style:text-properties fo:font-family="Calibri" style:font-family-generic="swiss" style:font-pitch="variable" fo:color="#4a66ac" fo:font-size="100%"/>
      </text:list-level-style-bullet>
      <text:list-level-style-bullet text:level="3" text:bullet-char="◦">
        <style:list-level-properties text:space-before="1.068cm" text:min-label-width="0.507cm"/>
        <style:text-properties fo:font-family="Calibri" style:font-family-generic="swiss" style:font-pitch="variable" fo:color="#4a66a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 ">
        <style:list-level-properties text:space-before="0.001cm" text:min-label-width="0.253cm"/>
        <style:text-properties fo:font-family="Calibri" style:font-family-generic="swiss" style:font-pitch="variable" fo:color="#4a66ac" fo:font-size="100%"/>
      </text:list-level-style-bullet>
      <text:list-level-style-bullet text:level="2" text:bullet-char="◦">
        <style:list-level-properties text:space-before="0.56cm" text:min-label-width="0.507cm"/>
        <style:text-properties fo:font-family="Calibri" style:font-family-generic="swiss" style:font-pitch="variable" fo:color="#4a66ac" fo:font-size="100%"/>
      </text:list-level-style-bullet>
      <text:list-level-style-bullet text:level="3" text:bullet-char="◦">
        <style:list-level-properties text:space-before="1.068cm" text:min-label-width="0.507cm"/>
        <style:text-properties fo:font-family="Calibri" style:font-family-generic="swiss" style:font-pitch="variable" fo:color="#4a66ac" fo:font-size="100%"/>
      </text:list-level-style-bullet>
      <text:list-level-style-bullet text:level="4" text:bullet-char="◦">
        <style:list-level-properties text:space-before="1.576cm" text:min-label-width="0.507cm"/>
        <style:text-properties fo:font-family="Calibri" style:font-family-generic="swiss" style:font-pitch="variable" fo:color="#4a66ac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 ">
        <style:list-level-properties text:space-before="0.001cm" text:min-label-width="0.253cm"/>
        <style:text-properties fo:font-family="Calibri" style:font-family-generic="swiss" style:font-pitch="variable" fo:color="#4a66ac" fo:font-size="100%"/>
      </text:list-level-style-bullet>
      <text:list-level-style-bullet text:level="2" text:bullet-char="◦">
        <style:list-level-properties text:space-before="0.56cm" text:min-label-width="0.507cm"/>
        <style:text-properties fo:font-family="Calibri" style:font-family-generic="swiss" style:font-pitch="variable" fo:color="#4a66ac" fo:font-size="100%"/>
      </text:list-level-style-bullet>
      <text:list-level-style-bullet text:level="3" text:bullet-char="◦">
        <style:list-level-properties text:space-before="1.068cm" text:min-label-width="0.507cm"/>
        <style:text-properties fo:font-family="Calibri" style:font-family-generic="swiss" style:font-pitch="variable" fo:color="#4a66ac" fo:font-size="100%"/>
      </text:list-level-style-bullet>
      <text:list-level-style-bullet text:level="4" text:bullet-char="◦">
        <style:list-level-properties text:space-before="1.576cm" text:min-label-width="0.507cm"/>
        <style:text-properties fo:font-family="Calibri" style:font-family-generic="swiss" style:font-pitch="variable" fo:color="#4a66ac" fo:font-size="100%"/>
      </text:list-level-style-bullet>
      <text:list-level-style-bullet text:level="5" text:bullet-char="◦">
        <style:list-level-properties text:space-before="2.084cm" text:min-label-width="0.507cm"/>
        <style:text-properties fo:font-family="Calibri" style:font-family-generic="swiss" style:font-pitch="variable" fo:color="#4a66ac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number text:level="1" style:num-format="">
        <style:list-level-properties text:space-before="0.3cm" text:min-label-width="0.9cm"/>
        <style:text-properties fo:color="#4a66ac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Diapositiva_20_de_20_título" style:display-name="Diapositiva de título" style:page-layout-name="PM1" draw:style-name="Mdp1">
      <draw:custom-shape draw:name="Rectangle 6" draw:style-name="Mgr3" draw:text-style-name="MP5" draw:layer="backgroundobjects" drawooo:display="printer" svg:width="25.399cm" svg:height="1.269cm" svg:x="0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drawooo:display="printer" svg:width="25.399cm" svg:height="0.182cm" svg:x="0cm" svg:y="17.5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9" draw:style-name="Mgr5" draw:text-style-name="MP7" draw:layer="backgroundobjects" drawooo:display="printer" svg:x1="2.486cm" svg:y1="4.827cm" svg:x2="23.251cm" svg:y2="4.828cm">
        <text:p/>
      </draw:line>
      <draw:custom-shape draw:name="Rectangle 6" draw:style-name="Mgr3" draw:text-style-name="MP5" draw:layer="backgroundobjects" svg:width="25.392cm" svg:height="1.269cm" svg:x="0.007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6" draw:layer="backgroundobjects" svg:width="25.392cm" svg:height="0.177cm" svg:x="0cm" svg:y="17.5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9" draw:layer="backgroundobjects" svg:width="20.954cm" svg:height="9.905cm" svg:x="2.286cm" svg:y="2.108cm" presentation:class="title" presentation:user-transformed="true">
        <draw:text-box>
          <text:p text:style-name="MP8"><text:span text:style-name="MT1">Haga clic para modificar el estilo de título del patrón</text:span></text:p>
        </draw:text-box>
      </draw:frame>
      <draw:frame draw:name="Date Placeholder 3" presentation:style-name="Mpr2" draw:text-style-name="MP11" draw:layer="backgroundobjects" svg:width="5.15cm" svg:height="1.013cm" svg:x="2.286cm" svg:y="17.944cm" presentation:class="date-time" presentation:user-transformed="true">
        <draw:text-box>
          <text:p text:style-name="MP10"><text:span text:style-name="MT2">4/5/2017</text:span></text:p>
        </draw:text-box>
      </draw:frame>
      <draw:frame draw:name="Footer Placeholder 4" presentation:style-name="Mpr2" draw:text-style-name="MP11" draw:layer="backgroundobjects" svg:width="10.047cm" svg:height="1.013cm" svg:x="7.68cm" svg:y="17.944cm" presentation:class="footer" presentation:user-transformed="true">
        <draw:text-box>
          <text:p text:style-name="MP12"><text:span text:style-name="MT3">Prog. Orientada a Objetos - FCyT - UADER</text:span></text:p>
        </draw:text-box>
      </draw:frame>
      <draw:frame draw:name="Slide Number Placeholder 5" presentation:style-name="Mpr2" draw:text-style-name="MP14" draw:layer="backgroundobjects" svg:width="2.732cm" svg:height="1.013cm" svg:x="20.626cm" svg:y="17.944cm" presentation:class="page-number" presentation:user-transformed="true">
        <draw:text-box>
          <text:p text:style-name="MP13"><text:span text:style-name="MT4"><text:page-number>&lt;número&gt;</text:page-number></text:span></text:p>
        </draw:text-box>
      </draw:frame>
      <draw:line draw:name="Straight Connector 8" draw:style-name="Mgr5" draw:text-style-name="MP7" draw:layer="backgroundobjects" svg:x1="2.515cm" svg:y1="12.065cm" svg:x2="23.089cm" svg:y2="12.066cm">
        <text:p/>
      </draw:line>
      <draw:frame presentation:style-name="Diapositiva_20_d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iapositiva_20_de_20_título-title" draw:layer="backgroundobjects" svg:width="14.848cm" svg:height="11.136cm" svg:x="3.075cm" svg:y="2.257cm" presentation:class="page"/>
        <draw:frame presentation:style-name="Diapositiva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ítulo_20_y_20_objetos" style:display-name="Título y objetos" style:page-layout-name="PM1" draw:style-name="Mdp1">
      <draw:custom-shape draw:name="Rectangle 6" draw:style-name="Mgr3" draw:text-style-name="MP5" draw:layer="backgroundobjects" svg:width="25.399cm" svg:height="1.269cm" svg:x="0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svg:width="25.399cm" svg:height="0.182cm" svg:x="0cm" svg:y="17.5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9" draw:style-name="Mgr5" draw:text-style-name="MP7" draw:layer="backgroundobjects" svg:x1="2.486cm" svg:y1="4.827cm" svg:x2="23.251cm" svg:y2="4.828cm">
        <text:p/>
      </draw:line>
      <draw:frame draw:name="Title 1" presentation:style-name="Mpr5" draw:text-style-name="MP15" draw:layer="backgroundobjects" svg:width="20.954cm" svg:height="4.029cm" svg:x="2.286cm" svg:y="0.796cm" presentation:class="title" presentation:user-transformed="true">
        <draw:text-box>
          <text:p text:style-name="MP8"><text:span text:style-name="MT5">Haga clic para modificar el estilo de título del patrón</text:span></text:p>
        </draw:text-box>
      </draw:frame>
      <draw:frame draw:name="Content Placeholder 2" presentation:style-name="Mpr6" draw:text-style-name="MP19" draw:layer="backgroundobjects" svg:width="20.954cm" svg:height="11.175cm" svg:x="2.286cm" svg:y="5.127cm" presentation:class="outline" presentation:user-transformed="true">
        <draw:text-box>
          <text:list text:style-name="ML6">
            <text:list-item>
              <text:p text:style-name="MP16"><text:span text:style-name="MT6">Pulse para editar el formato de esquema del texto</text:span></text:p>
              <text:list>
                <text:list-item>
                  <text:p text:style-name="MP16"><text:span text:style-name="MT6">Segundo nivel del esquema</text:span></text:p>
                  <text:list>
                    <text:list-item>
                      <text:p text:style-name="MP16"><text:span text:style-name="MT6">Tercer nivel del esquema</text:span></text:p>
                      <text:list>
                        <text:list-item>
                          <text:p text:style-name="MP16"><text:span text:style-name="MT6">Cuarto nivel del esquema</text:span></text:p>
                          <text:list>
                            <text:list-item>
                              <text:p text:style-name="MP16"><text:span text:style-name="MT6">Quinto nivel del esquema</text:span></text:p>
                              <text:list>
                                <text:list-item>
                                  <text:p text:style-name="MP16"><text:span text:style-name="MT6">Sexto nivel del esquema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7"><text:span text:style-name="MT6">Séptimo nivel del esquemaHaga clic para modificar el estilo de texto del patrón</text:span></text:p>
            </text:list-item>
          </text:list>
          <text:list text:style-name="ML8">
            <text:list-item>
              <text:list>
                <text:list-item>
                  <text:p text:style-name="MP18"><text:span text:style-name="MT7">Segundo ni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8"><text:span text:style-name="MT8">Tercer ni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1" draw:layer="backgroundobjects" svg:width="5.15cm" svg:height="1.013cm" svg:x="2.286cm" svg:y="17.944cm" presentation:class="date-time" presentation:user-transformed="true">
        <draw:text-box>
          <text:p text:style-name="MP10"><text:span text:style-name="MT2">4/5/2017</text:span></text:p>
        </draw:text-box>
      </draw:frame>
      <draw:frame draw:name="Footer Placeholder 4" presentation:style-name="Mpr7" draw:text-style-name="MP11" draw:layer="backgroundobjects" svg:width="10.047cm" svg:height="1.013cm" svg:x="7.68cm" svg:y="17.944cm" presentation:class="footer" presentation:user-transformed="true">
        <draw:text-box>
          <text:p text:style-name="MP12"><text:span text:style-name="MT3">Prog. Orientada a Objetos - FCyT - UADER</text:span></text:p>
        </draw:text-box>
      </draw:frame>
      <draw:frame draw:name="Slide Number Placeholder 5" presentation:style-name="Mpr7" draw:text-style-name="MP14" draw:layer="backgroundobjects" svg:width="2.732cm" svg:height="1.013cm" svg:x="20.626cm" svg:y="17.944cm" presentation:class="page-number" presentation:user-transformed="true">
        <draw:text-box>
          <text:p text:style-name="MP13"><text:span text:style-name="MT4"><text:page-number>&lt;número&gt;</text:page-number></text:span></text:p>
        </draw:text-box>
      </draw:frame>
      <presentation:notes style:page-layout-name="PM2">
        <draw:page-thumbnail presentation:style-name="Título_20_y_20_objetos-title" draw:layer="backgroundobjects" svg:width="12.699cm" svg:height="9.524cm" svg:x="3.175cm" svg:y="1.93cm" presentation:class="page"/>
        <draw:frame presentation:style-name="Título_20_y_20_objetos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En_20_blanco" style:display-name="En blanco" style:page-layout-name="PM1" draw:style-name="Mdp1">
      <draw:custom-shape draw:name="Rectangle 6" draw:style-name="Mgr3" draw:text-style-name="MP5" draw:layer="backgroundobjects" drawooo:display="printer" svg:width="25.399cm" svg:height="1.269cm" svg:x="0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drawooo:display="printer" svg:width="25.399cm" svg:height="0.182cm" svg:x="0cm" svg:y="17.5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9" draw:style-name="Mgr5" draw:text-style-name="MP7" draw:layer="backgroundobjects" drawooo:display="printer" svg:x1="2.486cm" svg:y1="4.827cm" svg:x2="23.251cm" svg:y2="4.828cm">
        <text:p/>
      </draw:line>
      <draw:custom-shape draw:name="Rectangle 4" draw:style-name="Mgr3" draw:text-style-name="MP5" draw:layer="backgroundobjects" svg:width="25.392cm" svg:height="1.269cm" svg:x="0.007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4" draw:text-style-name="MP6" draw:layer="backgroundobjects" svg:width="25.392cm" svg:height="0.177cm" svg:x="0cm" svg:y="17.5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6" presentation:style-name="Mpr10" draw:text-style-name="MP11" draw:layer="backgroundobjects" svg:width="5.15cm" svg:height="1.013cm" svg:x="2.286cm" svg:y="17.944cm" presentation:class="date-time" presentation:user-transformed="true">
        <draw:text-box>
          <text:p text:style-name="MP10"><text:span text:style-name="MT2">4/5/2017</text:span></text:p>
        </draw:text-box>
      </draw:frame>
      <draw:frame draw:name="Footer Placeholder 7" presentation:style-name="Mpr10" draw:text-style-name="MP11" draw:layer="backgroundobjects" svg:width="10.047cm" svg:height="1.013cm" svg:x="7.68cm" svg:y="17.944cm" presentation:class="footer" presentation:user-transformed="true">
        <draw:text-box>
          <text:p text:style-name="MP12"><text:span text:style-name="MT3">Prog. Orientada a Objetos - FCyT - UADER</text:span></text:p>
        </draw:text-box>
      </draw:frame>
      <draw:frame draw:name="Slide Number Placeholder 8" presentation:style-name="Mpr10" draw:text-style-name="MP14" draw:layer="backgroundobjects" svg:width="2.732cm" svg:height="1.013cm" svg:x="20.626cm" svg:y="17.944cm" presentation:class="page-number" presentation:user-transformed="true">
        <draw:text-box>
          <text:p text:style-name="MP13"><text:span text:style-name="MT4"><text:page-number>&lt;número&gt;</text:page-number></text:span></text:p>
        </draw:text-box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2.699cm" svg:height="9.524cm" svg:x="3.175cm" svg:y="1.93cm" presentation:class="page"/>
        <draw:frame presentation:style-name="En_20_blanco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Encabezado_20_de_20_sección" style:display-name="Encabezado de sección" style:page-layout-name="PM1" draw:style-name="Mdp1">
      <draw:custom-shape draw:name="Rectangle 6" draw:style-name="Mgr3" draw:text-style-name="MP5" draw:layer="backgroundobjects" drawooo:display="printer" svg:width="25.399cm" svg:height="1.269cm" svg:x="0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drawooo:display="printer" svg:width="25.399cm" svg:height="0.182cm" svg:x="0cm" svg:y="17.5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9" draw:style-name="Mgr5" draw:text-style-name="MP7" draw:layer="backgroundobjects" drawooo:display="printer" svg:x1="2.486cm" svg:y1="4.827cm" svg:x2="23.251cm" svg:y2="4.828cm">
        <text:p/>
      </draw:line>
      <draw:custom-shape draw:name="Rectangle 6" draw:style-name="Mgr3" draw:text-style-name="MP5" draw:layer="backgroundobjects" svg:width="25.392cm" svg:height="1.269cm" svg:x="0.007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6" draw:layer="backgroundobjects" svg:width="25.392cm" svg:height="0.177cm" svg:x="0cm" svg:y="17.5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3" draw:text-style-name="MP9" draw:layer="backgroundobjects" svg:width="20.954cm" svg:height="9.905cm" svg:x="2.286cm" svg:y="2.108cm" presentation:class="title" presentation:user-transformed="true">
        <draw:text-box>
          <text:p text:style-name="MP8"><text:span text:style-name="MT1">Haga clic para modificar el estilo de título del patrón</text:span></text:p>
        </draw:text-box>
      </draw:frame>
      <draw:frame draw:name="Text Placeholder 2" presentation:style-name="Mpr14" draw:text-style-name="MP22" draw:layer="backgroundobjects" svg:width="20.954cm" svg:height="3.174cm" svg:x="2.286cm" svg:y="12.37cm" presentation:class="outline" presentation:user-transformed="true">
        <draw:text-box>
          <text:list text:style-name="ML6">
            <text:list-item>
              <text:p text:style-name="MP20"><text:span text:style-name="MT9">Pulse para editar el formato de esquema del texto</text:span></text:p>
              <text:list>
                <text:list-item>
                  <text:p text:style-name="MP20"><text:span text:style-name="MT9">Segundo nivel del esquema</text:span></text:p>
                  <text:list>
                    <text:list-item>
                      <text:p text:style-name="MP20"><text:span text:style-name="MT9">Tercer nivel del esquema</text:span></text:p>
                      <text:list>
                        <text:list-item>
                          <text:p text:style-name="MP20"><text:span text:style-name="MT9">Cuarto nivel del esquema</text:span></text:p>
                          <text:list>
                            <text:list-item>
                              <text:p text:style-name="MP20"><text:span text:style-name="MT9">Quinto nivel del esquema</text:span></text:p>
                              <text:list>
                                <text:list-item>
                                  <text:p text:style-name="MP20"><text:span text:style-name="MT9">Sexto nivel del esquema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1"><text:span text:style-name="MT9">Séptimo nivel del esquemaHaga clic para modificar el estilo de texto del patrón</text:span></text:p>
        </draw:text-box>
      </draw:frame>
      <draw:frame draw:name="Date Placeholder 3" presentation:style-name="Mpr15" draw:text-style-name="MP11" draw:layer="backgroundobjects" svg:width="5.15cm" svg:height="1.013cm" svg:x="2.286cm" svg:y="17.944cm" presentation:class="date-time" presentation:user-transformed="true">
        <draw:text-box>
          <text:p text:style-name="MP10"><text:span text:style-name="MT2">4/5/2017</text:span></text:p>
        </draw:text-box>
      </draw:frame>
      <draw:frame draw:name="Footer Placeholder 4" presentation:style-name="Mpr15" draw:text-style-name="MP11" draw:layer="backgroundobjects" svg:width="10.047cm" svg:height="1.013cm" svg:x="7.68cm" svg:y="17.944cm" presentation:class="footer" presentation:user-transformed="true">
        <draw:text-box>
          <text:p text:style-name="MP12"><text:span text:style-name="MT3">Prog. Orientada a Objetos - FCyT - UADER</text:span></text:p>
        </draw:text-box>
      </draw:frame>
      <draw:frame draw:name="Slide Number Placeholder 5" presentation:style-name="Mpr15" draw:text-style-name="MP14" draw:layer="backgroundobjects" svg:width="2.732cm" svg:height="1.013cm" svg:x="20.626cm" svg:y="17.944cm" presentation:class="page-number" presentation:user-transformed="true">
        <draw:text-box>
          <text:p text:style-name="MP13"><text:span text:style-name="MT4"><text:page-number>&lt;número&gt;</text:page-number></text:span></text:p>
        </draw:text-box>
      </draw:frame>
      <draw:line draw:name="Straight Connector 8" draw:style-name="Mgr5" draw:text-style-name="MP7" draw:layer="backgroundobjects" svg:x1="2.515cm" svg:y1="12.065cm" svg:x2="23.089cm" svg:y2="12.066cm">
        <text:p/>
      </draw:line>
      <presentation:notes style:page-layout-name="PM2">
        <draw:page-thumbnail presentation:style-name="Encabezado_20_de_20_sección-title" draw:layer="backgroundobjects" svg:width="12.699cm" svg:height="9.524cm" svg:x="3.175cm" svg:y="1.93cm" presentation:class="page"/>
        <draw:frame presentation:style-name="Encabezado_20_de_20_sección-notes" draw:layer="backgroundobjects" svg:width="15.239cm" svg:height="11.429cm" svg:x="1.905cm" svg:y="12.065cm" presentation:class="notes" presentation:placeholder="true">
          <draw:text-box/>
        </draw:frame>
        <draw:frame presentation:style-name="Mpr1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7" draw:text-style-name="MP4" draw:layer="backgroundobjects" svg:width="8.266cm" svg:height="1.269cm" svg:x="10.783cm" svg:y="24.1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ogramación Orientada a Objetos en C++</dc:title>
    <meta:initial-creator>Aldo Sigura</meta:initial-creator>
    <dc:creator>Aldo Sigura</dc:creator>
    <meta:editing-cycles>37</meta:editing-cycles>
    <meta:creation-date>2017-03-05T15:39:09</meta:creation-date>
    <dc:date>2017-04-26T00:51:10</dc:date>
    <meta:editing-duration>P1DT15H18M</meta:editing-duration>
    <meta:generator>LibreOffice/5.1.6.2$Linux_X86_64 LibreOffice_project/10m0$Build-2</meta:generator>
    <meta:document-statistic meta:object-count="412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6</meta:user-defined>
    <meta:user-defined meta:name="PresentationFormat" meta:value-type="string">Presentación en pantal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0</meta:user-defined>
  </office:meta>
</office:document-meta>
</file>